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.45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15.47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1.32mm"/>
    </style:style>
    <style:style style:name="co10" style:family="table-column">
      <style:table-column-properties fo:break-before="auto" style:column-width="31.91mm"/>
    </style:style>
    <style:style style:name="co11" style:family="table-column">
      <style:table-column-properties fo:break-before="auto" style:column-width="39mm"/>
    </style:style>
    <style:style style:name="co12" style:family="table-column">
      <style:table-column-properties fo:break-before="auto" style:column-width="40.73mm"/>
    </style:style>
    <style:style style:name="co13" style:family="table-column">
      <style:table-column-properties fo:break-before="auto" style:column-width="46.78mm"/>
    </style:style>
    <style:style style:name="co14" style:family="table-column">
      <style:table-column-properties fo:break-before="auto" style:column-width="48.51mm"/>
    </style:style>
    <style:style style:name="co15" style:family="table-column">
      <style:table-column-properties fo:break-before="auto" style:column-width="38.65mm"/>
    </style:style>
    <style:style style:name="co16" style:family="table-column">
      <style:table-column-properties fo:break-before="auto" style:column-width="37.27mm"/>
    </style:style>
    <style:style style:name="co17" style:family="table-column">
      <style:table-column-properties fo:break-before="auto" style:column-width="45.38mm"/>
    </style:style>
    <style:style style:name="co18" style:family="table-column">
      <style:table-column-properties fo:break-before="auto" style:column-width="40.89mm"/>
    </style:style>
    <style:style style:name="co19" style:family="table-column">
      <style:table-column-properties fo:break-before="auto" style:column-width="42.62mm"/>
    </style:style>
    <style:style style:name="co20" style:family="table-column">
      <style:table-column-properties fo:break-before="auto" style:column-width="48.68mm"/>
    </style:style>
    <style:style style:name="co21" style:family="table-column">
      <style:table-column-properties fo:break-before="auto" style:column-width="50.41mm"/>
    </style:style>
    <style:style style:name="co22" style:family="table-column">
      <style:table-column-properties fo:break-before="auto" style:column-width="35.52mm"/>
    </style:style>
    <style:style style:name="co23" style:family="table-column">
      <style:table-column-properties fo:break-before="auto" style:column-width="43.32mm"/>
    </style:style>
    <style:style style:name="co24" style:family="table-column">
      <style:table-column-properties fo:break-before="auto" style:column-width="45.05mm"/>
    </style:style>
    <style:style style:name="co25" style:family="table-column">
      <style:table-column-properties fo:break-before="auto" style:column-width="46.25mm"/>
    </style:style>
    <style:style style:name="co26" style:family="table-column">
      <style:table-column-properties fo:break-before="auto" style:column-width="47.98mm"/>
    </style:style>
    <style:style style:name="co27" style:family="table-column">
      <style:table-column-properties fo:break-before="auto" style:column-width="54.03mm"/>
    </style:style>
    <style:style style:name="co28" style:family="table-column">
      <style:table-column-properties fo:break-before="auto" style:column-width="55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Value">
      <style:table-cell-properties fo:border-bottom="none" fo:border-left="0.99pt solid #000000" fo:border-right="none" fo:border-top="none"/>
    </style:style>
    <style:style style:name="ce3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32" style:family="table-cell" style:parent-style-name="Pivot_20_Table_20_Value">
      <style:table-cell-properties fo:border-bottom="none" fo:border-left="none" fo:border-right="none" fo:border-top="0.99pt solid #000000"/>
    </style:style>
    <style:style style:name="ce33" style:family="table-cell" style:parent-style-name="Pivot_20_Table_20_Value">
      <style:table-cell-properties fo:border-bottom="0.99pt solid #000000" fo:border-left="none" fo:border-right="none" fo:border-top="none"/>
    </style:style>
    <style:style style:name="ce34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3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6" style:family="table-cell" style:parent-style-name="Pivot_20_Table_20_Value">
      <style:table-cell-properties fo:border-bottom="none" fo:border-left="none" fo:border-right="0.99pt solid #000000" fo:border-top="none"/>
    </style:style>
    <style:style style:name="ce3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8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39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41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4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1040checkCoverage-corpus_all_tokenized_uk-paradigms.tx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orp</text:p>
          </table:table-cell>
          <table:table-cell office:value-type="string" calcext:value-type="string">
            <text:p>frqlim</text:p>
          </table:table-cell>
          <table:table-cell office:value-type="string" calcext:value-type="string">
            <text:p>noTypes</text:p>
          </table:table-cell>
          <table:table-cell office:value-type="string" calcext:value-type="string">
            <text:p>noTokens</text:p>
          </table:table-cell>
          <table:table-cell office:value-type="string" calcext:value-type="string">
            <text:p>noTypPC</text:p>
          </table:table-cell>
          <table:table-cell office:value-type="string" calcext:value-type="string">
            <text:p>noTokPC</text:p>
          </table:table-cell>
          <table:table-cell office:value-type="string" calcext:value-type="string">
            <text:p>NofTok</text:p>
          </table:table-cell>
          <table:table-cell office:value-type="string" calcext:value-type="string">
            <text:p>NofTyp</text:p>
          </table:table-cell>
          <table:table-cell office:value-type="string" calcext:value-type="string">
            <text:p>TypTokRatio</text:p>
          </table:table-cell>
          <table:table-cell office:value-type="string" calcext:value-type="string">
            <text:p>noTypPar</text:p>
          </table:table-cell>
          <table:table-cell office:value-type="string" calcext:value-type="string">
            <text:p>noTokPar</text:p>
          </table:table-cell>
          <table:table-cell office:value-type="string" calcext:value-type="string">
            <text:p>noTypParPC</text:p>
          </table:table-cell>
          <table:table-cell office:value-type="string" calcext:value-type="string">
            <text:p>noTokParPC</text:p>
          </table:table-cell>
          <table:table-cell office:value-type="string" calcext:value-type="string">
            <text:p>addTyp</text:p>
          </table:table-cell>
          <table:table-cell office:value-type="string" calcext:value-type="string">
            <text:p>addTok</text:p>
          </table:table-cell>
          <table:table-cell office:value-type="string" calcext:value-type="string">
            <text:p>addTypPC</text:p>
          </table:table-cell>
          <table:table-cell office:value-type="string" calcext:value-type="string">
            <text:p>addTokPC</text:p>
          </table:table-cell>
          <table:table-cell office:value-type="string" calcext:value-type="string">
            <text:p>noParOnlyTyp</text:p>
          </table:table-cell>
          <table:table-cell office:value-type="string" calcext:value-type="string">
            <text:p>noParOnlyTok</text:p>
          </table:table-cell>
          <table:table-cell office:value-type="string" calcext:value-type="string">
            <text:p>noParOnlyTypPC</text:p>
          </table:table-cell>
          <table:table-cell office:value-type="string" calcext:value-type="string">
            <text:p>noParOnlyTokPC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473818" calcext:value-type="float">
            <text:p>2473818</text:p>
          </table:table-cell>
          <table:table-cell office:value-type="float" office:value="20456138" calcext:value-type="float">
            <text:p>20456138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01918" calcext:value-type="float">
            <text:p>0.01918</text:p>
          </table:table-cell>
          <table:table-cell office:value-type="float" office:value="1066805240" calcext:value-type="float">
            <text:p>1066805240</text:p>
          </table:table-cell>
          <table:table-cell office:value-type="float" office:value="4261825" calcext:value-type="float">
            <text:p>426182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1942399" calcext:value-type="float">
            <text:p>1942399</text:p>
          </table:table-cell>
          <table:table-cell office:value-type="float" office:value="6079585" calcext:value-type="float">
            <text:p>6079585</text:p>
          </table:table-cell>
          <table:table-cell office:value-type="float" office:value="0.45577" calcext:value-type="float">
            <text:p>0.45577</text:p>
          </table:table-cell>
          <table:table-cell office:value-type="float" office:value="0.0057" calcext:value-type="float">
            <text:p>0.0057</text:p>
          </table:table-cell>
          <table:table-cell office:value-type="float" office:value="531419" calcext:value-type="float">
            <text:p>531419</text:p>
          </table:table-cell>
          <table:table-cell office:value-type="float" office:value="14376553" calcext:value-type="float">
            <text:p>14376553</text:p>
          </table:table-cell>
          <table:table-cell office:value-type="float" office:value="0.12469" calcext:value-type="float">
            <text:p>0.12469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2202991" calcext:value-type="float">
            <text:p>2202991</text:p>
          </table:table-cell>
          <table:table-cell office:value-type="float" office:value="23618779" calcext:value-type="float">
            <text:p>23618779</text:p>
          </table:table-cell>
          <table:table-cell office:value-type="float" office:value="0.51691" calcext:value-type="float">
            <text:p>0.51691</text:p>
          </table:table-cell>
          <table:table-cell office:value-type="float" office:value="0.02214" calcext:value-type="float">
            <text:p>0.02214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1045573" calcext:value-type="float">
            <text:p>1045573</text:p>
          </table:table-cell>
          <table:table-cell office:value-type="float" office:value="18916358" calcext:value-type="float">
            <text:p>18916358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1064881440" calcext:value-type="float">
            <text:p>1064881440</text:p>
          </table:table-cell>
          <table:table-cell office:value-type="float" office:value="2338025" calcext:value-type="float">
            <text:p>2338025</text:p>
          </table:table-cell>
          <table:table-cell office:value-type="float" office:value="0.0022" calcext:value-type="float">
            <text:p>0.0022</text:p>
          </table:table-cell>
          <table:table-cell office:value-type="float" office:value="616107" calcext:value-type="float">
            <text:p>616107</text:p>
          </table:table-cell>
          <table:table-cell office:value-type="float" office:value="4690936" calcext:value-type="float">
            <text:p>4690936</text:p>
          </table:table-cell>
          <table:table-cell office:value-type="float" office:value="0.26352" calcext:value-type="float">
            <text:p>0.26352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429466" calcext:value-type="float">
            <text:p>429466</text:p>
          </table:table-cell>
          <table:table-cell office:value-type="float" office:value="14225422" calcext:value-type="float">
            <text:p>14225422</text:p>
          </table:table-cell>
          <table:table-cell office:value-type="float" office:value="0.18369" calcext:value-type="float">
            <text:p>0.18369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735617" calcext:value-type="float">
            <text:p>735617</text:p>
          </table:table-cell>
          <table:table-cell office:value-type="float" office:value="22071413" calcext:value-type="float">
            <text:p>22071413</text:p>
          </table:table-cell>
          <table:table-cell office:value-type="float" office:value="0.31463" calcext:value-type="float">
            <text:p>0.31463</text:p>
          </table:table-cell>
          <table:table-cell office:value-type="float" office:value="0.02073" calcext:value-type="float">
            <text:p>0.02073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float" office:value="677418" calcext:value-type="float">
            <text:p>677418</text:p>
          </table:table-cell>
          <table:table-cell office:value-type="float" office:value="18114422" calcext:value-type="float">
            <text:p>18114422</text:p>
          </table:table-cell>
          <table:table-cell office:value-type="float" office:value="0.38632" calcext:value-type="float">
            <text:p>0.38632</text:p>
          </table:table-cell>
          <table:table-cell office:value-type="float" office:value="0.01703" calcext:value-type="float">
            <text:p>0.01703</text:p>
          </table:table-cell>
          <table:table-cell office:value-type="float" office:value="1063712404" calcext:value-type="float">
            <text:p>1063712404</text:p>
          </table:table-cell>
          <table:table-cell office:value-type="float" office:value="1753507" calcext:value-type="float">
            <text:p>175350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296350" calcext:value-type="float">
            <text:p>296350</text:p>
          </table:table-cell>
          <table:table-cell office:value-type="float" office:value="4024656" calcext:value-type="float">
            <text:p>4024656</text:p>
          </table:table-cell>
          <table:table-cell office:value-type="float" office:value="0.169" calcext:value-type="float">
            <text:p>0.169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381068" calcext:value-type="float">
            <text:p>381068</text:p>
          </table:table-cell>
          <table:table-cell office:value-type="float" office:value="14089766" calcext:value-type="float">
            <text:p>14089766</text:p>
          </table:table-cell>
          <table:table-cell office:value-type="float" office:value="0.21732" calcext:value-type="float">
            <text:p>0.21732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354316" calcext:value-type="float">
            <text:p>354316</text:p>
          </table:table-cell>
          <table:table-cell office:value-type="float" office:value="21272779" calcext:value-type="float">
            <text:p>21272779</text:p>
          </table:table-cell>
          <table:table-cell office:value-type="float" office:value="0.20206" calcext:value-type="float">
            <text:p>0.202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float" office:value="511886" calcext:value-type="float">
            <text:p>511886</text:p>
          </table:table-cell>
          <table:table-cell office:value-type="float" office:value="17572301" calcext:value-type="float">
            <text:p>17572301</text:p>
          </table:table-cell>
          <table:table-cell office:value-type="float" office:value="0.34989" calcext:value-type="float">
            <text:p>0.34989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1062840871" calcext:value-type="float">
            <text:p>1062840871</text:p>
          </table:table-cell>
          <table:table-cell office:value-type="float" office:value="1462996" calcext:value-type="float">
            <text:p>1462996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158525" calcext:value-type="float">
            <text:p>158525</text:p>
          </table:table-cell>
          <table:table-cell office:value-type="float" office:value="3596805" calcext:value-type="float">
            <text:p>3596805</text:p>
          </table:table-cell>
          <table:table-cell office:value-type="float" office:value="0.10836" calcext:value-type="float">
            <text:p>0.10836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353361" calcext:value-type="float">
            <text:p>353361</text:p>
          </table:table-cell>
          <table:table-cell office:value-type="float" office:value="13975496" calcext:value-type="float">
            <text:p>13975496</text:p>
          </table:table-cell>
          <table:table-cell office:value-type="float" office:value="0.24153" calcext:value-type="float">
            <text:p>0.24153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184102" calcext:value-type="float">
            <text:p>184102</text:p>
          </table:table-cell>
          <table:table-cell office:value-type="float" office:value="20742697" calcext:value-type="float">
            <text:p>20742697</text:p>
          </table:table-cell>
          <table:table-cell office:value-type="float" office:value="0.12584" calcext:value-type="float">
            <text:p>0.12584</text:p>
          </table:table-cell>
          <table:table-cell office:value-type="float" office:value="0.01952" calcext:value-type="float">
            <text:p>0.0195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float" office:value="413334" calcext:value-type="float">
            <text:p>413334</text:p>
          </table:table-cell>
          <table:table-cell office:value-type="float" office:value="17143613" calcext:value-type="float">
            <text:p>17143613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1062098155" calcext:value-type="float">
            <text:p>1062098155</text:p>
          </table:table-cell>
          <table:table-cell office:value-type="float" office:value="1277317" calcext:value-type="float">
            <text:p>12773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121819" calcext:value-type="float">
            <text:p>121819</text:p>
          </table:table-cell>
          <table:table-cell office:value-type="float" office:value="3442621" calcext:value-type="float">
            <text:p>3442621</text:p>
          </table:table-cell>
          <table:table-cell office:value-type="float" office:value="0.09537" calcext:value-type="float">
            <text:p>0.09537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291515" calcext:value-type="float">
            <text:p>291515</text:p>
          </table:table-cell>
          <table:table-cell office:value-type="float" office:value="13700992" calcext:value-type="float">
            <text:p>13700992</text:p>
          </table:table-cell>
          <table:table-cell office:value-type="float" office:value="0.22822" calcext:value-type="float">
            <text:p>0.22822</text:p>
          </table:table-cell>
          <table:table-cell office:value-type="float" office:value="0.0129" calcext:value-type="float">
            <text:p>0.0129</text:p>
          </table:table-cell>
          <table:table-cell office:value-type="float" office:value="143309" calcext:value-type="float">
            <text:p>143309</text:p>
          </table:table-cell>
          <table:table-cell office:value-type="float" office:value="20568809" calcext:value-type="float">
            <text:p>20568809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01937" calcext:value-type="float">
            <text:p>0.01937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50748" calcext:value-type="float">
            <text:p>350748</text:p>
          </table:table-cell>
          <table:table-cell office:value-type="float" office:value="16803933" calcext:value-type="float">
            <text:p>16803933</text:p>
          </table:table-cell>
          <table:table-cell office:value-type="float" office:value="0.30497" calcext:value-type="float">
            <text:p>0.30497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1061462100" calcext:value-type="float">
            <text:p>1061462100</text:p>
          </table:table-cell>
          <table:table-cell office:value-type="float" office:value="1150106" calcext:value-type="float">
            <text:p>1150106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99411" calcext:value-type="float">
            <text:p>99411</text:p>
          </table:table-cell>
          <table:table-cell office:value-type="float" office:value="3325286" calcext:value-type="float">
            <text:p>3325286</text:p>
          </table:table-cell>
          <table:table-cell office:value-type="float" office:value="0.08644" calcext:value-type="float">
            <text:p>0.08644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251337" calcext:value-type="float">
            <text:p>251337</text:p>
          </table:table-cell>
          <table:table-cell office:value-type="float" office:value="13478647" calcext:value-type="float">
            <text:p>13478647</text:p>
          </table:table-cell>
          <table:table-cell office:value-type="float" office:value="0.21853" calcext:value-type="float">
            <text:p>0.21853</text:p>
          </table:table-cell>
          <table:table-cell office:value-type="float" office:value="0.0127" calcext:value-type="float">
            <text:p>0.0127</text:p>
          </table:table-cell>
          <table:table-cell office:value-type="float" office:value="118319" calcext:value-type="float">
            <text:p>118319</text:p>
          </table:table-cell>
          <table:table-cell office:value-type="float" office:value="20435584" calcext:value-type="float">
            <text:p>20435584</text:p>
          </table:table-cell>
          <table:table-cell office:value-type="float" office:value="0.10288" calcext:value-type="float">
            <text:p>0.10288</text:p>
          </table:table-cell>
          <table:table-cell office:value-type="float" office:value="0.01925" calcext:value-type="float">
            <text:p>0.01925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office:value-type="float" office:value="303968" calcext:value-type="float">
            <text:p>303968</text:p>
          </table:table-cell>
          <table:table-cell office:value-type="float" office:value="16497729" calcext:value-type="float">
            <text:p>16497729</text:p>
          </table:table-cell>
          <table:table-cell office:value-type="float" office:value="0.28904" calcext:value-type="float">
            <text:p>0.28904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1060871382" calcext:value-type="float">
            <text:p>1060871382</text:p>
          </table:table-cell>
          <table:table-cell office:value-type="float" office:value="1051653" calcext:value-type="float">
            <text:p>1051653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83271" calcext:value-type="float">
            <text:p>83271</text:p>
          </table:table-cell>
          <table:table-cell office:value-type="float" office:value="3222998" calcext:value-type="float">
            <text:p>3222998</text:p>
          </table:table-cell>
          <table:table-cell office:value-type="float" office:value="0.07918" calcext:value-type="float">
            <text:p>0.07918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220697" calcext:value-type="float">
            <text:p>220697</text:p>
          </table:table-cell>
          <table:table-cell office:value-type="float" office:value="13274731" calcext:value-type="float">
            <text:p>13274731</text:p>
          </table:table-cell>
          <table:table-cell office:value-type="float" office:value="0.20986" calcext:value-type="float">
            <text:p>0.20986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100264" calcext:value-type="float">
            <text:p>100264</text:p>
          </table:table-cell>
          <table:table-cell office:value-type="float" office:value="20319388" calcext:value-type="float">
            <text:p>20319388</text:p>
          </table:table-cell>
          <table:table-cell office:value-type="float" office:value="0.09534" calcext:value-type="float">
            <text:p>0.09534</text:p>
          </table:table-cell>
          <table:table-cell office:value-type="float" office:value="0.01915" calcext:value-type="float">
            <text:p>0.01915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8" calcext:value-type="float">
            <text:p>8</text:p>
          </table:table-cell>
          <table:table-cell office:value-type="float" office:value="268879" calcext:value-type="float">
            <text:p>268879</text:p>
          </table:table-cell>
          <table:table-cell office:value-type="float" office:value="16233031" calcext:value-type="float">
            <text:p>16233031</text:p>
          </table:table-cell>
          <table:table-cell office:value-type="float" office:value="0.27558" calcext:value-type="float">
            <text:p>0.27558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1060339697" calcext:value-type="float">
            <text:p>1060339697</text:p>
          </table:table-cell>
          <table:table-cell office:value-type="float" office:value="975698" calcext:value-type="float">
            <text:p>975698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71149" calcext:value-type="float">
            <text:p>71149</text:p>
          </table:table-cell>
          <table:table-cell office:value-type="float" office:value="3134630" calcext:value-type="float">
            <text:p>3134630</text:p>
          </table:table-cell>
          <table:table-cell office:value-type="float" office:value="0.07292" calcext:value-type="float">
            <text:p>0.07292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197730" calcext:value-type="float">
            <text:p>197730</text:p>
          </table:table-cell>
          <table:table-cell office:value-type="float" office:value="13098401" calcext:value-type="float">
            <text:p>13098401</text:p>
          </table:table-cell>
          <table:table-cell office:value-type="float" office:value="0.20265" calcext:value-type="float">
            <text:p>0.20265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86687" calcext:value-type="float">
            <text:p>86687</text:p>
          </table:table-cell>
          <table:table-cell office:value-type="float" office:value="20218672" calcext:value-type="float">
            <text:p>20218672</text:p>
          </table:table-cell>
          <table:table-cell office:value-type="float" office:value="0.08885" calcext:value-type="float">
            <text:p>0.08885</text:p>
          </table:table-cell>
          <table:table-cell office:value-type="float" office:value="0.01907" calcext:value-type="float">
            <text:p>0.01907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9" calcext:value-type="float">
            <text:p>9</text:p>
          </table:table-cell>
          <table:table-cell office:value-type="float" office:value="240549" calcext:value-type="float">
            <text:p>240549</text:p>
          </table:table-cell>
          <table:table-cell office:value-type="float" office:value="15988895" calcext:value-type="float">
            <text:p>15988895</text:p>
          </table:table-cell>
          <table:table-cell office:value-type="float" office:value="0.26357" calcext:value-type="float">
            <text:p>0.26357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1059835369" calcext:value-type="float">
            <text:p>1059835369</text:p>
          </table:table-cell>
          <table:table-cell office:value-type="float" office:value="912657" calcext:value-type="float">
            <text:p>912657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61664" calcext:value-type="float">
            <text:p>61664</text:p>
          </table:table-cell>
          <table:table-cell office:value-type="float" office:value="3055382" calcext:value-type="float">
            <text:p>3055382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178885" calcext:value-type="float">
            <text:p>178885</text:p>
          </table:table-cell>
          <table:table-cell office:value-type="float" office:value="12933513" calcext:value-type="float">
            <text:p>12933513</text:p>
          </table:table-cell>
          <table:table-cell office:value-type="float" office:value="0.196" calcext:value-type="float">
            <text:p>0.196</text:p>
          </table:table-cell>
          <table:table-cell office:value-type="float" office:value="0.0122" calcext:value-type="float">
            <text:p>0.0122</text:p>
          </table:table-cell>
          <table:table-cell office:value-type="float" office:value="76115" calcext:value-type="float">
            <text:p>76115</text:p>
          </table:table-cell>
          <table:table-cell office:value-type="float" office:value="20128544" calcext:value-type="float">
            <text:p>20128544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1899" calcext:value-type="float">
            <text:p>0.01899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float" office:value="217869" calcext:value-type="float">
            <text:p>217869</text:p>
          </table:table-cell>
          <table:table-cell office:value-type="float" office:value="15768368" calcext:value-type="float">
            <text:p>15768368</text:p>
          </table:table-cell>
          <table:table-cell office:value-type="float" office:value="0.25324" calcext:value-type="float">
            <text:p>0.25324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1059364507" calcext:value-type="float">
            <text:p>1059364507</text:p>
          </table:table-cell>
          <table:table-cell office:value-type="float" office:value="860339" calcext:value-type="float">
            <text:p>860339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54393" calcext:value-type="float">
            <text:p>54393</text:p>
          </table:table-cell>
          <table:table-cell office:value-type="float" office:value="2986559" calcext:value-type="float">
            <text:p>2986559</text:p>
          </table:table-cell>
          <table:table-cell office:value-type="float" office:value="0.06322" calcext:value-type="float">
            <text:p>0.06322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163476" calcext:value-type="float">
            <text:p>163476</text:p>
          </table:table-cell>
          <table:table-cell office:value-type="float" office:value="12781809" calcext:value-type="float">
            <text:p>12781809</text:p>
          </table:table-cell>
          <table:table-cell office:value-type="float" office:value="0.19001" calcext:value-type="float">
            <text:p>0.19001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67968" calcext:value-type="float">
            <text:p>67968</text:p>
          </table:table-cell>
          <table:table-cell office:value-type="float" office:value="20050082" calcext:value-type="float">
            <text:p>20050082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893" calcext:value-type="float">
            <text:p>0.01893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113253" calcext:value-type="float">
            <text:p>113253</text:p>
          </table:table-cell>
          <table:table-cell office:value-type="float" office:value="14261652" calcext:value-type="float">
            <text:p>14261652</text:p>
          </table:table-cell>
          <table:table-cell office:value-type="float" office:value="0.19207" calcext:value-type="float">
            <text:p>0.19207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1055683123" calcext:value-type="float">
            <text:p>1055683123</text:p>
          </table:table-cell>
          <table:table-cell office:value-type="float" office:value="589638" calcext:value-type="float">
            <text:p>58963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23804" calcext:value-type="float">
            <text:p>23804</text:p>
          </table:table-cell>
          <table:table-cell office:value-type="float" office:value="2563277" calcext:value-type="float">
            <text:p>2563277</text:p>
          </table:table-cell>
          <table:table-cell office:value-type="float" office:value="0.04037" calcext:value-type="float">
            <text:p>0.04037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89449" calcext:value-type="float">
            <text:p>89449</text:p>
          </table:table-cell>
          <table:table-cell office:value-type="float" office:value="11698375" calcext:value-type="float">
            <text:p>1169837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32998" calcext:value-type="float">
            <text:p>32998</text:p>
          </table:table-cell>
          <table:table-cell office:value-type="float" office:value="19553054" calcext:value-type="float">
            <text:p>19553054</text:p>
          </table:table-cell>
          <table:table-cell office:value-type="float" office:value="0.05596" calcext:value-type="float">
            <text:p>0.05596</text:p>
          </table:table-cell>
          <table:table-cell office:value-type="float" office:value="0.01852" calcext:value-type="float">
            <text:p>0.0185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0" calcext:value-type="float">
            <text:p>30</text:p>
          </table:table-cell>
          <table:table-cell office:value-type="float" office:value="75494" calcext:value-type="float">
            <text:p>75494</text:p>
          </table:table-cell>
          <table:table-cell office:value-type="float" office:value="13300940" calcext:value-type="float">
            <text:p>13300940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1052879102" calcext:value-type="float">
            <text:p>1052879102</text:p>
          </table:table-cell>
          <table:table-cell office:value-type="float" office:value="472732" calcext:value-type="float">
            <text:p>472732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14625" calcext:value-type="float">
            <text:p>14625</text:p>
          </table:table-cell>
          <table:table-cell office:value-type="float" office:value="2336447" calcext:value-type="float">
            <text:p>2336447</text:p>
          </table:table-cell>
          <table:table-cell office:value-type="float" office:value="0.03094" calcext:value-type="float">
            <text:p>0.03094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60869" calcext:value-type="float">
            <text:p>60869</text:p>
          </table:table-cell>
          <table:table-cell office:value-type="float" office:value="10964493" calcext:value-type="float">
            <text:p>10964493</text:p>
          </table:table-cell>
          <table:table-cell office:value-type="float" office:value="0.12876" calcext:value-type="float">
            <text:p>0.12876</text:p>
          </table:table-cell>
          <table:table-cell office:value-type="float" office:value="0.01041" calcext:value-type="float">
            <text:p>0.01041</text:p>
          </table:table-cell>
          <table:table-cell office:value-type="float" office:value="21897" calcext:value-type="float">
            <text:p>21897</text:p>
          </table:table-cell>
          <table:table-cell office:value-type="float" office:value="19268665" calcext:value-type="float">
            <text:p>19268665</text:p>
          </table:table-cell>
          <table:table-cell office:value-type="float" office:value="0.04632" calcext:value-type="float">
            <text:p>0.04632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40" calcext:value-type="float">
            <text:p>40</text:p>
          </table:table-cell>
          <table:table-cell office:value-type="float" office:value="55811" calcext:value-type="float">
            <text:p>55811</text:p>
          </table:table-cell>
          <table:table-cell office:value-type="float" office:value="12593686" calcext:value-type="float">
            <text:p>12593686</text:p>
          </table:table-cell>
          <table:table-cell office:value-type="float" office:value="0.13826" calcext:value-type="float">
            <text:p>0.13826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1050522738" calcext:value-type="float">
            <text:p>1050522738</text:p>
          </table:table-cell>
          <table:table-cell office:value-type="float" office:value="403665" calcext:value-type="float">
            <text:p>403665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10266" calcext:value-type="float">
            <text:p>10266</text:p>
          </table:table-cell>
          <table:table-cell office:value-type="float" office:value="2184439" calcext:value-type="float">
            <text:p>2184439</text:p>
          </table:table-cell>
          <table:table-cell office:value-type="float" office:value="0.02543" calcext:value-type="float">
            <text:p>0.02543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45545" calcext:value-type="float">
            <text:p>45545</text:p>
          </table:table-cell>
          <table:table-cell office:value-type="float" office:value="10409247" calcext:value-type="float">
            <text:p>10409247</text:p>
          </table:table-cell>
          <table:table-cell office:value-type="float" office:value="0.11283" calcext:value-type="float">
            <text:p>0.11283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16453" calcext:value-type="float">
            <text:p>16453</text:p>
          </table:table-cell>
          <table:table-cell office:value-type="float" office:value="19070379" calcext:value-type="float">
            <text:p>19070379</text:p>
          </table:table-cell>
          <table:table-cell office:value-type="float" office:value="0.04076" calcext:value-type="float">
            <text:p>0.04076</text:p>
          </table:table-cell>
          <table:table-cell office:value-type="float" office:value="0.01815" calcext:value-type="float">
            <text:p>0.01815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0" calcext:value-type="float">
            <text:p>50</text:p>
          </table:table-cell>
          <table:table-cell office:value-type="float" office:value="44198" calcext:value-type="float">
            <text:p>44198</text:p>
          </table:table-cell>
          <table:table-cell office:value-type="float" office:value="12052081" calcext:value-type="float">
            <text:p>12052081</text:p>
          </table:table-cell>
          <table:table-cell office:value-type="float" office:value="0.12376" calcext:value-type="float">
            <text:p>0.12376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1048464767" calcext:value-type="float">
            <text:p>1048464767</text:p>
          </table:table-cell>
          <table:table-cell office:value-type="float" office:value="357118" calcext:value-type="float">
            <text:p>357118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8008" calcext:value-type="float">
            <text:p>8008</text:p>
          </table:table-cell>
          <table:table-cell office:value-type="float" office:value="2082036" calcext:value-type="float">
            <text:p>2082036</text:p>
          </table:table-cell>
          <table:table-cell office:value-type="float" office:value="0.02242" calcext:value-type="float">
            <text:p>0.02242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36190" calcext:value-type="float">
            <text:p>36190</text:p>
          </table:table-cell>
          <table:table-cell office:value-type="float" office:value="9970045" calcext:value-type="float">
            <text:p>9970045</text:p>
          </table:table-cell>
          <table:table-cell office:value-type="float" office:value="0.10134" calcext:value-type="float">
            <text:p>0.10134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13449" calcext:value-type="float">
            <text:p>13449</text:p>
          </table:table-cell>
          <table:table-cell office:value-type="float" office:value="18927527" calcext:value-type="float">
            <text:p>18927527</text:p>
          </table:table-cell>
          <table:table-cell office:value-type="float" office:value="0.03766" calcext:value-type="float">
            <text:p>0.03766</text:p>
          </table:table-cell>
          <table:table-cell office:value-type="float" office:value="0.01805" calcext:value-type="float">
            <text:p>0.01805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60" calcext:value-type="float">
            <text:p>60</text:p>
          </table:table-cell>
          <table:table-cell office:value-type="float" office:value="35780" calcext:value-type="float">
            <text:p>35780</text:p>
          </table:table-cell>
          <table:table-cell office:value-type="float" office:value="11570852" calcext:value-type="float">
            <text:p>11570852</text:p>
          </table:table-cell>
          <table:table-cell office:value-type="float" office:value="0.11097" calcext:value-type="float">
            <text:p>0.11097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1046583604" calcext:value-type="float">
            <text:p>1046583604</text:p>
          </table:table-cell>
          <table:table-cell office:value-type="float" office:value="322433" calcext:value-type="float">
            <text:p>322433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6350" calcext:value-type="float">
            <text:p>6350</text:p>
          </table:table-cell>
          <table:table-cell office:value-type="float" office:value="1989901" calcext:value-type="float">
            <text:p>1989901</text:p>
          </table:table-cell>
          <table:table-cell office:value-type="float" office:value="0.01969" calcext:value-type="float">
            <text:p>0.01969</text:p>
          </table:table-cell>
          <table:table-cell office:value-type="float" office:value="0.0019" calcext:value-type="float">
            <text:p>0.0019</text:p>
          </table:table-cell>
          <table:table-cell office:value-type="float" office:value="29430" calcext:value-type="float">
            <text:p>29430</text:p>
          </table:table-cell>
          <table:table-cell office:value-type="float" office:value="9580951" calcext:value-type="float">
            <text:p>9580951</text:p>
          </table:table-cell>
          <table:table-cell office:value-type="float" office:value="0.09127" calcext:value-type="float">
            <text:p>0.09127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11288" calcext:value-type="float">
            <text:p>11288</text:p>
          </table:table-cell>
          <table:table-cell office:value-type="float" office:value="18801430" calcext:value-type="float">
            <text:p>18801430</text:p>
          </table:table-cell>
          <table:table-cell office:value-type="float" office:value="0.03501" calcext:value-type="float">
            <text:p>0.03501</text:p>
          </table:table-cell>
          <table:table-cell office:value-type="float" office:value="0.01796" calcext:value-type="float">
            <text:p>0.01796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70" calcext:value-type="float">
            <text:p>70</text:p>
          </table:table-cell>
          <table:table-cell office:value-type="float" office:value="29449" calcext:value-type="float">
            <text:p>29449</text:p>
          </table:table-cell>
          <table:table-cell office:value-type="float" office:value="11145003" calcext:value-type="float">
            <text:p>11145003</text:p>
          </table:table-cell>
          <table:table-cell office:value-type="float" office:value="0.09966" calcext:value-type="float">
            <text:p>0.09966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1044854246" calcext:value-type="float">
            <text:p>1044854246</text:p>
          </table:table-cell>
          <table:table-cell office:value-type="float" office:value="295509" calcext:value-type="float">
            <text:p>295509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5022" calcext:value-type="float">
            <text:p>5022</text:p>
          </table:table-cell>
          <table:table-cell office:value-type="float" office:value="1903682" calcext:value-type="float">
            <text:p>1903682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24427" calcext:value-type="float">
            <text:p>24427</text:p>
          </table:table-cell>
          <table:table-cell office:value-type="float" office:value="9241321" calcext:value-type="float">
            <text:p>9241321</text:p>
          </table:table-cell>
          <table:table-cell office:value-type="float" office:value="0.08266" calcext:value-type="float">
            <text:p>0.08266</text:p>
          </table:table-cell>
          <table:table-cell office:value-type="float" office:value="0.00884" calcext:value-type="float">
            <text:p>0.00884</text:p>
          </table:table-cell>
          <table:table-cell office:value-type="float" office:value="9574" calcext:value-type="float">
            <text:p>9574</text:p>
          </table:table-cell>
          <table:table-cell office:value-type="float" office:value="18684382" calcext:value-type="float">
            <text:p>1868438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1788" calcext:value-type="float">
            <text:p>0.0178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80" calcext:value-type="float">
            <text:p>80</text:p>
          </table:table-cell>
          <table:table-cell office:value-type="float" office:value="25170" calcext:value-type="float">
            <text:p>25170</text:p>
          </table:table-cell>
          <table:table-cell office:value-type="float" office:value="10812245" calcext:value-type="float">
            <text:p>10812245</text:p>
          </table:table-cell>
          <table:table-cell office:value-type="float" office:value="0.09177" calcext:value-type="float">
            <text:p>0.09177</text:p>
          </table:table-cell>
          <table:table-cell office:value-type="float" office:value="0.01036" calcext:value-type="float">
            <text:p>0.01036</text:p>
          </table:table-cell>
          <table:table-cell office:value-type="float" office:value="1043275454" calcext:value-type="float">
            <text:p>1043275454</text:p>
          </table:table-cell>
          <table:table-cell office:value-type="float" office:value="274267" calcext:value-type="float">
            <text:p>274267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4265" calcext:value-type="float">
            <text:p>4265</text:p>
          </table:table-cell>
          <table:table-cell office:value-type="float" office:value="1846330" calcext:value-type="float">
            <text:p>1846330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20905" calcext:value-type="float">
            <text:p>20905</text:p>
          </table:table-cell>
          <table:table-cell office:value-type="float" office:value="8965915" calcext:value-type="float">
            <text:p>8965915</text:p>
          </table:table-cell>
          <table:table-cell office:value-type="float" office:value="0.07622" calcext:value-type="float">
            <text:p>0.07622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8505" calcext:value-type="float">
            <text:p>8505</text:p>
          </table:table-cell>
          <table:table-cell office:value-type="float" office:value="18598172" calcext:value-type="float">
            <text:p>18598172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.01783" calcext:value-type="float">
            <text:p>0.01783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90" calcext:value-type="float">
            <text:p>90</text:p>
          </table:table-cell>
          <table:table-cell office:value-type="float" office:value="21906" calcext:value-type="float">
            <text:p>21906</text:p>
          </table:table-cell>
          <table:table-cell office:value-type="float" office:value="10521566" calcext:value-type="float">
            <text:p>10521566</text:p>
          </table:table-cell>
          <table:table-cell office:value-type="float" office:value="0.08527" calcext:value-type="float">
            <text:p>0.08527</text:p>
          </table:table-cell>
          <table:table-cell office:value-type="float" office:value="0.0101" calcext:value-type="float">
            <text:p>0.0101</text:p>
          </table:table-cell>
          <table:table-cell office:value-type="float" office:value="1041810261" calcext:value-type="float">
            <text:p>1041810261</text:p>
          </table:table-cell>
          <table:table-cell office:value-type="float" office:value="256899" calcext:value-type="float">
            <text:p>256899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3710" calcext:value-type="float">
            <text:p>3710</text:p>
          </table:table-cell>
          <table:table-cell office:value-type="float" office:value="1797907" calcext:value-type="float">
            <text:p>1797907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18196" calcext:value-type="float">
            <text:p>18196</text:p>
          </table:table-cell>
          <table:table-cell office:value-type="float" office:value="8723659" calcext:value-type="float">
            <text:p>8723659</text:p>
          </table:table-cell>
          <table:table-cell office:value-type="float" office:value="0.07083" calcext:value-type="float">
            <text:p>0.07083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7713" calcext:value-type="float">
            <text:p>7713</text:p>
          </table:table-cell>
          <table:table-cell office:value-type="float" office:value="18525161" calcext:value-type="float">
            <text:p>18525161</text:p>
          </table:table-cell>
          <table:table-cell office:value-type="float" office:value="0.03002" calcext:value-type="float">
            <text:p>0.03002</text:p>
          </table:table-cell>
          <table:table-cell office:value-type="float" office:value="0.01778" calcext:value-type="float">
            <text:p>0.0177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19245" calcext:value-type="float">
            <text:p>19245</text:p>
          </table:table-cell>
          <table:table-cell office:value-type="float" office:value="10255749" calcext:value-type="float">
            <text:p>10255749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1040387834" calcext:value-type="float">
            <text:p>1040387834</text:p>
          </table:table-cell>
          <table:table-cell office:value-type="float" office:value="241830" calcext:value-type="float">
            <text:p>241830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3273" calcext:value-type="float">
            <text:p>3273</text:p>
          </table:table-cell>
          <table:table-cell office:value-type="float" office:value="1755751" calcext:value-type="float">
            <text:p>1755751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15972" calcext:value-type="float">
            <text:p>15972</text:p>
          </table:table-cell>
          <table:table-cell office:value-type="float" office:value="8499998" calcext:value-type="float">
            <text:p>8499998</text:p>
          </table:table-cell>
          <table:table-cell office:value-type="float" office:value="0.06605" calcext:value-type="float">
            <text:p>0.06605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7075" calcext:value-type="float">
            <text:p>7075</text:p>
          </table:table-cell>
          <table:table-cell office:value-type="float" office:value="18458358" calcext:value-type="float">
            <text:p>18458358</text:p>
          </table:table-cell>
          <table:table-cell office:value-type="float" office:value="0.02926" calcext:value-type="float">
            <text:p>0.02926</text:p>
          </table:table-cell>
          <table:table-cell office:value-type="float" office:value="0.01774" calcext:value-type="float">
            <text:p>0.01774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10" calcext:value-type="float">
            <text:p>110</text:p>
          </table:table-cell>
          <table:table-cell office:value-type="float" office:value="17145" calcext:value-type="float">
            <text:p>17145</text:p>
          </table:table-cell>
          <table:table-cell office:value-type="float" office:value="10026024" calcext:value-type="float">
            <text:p>10026024</text:p>
          </table:table-cell>
          <table:table-cell office:value-type="float" office:value="0.07485" calcext:value-type="float">
            <text:p>0.07485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1039054500" calcext:value-type="float">
            <text:p>1039054500</text:p>
          </table:table-cell>
          <table:table-cell office:value-type="float" office:value="229051" calcext:value-type="float">
            <text:p>22905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2975" calcext:value-type="float">
            <text:p>2975</text:p>
          </table:table-cell>
          <table:table-cell office:value-type="float" office:value="1723391" calcext:value-type="float">
            <text:p>1723391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14170" calcext:value-type="float">
            <text:p>14170</text:p>
          </table:table-cell>
          <table:table-cell office:value-type="float" office:value="8302633" calcext:value-type="float">
            <text:p>8302633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6601" calcext:value-type="float">
            <text:p>6601</text:p>
          </table:table-cell>
          <table:table-cell office:value-type="float" office:value="18404085" calcext:value-type="float">
            <text:p>18404085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01771" calcext:value-type="float">
            <text:p>0.0177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20" calcext:value-type="float">
            <text:p>120</text:p>
          </table:table-cell>
          <table:table-cell office:value-type="float" office:value="15390" calcext:value-type="float">
            <text:p>15390</text:p>
          </table:table-cell>
          <table:table-cell office:value-type="float" office:value="9813542" calcext:value-type="float">
            <text:p>9813542</text:p>
          </table:table-cell>
          <table:table-cell office:value-type="float" office:value="0.07064" calcext:value-type="float">
            <text:p>0.07064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1037776543" calcext:value-type="float">
            <text:p>1037776543</text:p>
          </table:table-cell>
          <table:table-cell office:value-type="float" office:value="217878" calcext:value-type="float">
            <text:p>217878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2665" calcext:value-type="float">
            <text:p>2665</text:p>
          </table:table-cell>
          <table:table-cell office:value-type="float" office:value="1686544" calcext:value-type="float">
            <text:p>1686544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12725" calcext:value-type="float">
            <text:p>12725</text:p>
          </table:table-cell>
          <table:table-cell office:value-type="float" office:value="8126998" calcext:value-type="float">
            <text:p>8126998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6135" calcext:value-type="float">
            <text:p>6135</text:p>
          </table:table-cell>
          <table:table-cell office:value-type="float" office:value="18344977" calcext:value-type="float">
            <text:p>18344977</text:p>
          </table:table-cell>
          <table:table-cell office:value-type="float" office:value="0.02816" calcext:value-type="float">
            <text:p>0.02816</text:p>
          </table:table-cell>
          <table:table-cell office:value-type="float" office:value="0.01768" calcext:value-type="float">
            <text:p>0.0176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" calcext:value-type="float">
            <text:p>1</text:p>
          </table:table-cell>
          <table:table-cell office:value-type="float" office:value="160015" calcext:value-type="float">
            <text:p>160015</text:p>
          </table:table-cell>
          <table:table-cell office:value-type="float" office:value="567885" calcext:value-type="float">
            <text:p>567885</text:p>
          </table:table-cell>
          <table:table-cell office:value-type="float" office:value="0.25411" calcext:value-type="float">
            <text:p>0.25411</text:p>
          </table:table-cell>
          <table:table-cell office:value-type="float" office:value="0.03246" calcext:value-type="float">
            <text:p>0.03246</text:p>
          </table:table-cell>
          <table:table-cell office:value-type="float" office:value="17494649" calcext:value-type="float">
            <text:p>17494649</text:p>
          </table:table-cell>
          <table:table-cell office:value-type="float" office:value="629704" calcext:value-type="float">
            <text:p>629704</text:p>
          </table:table-cell>
          <table:table-cell office:value-type="float" office:value="0.03599" calcext:value-type="float">
            <text:p>0.03599</text:p>
          </table:table-cell>
          <table:table-cell office:value-type="float" office:value="113348" calcext:value-type="float">
            <text:p>113348</text:p>
          </table:table-cell>
          <table:table-cell office:value-type="float" office:value="179577" calcext:value-type="float">
            <text:p>179577</text:p>
          </table:table-cell>
          <table:table-cell office:value-type="float" office:value="0.18" calcext:value-type="float">
            <text:p>0.18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46667" calcext:value-type="float">
            <text:p>46667</text:p>
          </table:table-cell>
          <table:table-cell office:value-type="float" office:value="388308" calcext:value-type="float">
            <text:p>388308</text:p>
          </table:table-cell>
          <table:table-cell office:value-type="float" office:value="0.07411" calcext:value-type="float">
            <text:p>0.07411</text:p>
          </table:table-cell>
          <table:table-cell office:value-type="float" office:value="0.0222" calcext:value-type="float">
            <text:p>0.0222</text:p>
          </table:table-cell>
          <table:table-cell office:value-type="float" office:value="185305" calcext:value-type="float">
            <text:p>185305</text:p>
          </table:table-cell>
          <table:table-cell office:value-type="float" office:value="623363" calcext:value-type="float">
            <text:p>623363</text:p>
          </table:table-cell>
          <table:table-cell office:value-type="float" office:value="0.29427" calcext:value-type="float">
            <text:p>0.29427</text:p>
          </table:table-cell>
          <table:table-cell office:value-type="float" office:value="0.03563" calcext:value-type="float">
            <text:p>0.03563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2" calcext:value-type="float">
            <text:p>2</text:p>
          </table:table-cell>
          <table:table-cell office:value-type="float" office:value="65289" calcext:value-type="float">
            <text:p>65289</text:p>
          </table:table-cell>
          <table:table-cell office:value-type="float" office:value="468525" calcext:value-type="float">
            <text:p>468525</text:p>
          </table:table-cell>
          <table:table-cell office:value-type="float" office:value="0.17169" calcext:value-type="float">
            <text:p>0.17169</text:p>
          </table:table-cell>
          <table:table-cell office:value-type="float" office:value="0.02717" calcext:value-type="float">
            <text:p>0.02717</text:p>
          </table:table-cell>
          <table:table-cell office:value-type="float" office:value="17245225" calcext:value-type="float">
            <text:p>17245225</text:p>
          </table:table-cell>
          <table:table-cell office:value-type="float" office:value="380280" calcext:value-type="float">
            <text:p>380280</text:p>
          </table:table-cell>
          <table:table-cell office:value-type="float" office:value="0.02205" calcext:value-type="float">
            <text:p>0.02205</text:p>
          </table:table-cell>
          <table:table-cell office:value-type="float" office:value="34304" calcext:value-type="float">
            <text:p>34304</text:p>
          </table:table-cell>
          <table:table-cell office:value-type="float" office:value="98314" calcext:value-type="float">
            <text:p>98314</text:p>
          </table:table-cell>
          <table:table-cell office:value-type="float" office:value="0.09021" calcext:value-type="float">
            <text:p>0.09021</text:p>
          </table:table-cell>
          <table:table-cell office:value-type="float" office:value="0.0057" calcext:value-type="float">
            <text:p>0.0057</text:p>
          </table:table-cell>
          <table:table-cell office:value-type="float" office:value="30985" calcext:value-type="float">
            <text:p>30985</text:p>
          </table:table-cell>
          <table:table-cell office:value-type="float" office:value="370211" calcext:value-type="float">
            <text:p>370211</text:p>
          </table:table-cell>
          <table:table-cell office:value-type="float" office:value="0.08148" calcext:value-type="float">
            <text:p>0.08148</text:p>
          </table:table-cell>
          <table:table-cell office:value-type="float" office:value="0.02147" calcext:value-type="float">
            <text:p>0.02147</text:p>
          </table:table-cell>
          <table:table-cell office:value-type="float" office:value="64728" calcext:value-type="float">
            <text:p>64728</text:p>
          </table:table-cell>
          <table:table-cell office:value-type="float" office:value="497329" calcext:value-type="float">
            <text:p>497329</text:p>
          </table:table-cell>
          <table:table-cell office:value-type="float" office:value="0.17021" calcext:value-type="float">
            <text:p>0.17021</text:p>
          </table:table-cell>
          <table:table-cell office:value-type="float" office:value="0.02884" calcext:value-type="float">
            <text:p>0.02884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3" calcext:value-type="float">
            <text:p>3</text:p>
          </table:table-cell>
          <table:table-cell office:value-type="float" office:value="30026" calcext:value-type="float">
            <text:p>30026</text:p>
          </table:table-cell>
          <table:table-cell office:value-type="float" office:value="394433" calcext:value-type="float">
            <text:p>394433</text:p>
          </table:table-cell>
          <table:table-cell office:value-type="float" office:value="0.11413" calcext:value-type="float">
            <text:p>0.11413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17010843" calcext:value-type="float">
            <text:p>17010843</text:p>
          </table:table-cell>
          <table:table-cell office:value-type="float" office:value="263089" calcext:value-type="float">
            <text:p>263089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7831" calcext:value-type="float">
            <text:p>7831</text:p>
          </table:table-cell>
          <table:table-cell office:value-type="float" office:value="44152" calcext:value-type="float">
            <text:p>44152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026" calcext:value-type="float">
            <text:p>0.0026</text:p>
          </table:table-cell>
          <table:table-cell office:value-type="float" office:value="22195" calcext:value-type="float">
            <text:p>22195</text:p>
          </table:table-cell>
          <table:table-cell office:value-type="float" office:value="350281" calcext:value-type="float">
            <text:p>350281</text:p>
          </table:table-cell>
          <table:table-cell office:value-type="float" office:value="0.08436" calcext:value-type="float">
            <text:p>0.08436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19608" calcext:value-type="float">
            <text:p>19608</text:p>
          </table:table-cell>
          <table:table-cell office:value-type="float" office:value="403869" calcext:value-type="float">
            <text:p>403869</text:p>
          </table:table-cell>
          <table:table-cell office:value-type="float" office:value="0.07453" calcext:value-type="float">
            <text:p>0.07453</text:p>
          </table:table-cell>
          <table:table-cell office:value-type="float" office:value="0.02374" calcext:value-type="float">
            <text:p>0.02374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4" calcext:value-type="float">
            <text:p>4</text:p>
          </table:table-cell>
          <table:table-cell office:value-type="float" office:value="21880" calcext:value-type="float">
            <text:p>21880</text:p>
          </table:table-cell>
          <table:table-cell office:value-type="float" office:value="368522" calcext:value-type="float">
            <text:p>368522</text:p>
          </table:table-cell>
          <table:table-cell office:value-type="float" office:value="0.10149" calcext:value-type="float">
            <text:p>0.10149</text:p>
          </table:table-cell>
          <table:table-cell office:value-type="float" office:value="0.02185" calcext:value-type="float">
            <text:p>0.02185</text:p>
          </table:table-cell>
          <table:table-cell office:value-type="float" office:value="16868337" calcext:value-type="float">
            <text:p>16868337</text:p>
          </table:table-cell>
          <table:table-cell office:value-type="float" office:value="215587" calcext:value-type="float">
            <text:p>215587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3452" calcext:value-type="float">
            <text:p>3452</text:p>
          </table:table-cell>
          <table:table-cell office:value-type="float" office:value="30739" calcext:value-type="float">
            <text:p>30739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18428" calcext:value-type="float">
            <text:p>18428</text:p>
          </table:table-cell>
          <table:table-cell office:value-type="float" office:value="337783" calcext:value-type="float">
            <text:p>337783</text:p>
          </table:table-cell>
          <table:table-cell office:value-type="float" office:value="0.08548" calcext:value-type="float">
            <text:p>0.08548</text:p>
          </table:table-cell>
          <table:table-cell office:value-type="float" office:value="0.02002" calcext:value-type="float">
            <text:p>0.02002</text:p>
          </table:table-cell>
          <table:table-cell office:value-type="float" office:value="10184" calcext:value-type="float">
            <text:p>10184</text:p>
          </table:table-cell>
          <table:table-cell office:value-type="float" office:value="374361" calcext:value-type="float">
            <text:p>374361</text:p>
          </table:table-cell>
          <table:table-cell office:value-type="float" office:value="0.04724" calcext:value-type="float">
            <text:p>0.04724</text:p>
          </table:table-cell>
          <table:table-cell office:value-type="float" office:value="0.02219" calcext:value-type="float">
            <text:p>0.02219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5" calcext:value-type="float">
            <text:p>5</text:p>
          </table:table-cell>
          <table:table-cell office:value-type="float" office:value="15441" calcext:value-type="float">
            <text:p>15441</text:p>
          </table:table-cell>
          <table:table-cell office:value-type="float" office:value="341438" calcext:value-type="float">
            <text:p>341438</text:p>
          </table:table-cell>
          <table:table-cell office:value-type="float" office:value="0.08544" calcext:value-type="float">
            <text:p>0.08544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16728877" calcext:value-type="float">
            <text:p>16728877</text:p>
          </table:table-cell>
          <table:table-cell office:value-type="float" office:value="180722" calcext:value-type="float">
            <text:p>180722</text:p>
          </table:table-cell>
          <table:table-cell office:value-type="float" office:value="0.0108" calcext:value-type="float">
            <text:p>0.0108</text:p>
          </table:table-cell>
          <table:table-cell office:value-type="float" office:value="2120" calcext:value-type="float">
            <text:p>2120</text:p>
          </table:table-cell>
          <table:table-cell office:value-type="float" office:value="25183" calcext:value-type="float">
            <text:p>25183</text:p>
          </table:table-cell>
          <table:table-cell office:value-type="float" office:value="0.01173" calcext:value-type="float">
            <text:p>0.01173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13321" calcext:value-type="float">
            <text:p>13321</text:p>
          </table:table-cell>
          <table:table-cell office:value-type="float" office:value="316255" calcext:value-type="float">
            <text:p>316255</text:p>
          </table:table-cell>
          <table:table-cell office:value-type="float" office:value="0.07371" calcext:value-type="float">
            <text:p>0.07371</text:p>
          </table:table-cell>
          <table:table-cell office:value-type="float" office:value="0.0189" calcext:value-type="float">
            <text:p>0.0189</text:p>
          </table:table-cell>
          <table:table-cell office:value-type="float" office:value="7515" calcext:value-type="float">
            <text:p>7515</text:p>
          </table:table-cell>
          <table:table-cell office:value-type="float" office:value="362665" calcext:value-type="float">
            <text:p>362665</text:p>
          </table:table-cell>
          <table:table-cell office:value-type="float" office:value="0.04158" calcext:value-type="float">
            <text:p>0.04158</text:p>
          </table:table-cell>
          <table:table-cell office:value-type="float" office:value="0.02168" calcext:value-type="float">
            <text:p>0.0216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6" calcext:value-type="float">
            <text:p>6</text:p>
          </table:table-cell>
          <table:table-cell office:value-type="float" office:value="12553" calcext:value-type="float">
            <text:p>12553</text:p>
          </table:table-cell>
          <table:table-cell office:value-type="float" office:value="326243" calcext:value-type="float">
            <text:p>326243</text:p>
          </table:table-cell>
          <table:table-cell office:value-type="float" office:value="0.07904" calcext:value-type="float">
            <text:p>0.07904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16619407" calcext:value-type="float">
            <text:p>16619407</text:p>
          </table:table-cell>
          <table:table-cell office:value-type="float" office:value="158828" calcext:value-type="float">
            <text:p>158828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1594" calcext:value-type="float">
            <text:p>1594</text:p>
          </table:table-cell>
          <table:table-cell office:value-type="float" office:value="22458" calcext:value-type="float">
            <text:p>22458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10959" calcext:value-type="float">
            <text:p>10959</text:p>
          </table:table-cell>
          <table:table-cell office:value-type="float" office:value="303785" calcext:value-type="float">
            <text:p>30378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6258" calcext:value-type="float">
            <text:p>6258</text:p>
          </table:table-cell>
          <table:table-cell office:value-type="float" office:value="355670" calcext:value-type="float">
            <text:p>355670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7" calcext:value-type="float">
            <text:p>7</text:p>
          </table:table-cell>
          <table:table-cell office:value-type="float" office:value="10037" calcext:value-type="float">
            <text:p>10037</text:p>
          </table:table-cell>
          <table:table-cell office:value-type="float" office:value="310349" calcext:value-type="float">
            <text:p>310349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16513447" calcext:value-type="float">
            <text:p>16513447</text:p>
          </table:table-cell>
          <table:table-cell office:value-type="float" office:value="141168" calcext:value-type="float">
            <text:p>141168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1147" calcext:value-type="float">
            <text:p>1147</text:p>
          </table:table-cell>
          <table:table-cell office:value-type="float" office:value="19632" calcext:value-type="float">
            <text:p>19632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8890" calcext:value-type="float">
            <text:p>8890</text:p>
          </table:table-cell>
          <table:table-cell office:value-type="float" office:value="290717" calcext:value-type="float">
            <text:p>290717</text:p>
          </table:table-cell>
          <table:table-cell office:value-type="float" office:value="0.06297" calcext:value-type="float">
            <text:p>0.06297</text:p>
          </table:table-cell>
          <table:table-cell office:value-type="float" office:value="0.0176" calcext:value-type="float">
            <text:p>0.0176</text:p>
          </table:table-cell>
          <table:table-cell office:value-type="float" office:value="5222" calcext:value-type="float">
            <text:p>5222</text:p>
          </table:table-cell>
          <table:table-cell office:value-type="float" office:value="348716" calcext:value-type="float">
            <text:p>348716</text:p>
          </table:table-cell>
          <table:table-cell office:value-type="float" office:value="0.03699" calcext:value-type="float">
            <text:p>0.03699</text:p>
          </table:table-cell>
          <table:table-cell office:value-type="float" office:value="0.02112" calcext:value-type="float">
            <text:p>0.02112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8" calcext:value-type="float">
            <text:p>8</text:p>
          </table:table-cell>
          <table:table-cell office:value-type="float" office:value="8629" calcext:value-type="float">
            <text:p>8629</text:p>
          </table:table-cell>
          <table:table-cell office:value-type="float" office:value="300045" calcext:value-type="float">
            <text:p>300045</text:p>
          </table:table-cell>
          <table:table-cell office:value-type="float" office:value="0.06734" calcext:value-type="float">
            <text:p>0.06734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16422223" calcext:value-type="float">
            <text:p>16422223</text:p>
          </table:table-cell>
          <table:table-cell office:value-type="float" office:value="128136" calcext:value-type="float">
            <text:p>128136</text:p>
          </table:table-cell>
          <table:table-cell office:value-type="float" office:value="0.0078" calcext:value-type="float">
            <text:p>0.0078</text:p>
          </table:table-cell>
          <table:table-cell office:value-type="float" office:value="930" calcext:value-type="float">
            <text:p>930</text:p>
          </table:table-cell>
          <table:table-cell office:value-type="float" office:value="18029" calcext:value-type="float">
            <text:p>18029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011" calcext:value-type="float">
            <text:p>0.0011</text:p>
          </table:table-cell>
          <table:table-cell office:value-type="float" office:value="7699" calcext:value-type="float">
            <text:p>7699</text:p>
          </table:table-cell>
          <table:table-cell office:value-type="float" office:value="282016" calcext:value-type="float">
            <text:p>282016</text:p>
          </table:table-cell>
          <table:table-cell office:value-type="float" office:value="0.06008" calcext:value-type="float">
            <text:p>0.06008</text:p>
          </table:table-cell>
          <table:table-cell office:value-type="float" office:value="0.01717" calcext:value-type="float">
            <text:p>0.01717</text:p>
          </table:table-cell>
          <table:table-cell office:value-type="float" office:value="4587" calcext:value-type="float">
            <text:p>4587</text:p>
          </table:table-cell>
          <table:table-cell office:value-type="float" office:value="343669" calcext:value-type="float">
            <text:p>343669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2093" calcext:value-type="float">
            <text:p>0.02093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9" calcext:value-type="float">
            <text:p>9</text:p>
          </table:table-cell>
          <table:table-cell office:value-type="float" office:value="7334" calcext:value-type="float">
            <text:p>7334</text:p>
          </table:table-cell>
          <table:table-cell office:value-type="float" office:value="289221" calcext:value-type="float">
            <text:p>289221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0.01771" calcext:value-type="float">
            <text:p>0.01771</text:p>
          </table:table-cell>
          <table:table-cell office:value-type="float" office:value="16334903" calcext:value-type="float">
            <text:p>16334903</text:p>
          </table:table-cell>
          <table:table-cell office:value-type="float" office:value="117221" calcext:value-type="float">
            <text:p>117221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732" calcext:value-type="float">
            <text:p>732</text:p>
          </table:table-cell>
          <table:table-cell office:value-type="float" office:value="16389" calcext:value-type="float">
            <text:p>16389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1" calcext:value-type="float">
            <text:p>0.001</text:p>
          </table:table-cell>
          <table:table-cell office:value-type="float" office:value="6602" calcext:value-type="float">
            <text:p>6602</text:p>
          </table:table-cell>
          <table:table-cell office:value-type="float" office:value="272832" calcext:value-type="float">
            <text:p>272832</text:p>
          </table:table-cell>
          <table:table-cell office:value-type="float" office:value="0.05632" calcext:value-type="float">
            <text:p>0.05632</text:p>
          </table:table-cell>
          <table:table-cell office:value-type="float" office:value="0.0167" calcext:value-type="float">
            <text:p>0.0167</text:p>
          </table:table-cell>
          <table:table-cell office:value-type="float" office:value="4034" calcext:value-type="float">
            <text:p>4034</text:p>
          </table:table-cell>
          <table:table-cell office:value-type="float" office:value="338837" calcext:value-type="float">
            <text:p>338837</text:p>
          </table:table-cell>
          <table:table-cell office:value-type="float" office:value="0.03441" calcext:value-type="float">
            <text:p>0.03441</text:p>
          </table:table-cell>
          <table:table-cell office:value-type="float" office:value="0.02074" calcext:value-type="float">
            <text:p>0.02074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0" calcext:value-type="float">
            <text:p>10</text:p>
          </table:table-cell>
          <table:table-cell office:value-type="float" office:value="6563" calcext:value-type="float">
            <text:p>6563</text:p>
          </table:table-cell>
          <table:table-cell office:value-type="float" office:value="281778" calcext:value-type="float">
            <text:p>281778</text:p>
          </table:table-cell>
          <table:table-cell office:value-type="float" office:value="0.06047" calcext:value-type="float">
            <text:p>0.0604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16256783" calcext:value-type="float">
            <text:p>16256783</text:p>
          </table:table-cell>
          <table:table-cell office:value-type="float" office:value="108541" calcext:value-type="float">
            <text:p>108541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639" calcext:value-type="float">
            <text:p>639</text:p>
          </table:table-cell>
          <table:table-cell office:value-type="float" office:value="15489" calcext:value-type="float">
            <text:p>15489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5924" calcext:value-type="float">
            <text:p>5924</text:p>
          </table:table-cell>
          <table:table-cell office:value-type="float" office:value="266289" calcext:value-type="float">
            <text:p>266289</text:p>
          </table:table-cell>
          <table:table-cell office:value-type="float" office:value="0.05458" calcext:value-type="float">
            <text:p>0.05458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3674" calcext:value-type="float">
            <text:p>3674</text:p>
          </table:table-cell>
          <table:table-cell office:value-type="float" office:value="335192" calcext:value-type="float">
            <text:p>335192</text:p>
          </table:table-cell>
          <table:table-cell office:value-type="float" office:value="0.03385" calcext:value-type="float">
            <text:p>0.03385</text:p>
          </table:table-cell>
          <table:table-cell office:value-type="float" office:value="0.02062" calcext:value-type="float">
            <text:p>0.02062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20" calcext:value-type="float">
            <text:p>20</text:p>
          </table:table-cell>
          <table:table-cell office:value-type="float" office:value="2703" calcext:value-type="float">
            <text:p>2703</text:p>
          </table:table-cell>
          <table:table-cell office:value-type="float" office:value="228297" calcext:value-type="float">
            <text:p>228297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15646880" calcext:value-type="float">
            <text:p>15646880</text:p>
          </table:table-cell>
          <table:table-cell office:value-type="float" office:value="63452" calcext:value-type="float">
            <text:p>63452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201" calcext:value-type="float">
            <text:p>201</text:p>
          </table:table-cell>
          <table:table-cell office:value-type="float" office:value="9519" calcext:value-type="float">
            <text:p>9519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2502" calcext:value-type="float">
            <text:p>2502</text:p>
          </table:table-cell>
          <table:table-cell office:value-type="float" office:value="218778" calcext:value-type="float">
            <text:p>218778</text:p>
          </table:table-cell>
          <table:table-cell office:value-type="float" office:value="0.03943" calcext:value-type="float">
            <text:p>0.03943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1967" calcext:value-type="float">
            <text:p>1967</text:p>
          </table:table-cell>
          <table:table-cell office:value-type="float" office:value="309678" calcext:value-type="float">
            <text:p>30967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979" calcext:value-type="float">
            <text:p>0.01979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30" calcext:value-type="float">
            <text:p>30</text:p>
          </table:table-cell>
          <table:table-cell office:value-type="float" office:value="1621" calcext:value-type="float">
            <text:p>1621</text:p>
          </table:table-cell>
          <table:table-cell office:value-type="float" office:value="201223" calcext:value-type="float">
            <text:p>201223</text:p>
          </table:table-cell>
          <table:table-cell office:value-type="float" office:value="0.03551" calcext:value-type="float">
            <text:p>0.03551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15220840" calcext:value-type="float">
            <text:p>15220840</text:p>
          </table:table-cell>
          <table:table-cell office:value-type="float" office:value="45645" calcext:value-type="float">
            <text:p>45645</text:p>
          </table:table-cell>
          <table:table-cell office:value-type="float" office:value="0.003" calcext:value-type="float">
            <text:p>0.003</text:p>
          </table:table-cell>
          <table:table-cell office:value-type="float" office:value="104" calcext:value-type="float">
            <text:p>104</text:p>
          </table:table-cell>
          <table:table-cell office:value-type="float" office:value="7179" calcext:value-type="float">
            <text:p>7179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1517" calcext:value-type="float">
            <text:p>1517</text:p>
          </table:table-cell>
          <table:table-cell office:value-type="float" office:value="194044" calcext:value-type="float">
            <text:p>194044</text:p>
          </table:table-cell>
          <table:table-cell office:value-type="float" office:value="0.03323" calcext:value-type="float">
            <text:p>0.03323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1390" calcext:value-type="float">
            <text:p>1390</text:p>
          </table:table-cell>
          <table:table-cell office:value-type="float" office:value="294507" calcext:value-type="float">
            <text:p>294507</text:p>
          </table:table-cell>
          <table:table-cell office:value-type="float" office:value="0.03045" calcext:value-type="float">
            <text:p>0.03045</text:p>
          </table:table-cell>
          <table:table-cell office:value-type="float" office:value="0.01935" calcext:value-type="float">
            <text:p>0.01935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40" calcext:value-type="float">
            <text:p>40</text:p>
          </table:table-cell>
          <table:table-cell office:value-type="float" office:value="1086" calcext:value-type="float">
            <text:p>1086</text:p>
          </table:table-cell>
          <table:table-cell office:value-type="float" office:value="182377" calcext:value-type="float">
            <text:p>182377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1225" calcext:value-type="float">
            <text:p>0.01225</text:p>
          </table:table-cell>
          <table:table-cell office:value-type="float" office:value="14887070" calcext:value-type="float">
            <text:p>14887070</text:p>
          </table:table-cell>
          <table:table-cell office:value-type="float" office:value="35843" calcext:value-type="float">
            <text:p>35843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66" calcext:value-type="float">
            <text:p>66</text:p>
          </table:table-cell>
          <table:table-cell office:value-type="float" office:value="5769" calcext:value-type="float">
            <text:p>5769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1020" calcext:value-type="float">
            <text:p>1020</text:p>
          </table:table-cell>
          <table:table-cell office:value-type="float" office:value="176608" calcext:value-type="float">
            <text:p>176608</text:p>
          </table:table-cell>
          <table:table-cell office:value-type="float" office:value="0.02846" calcext:value-type="float">
            <text:p>0.02846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1090" calcext:value-type="float">
            <text:p>1090</text:p>
          </table:table-cell>
          <table:table-cell office:value-type="float" office:value="282613" calcext:value-type="float">
            <text:p>282613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1898" calcext:value-type="float">
            <text:p>0.0189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50" calcext:value-type="float">
            <text:p>50</text:p>
          </table:table-cell>
          <table:table-cell office:value-type="float" office:value="825" calcext:value-type="float">
            <text:p>825</text:p>
          </table:table-cell>
          <table:table-cell office:value-type="float" office:value="170403" calcext:value-type="float">
            <text:p>170403</text:p>
          </table:table-cell>
          <table:table-cell office:value-type="float" office:value="0.02792" calcext:value-type="float">
            <text:p>0.02792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14609279" calcext:value-type="float">
            <text:p>14609279</text:p>
          </table:table-cell>
          <table:table-cell office:value-type="float" office:value="29549" calcext:value-type="float">
            <text:p>29549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46" calcext:value-type="float">
            <text:p>46</text:p>
          </table:table-cell>
          <table:table-cell office:value-type="float" office:value="4846" calcext:value-type="float">
            <text:p>4846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779" calcext:value-type="float">
            <text:p>779</text:p>
          </table:table-cell>
          <table:table-cell office:value-type="float" office:value="165557" calcext:value-type="float">
            <text:p>165557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884" calcext:value-type="float">
            <text:p>884</text:p>
          </table:table-cell>
          <table:table-cell office:value-type="float" office:value="272636" calcext:value-type="float">
            <text:p>272636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1866" calcext:value-type="float">
            <text:p>0.01866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60" calcext:value-type="float">
            <text:p>60</text:p>
          </table:table-cell>
          <table:table-cell office:value-type="float" office:value="661" calcext:value-type="float">
            <text:p>661</text:p>
          </table:table-cell>
          <table:table-cell office:value-type="float" office:value="161226" calcext:value-type="float">
            <text:p>161226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14368497" calcext:value-type="float">
            <text:p>14368497</text:p>
          </table:table-cell>
          <table:table-cell office:value-type="float" office:value="25111" calcext:value-type="float">
            <text:p>2511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35" calcext:value-type="float">
            <text:p>35</text:p>
          </table:table-cell>
          <table:table-cell office:value-type="float" office:value="4250" calcext:value-type="float">
            <text:p>4250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03" calcext:value-type="float">
            <text:p>0.0003</text:p>
          </table:table-cell>
          <table:table-cell office:value-type="float" office:value="626" calcext:value-type="float">
            <text:p>626</text:p>
          </table:table-cell>
          <table:table-cell office:value-type="float" office:value="156976" calcext:value-type="float">
            <text:p>156976</text:p>
          </table:table-cell>
          <table:table-cell office:value-type="float" office:value="0.02493" calcext:value-type="float">
            <text:p>0.02493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747" calcext:value-type="float">
            <text:p>747</text:p>
          </table:table-cell>
          <table:table-cell office:value-type="float" office:value="264482" calcext:value-type="float">
            <text:p>264482</text:p>
          </table:table-cell>
          <table:table-cell office:value-type="float" office:value="0.02975" calcext:value-type="float">
            <text:p>0.02975</text:p>
          </table:table-cell>
          <table:table-cell office:value-type="float" office:value="0.01841" calcext:value-type="float">
            <text:p>0.01841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70" calcext:value-type="float">
            <text:p>70</text:p>
          </table:table-cell>
          <table:table-cell office:value-type="float" office:value="530" calcext:value-type="float">
            <text:p>530</text:p>
          </table:table-cell>
          <table:table-cell office:value-type="float" office:value="152613" calcext:value-type="float">
            <text:p>152613</text:p>
          </table:table-cell>
          <table:table-cell office:value-type="float" office:value="0.02425" calcext:value-type="float">
            <text:p>0.02425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14159113" calcext:value-type="float">
            <text:p>14159113</text:p>
          </table:table-cell>
          <table:table-cell office:value-type="float" office:value="21853" calcext:value-type="float">
            <text:p>21853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26" calcext:value-type="float">
            <text:p>26</text:p>
          </table:table-cell>
          <table:table-cell office:value-type="float" office:value="3680" calcext:value-type="float">
            <text:p>368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504" calcext:value-type="float">
            <text:p>504</text:p>
          </table:table-cell>
          <table:table-cell office:value-type="float" office:value="148933" calcext:value-type="float">
            <text:p>148933</text:p>
          </table:table-cell>
          <table:table-cell office:value-type="float" office:value="0.02306" calcext:value-type="float">
            <text:p>0.02306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648" calcext:value-type="float">
            <text:p>648</text:p>
          </table:table-cell>
          <table:table-cell office:value-type="float" office:value="257550" calcext:value-type="float">
            <text:p>257550</text:p>
          </table:table-cell>
          <table:table-cell office:value-type="float" office:value="0.02965" calcext:value-type="float">
            <text:p>0.02965</text:p>
          </table:table-cell>
          <table:table-cell office:value-type="float" office:value="0.01819" calcext:value-type="float">
            <text:p>0.01819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office:value-type="float" office:value="145551" calcext:value-type="float">
            <text:p>145551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13971887" calcext:value-type="float">
            <text:p>13971887</text:p>
          </table:table-cell>
          <table:table-cell office:value-type="float" office:value="19335" calcext:value-type="float">
            <text:p>19335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20" calcext:value-type="float">
            <text:p>20</text:p>
          </table:table-cell>
          <table:table-cell office:value-type="float" office:value="3232" calcext:value-type="float">
            <text:p>323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419" calcext:value-type="float">
            <text:p>419</text:p>
          </table:table-cell>
          <table:table-cell office:value-type="float" office:value="142319" calcext:value-type="float">
            <text:p>142319</text:p>
          </table:table-cell>
          <table:table-cell office:value-type="float" office:value="0.02167" calcext:value-type="float">
            <text:p>0.02167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576" calcext:value-type="float">
            <text:p>576</text:p>
          </table:table-cell>
          <table:table-cell office:value-type="float" office:value="251689" calcext:value-type="float">
            <text:p>251689</text:p>
          </table:table-cell>
          <table:table-cell office:value-type="float" office:value="0.02979" calcext:value-type="float">
            <text:p>0.02979</text:p>
          </table:table-cell>
          <table:table-cell office:value-type="float" office:value="0.01801" calcext:value-type="float">
            <text:p>0.01801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90" calcext:value-type="float">
            <text:p>90</text:p>
          </table:table-cell>
          <table:table-cell office:value-type="float" office:value="368" calcext:value-type="float">
            <text:p>368</text:p>
          </table:table-cell>
          <table:table-cell office:value-type="float" office:value="139450" calcext:value-type="float">
            <text:p>139450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13797860" calcext:value-type="float">
            <text:p>13797860</text:p>
          </table:table-cell>
          <table:table-cell office:value-type="float" office:value="17272" calcext:value-type="float">
            <text:p>17272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17" calcext:value-type="float">
            <text:p>17</text:p>
          </table:table-cell>
          <table:table-cell office:value-type="float" office:value="2973" calcext:value-type="float">
            <text:p>2973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351" calcext:value-type="float">
            <text:p>351</text:p>
          </table:table-cell>
          <table:table-cell office:value-type="float" office:value="136477" calcext:value-type="float">
            <text:p>136477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507" calcext:value-type="float">
            <text:p>507</text:p>
          </table:table-cell>
          <table:table-cell office:value-type="float" office:value="245389" calcext:value-type="float">
            <text:p>245389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778" calcext:value-type="float">
            <text:p>0.0177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float" office:value="134437" calcext:value-type="float">
            <text:p>134437</text:p>
          </table:table-cell>
          <table:table-cell office:value-type="float" office:value="0.02029" calcext:value-type="float">
            <text:p>0.02029</text:p>
          </table:table-cell>
          <table:table-cell office:value-type="float" office:value="0.00985" calcext:value-type="float">
            <text:p>0.00985</text:p>
          </table:table-cell>
          <table:table-cell office:value-type="float" office:value="13642263" calcext:value-type="float">
            <text:p>13642263</text:p>
          </table:table-cell>
          <table:table-cell office:value-type="float" office:value="15623" calcext:value-type="float">
            <text:p>15623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13" calcext:value-type="float">
            <text:p>13</text:p>
          </table:table-cell>
          <table:table-cell office:value-type="float" office:value="2594" calcext:value-type="float">
            <text:p>259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304" calcext:value-type="float">
            <text:p>304</text:p>
          </table:table-cell>
          <table:table-cell office:value-type="float" office:value="131843" calcext:value-type="float">
            <text:p>131843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0.00966" calcext:value-type="float">
            <text:p>0.00966</text:p>
          </table:table-cell>
          <table:table-cell office:value-type="float" office:value="460" calcext:value-type="float">
            <text:p>460</text:p>
          </table:table-cell>
          <table:table-cell office:value-type="float" office:value="240564" calcext:value-type="float">
            <text:p>240564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763" calcext:value-type="float">
            <text:p>0.01763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10" calcext:value-type="float">
            <text:p>110</text:p>
          </table:table-cell>
          <table:table-cell office:value-type="float" office:value="265" calcext:value-type="float">
            <text:p>265</text:p>
          </table:table-cell>
          <table:table-cell office:value-type="float" office:value="128776" calcext:value-type="float">
            <text:p>128776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0953" calcext:value-type="float">
            <text:p>0.00953</text:p>
          </table:table-cell>
          <table:table-cell office:value-type="float" office:value="13506271" calcext:value-type="float">
            <text:p>13506271</text:p>
          </table:table-cell>
          <table:table-cell office:value-type="float" office:value="14319" calcext:value-type="float">
            <text:p>14319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13" calcext:value-type="float">
            <text:p>13</text:p>
          </table:table-cell>
          <table:table-cell office:value-type="float" office:value="2493" calcext:value-type="float">
            <text:p>2493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252" calcext:value-type="float">
            <text:p>252</text:p>
          </table:table-cell>
          <table:table-cell office:value-type="float" office:value="126283" calcext:value-type="float">
            <text:p>126283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423" calcext:value-type="float">
            <text:p>423</text:p>
          </table:table-cell>
          <table:table-cell office:value-type="float" office:value="236408" calcext:value-type="float">
            <text:p>236408</text:p>
          </table:table-cell>
          <table:table-cell office:value-type="float" office:value="0.02954" calcext:value-type="float">
            <text:p>0.02954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20" calcext:value-type="float">
            <text:p>120</text:p>
          </table:table-cell>
          <table:table-cell office:value-type="float" office:value="224" calcext:value-type="float">
            <text:p>224</text:p>
          </table:table-cell>
          <table:table-cell office:value-type="float" office:value="123976" calcext:value-type="float">
            <text:p>12397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27" calcext:value-type="float">
            <text:p>0.00927</text:p>
          </table:table-cell>
          <table:table-cell office:value-type="float" office:value="13375337" calcext:value-type="float">
            <text:p>13375337</text:p>
          </table:table-cell>
          <table:table-cell office:value-type="float" office:value="13174" calcext:value-type="float">
            <text:p>13174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13" calcext:value-type="float">
            <text:p>13</text:p>
          </table:table-cell>
          <table:table-cell office:value-type="float" office:value="2493" calcext:value-type="float">
            <text:p>2493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211" calcext:value-type="float">
            <text:p>211</text:p>
          </table:table-cell>
          <table:table-cell office:value-type="float" office:value="121483" calcext:value-type="float">
            <text:p>121483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00908" calcext:value-type="float">
            <text:p>0.00908</text:p>
          </table:table-cell>
          <table:table-cell office:value-type="float" office:value="390" calcext:value-type="float">
            <text:p>390</text:p>
          </table:table-cell>
          <table:table-cell office:value-type="float" office:value="232401" calcext:value-type="float">
            <text:p>232401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1738" calcext:value-type="float">
            <text:p>0.01738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" calcext:value-type="float">
            <text:p>1</text:p>
          </table:table-cell>
          <table:table-cell office:value-type="float" office:value="304492" calcext:value-type="float">
            <text:p>304492</text:p>
          </table:table-cell>
          <table:table-cell office:value-type="float" office:value="6805316" calcext:value-type="float">
            <text:p>6805316</text:p>
          </table:table-cell>
          <table:table-cell office:value-type="float" office:value="0.37425" calcext:value-type="float">
            <text:p>0.37425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470574535" calcext:value-type="float">
            <text:p>470574535</text:p>
          </table:table-cell>
          <table:table-cell office:value-type="float" office:value="813605" calcext:value-type="float">
            <text:p>813605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183749" calcext:value-type="float">
            <text:p>183749</text:p>
          </table:table-cell>
          <table:table-cell office:value-type="float" office:value="1816674" calcext:value-type="float">
            <text:p>1816674</text:p>
          </table:table-cell>
          <table:table-cell office:value-type="float" office:value="0.22585" calcext:value-type="float">
            <text:p>0.22585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120743" calcext:value-type="float">
            <text:p>120743</text:p>
          </table:table-cell>
          <table:table-cell office:value-type="float" office:value="4988642" calcext:value-type="float">
            <text:p>4988642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0106" calcext:value-type="float">
            <text:p>0.0106</text:p>
          </table:table-cell>
          <table:table-cell office:value-type="float" office:value="208667" calcext:value-type="float">
            <text:p>208667</text:p>
          </table:table-cell>
          <table:table-cell office:value-type="float" office:value="7347733" calcext:value-type="float">
            <text:p>7347733</text:p>
          </table:table-cell>
          <table:table-cell office:value-type="float" office:value="0.25647" calcext:value-type="float">
            <text:p>0.25647</text:p>
          </table:table-cell>
          <table:table-cell office:value-type="float" office:value="0.01561" calcext:value-type="float">
            <text:p>0.01561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2" calcext:value-type="float">
            <text:p>2</text:p>
          </table:table-cell>
          <table:table-cell office:value-type="float" office:value="167161" calcext:value-type="float">
            <text:p>167161</text:p>
          </table:table-cell>
          <table:table-cell office:value-type="float" office:value="6650222" calcext:value-type="float">
            <text:p>6650222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470326062" calcext:value-type="float">
            <text:p>470326062</text:p>
          </table:table-cell>
          <table:table-cell office:value-type="float" office:value="565132" calcext:value-type="float">
            <text:p>565132</text:p>
          </table:table-cell>
          <table:table-cell office:value-type="float" office:value="0.0012" calcext:value-type="float">
            <text:p>0.0012</text:p>
          </table:table-cell>
          <table:table-cell office:value-type="float" office:value="79447" calcext:value-type="float">
            <text:p>79447</text:p>
          </table:table-cell>
          <table:table-cell office:value-type="float" office:value="1704369" calcext:value-type="float">
            <text:p>1704369</text:p>
          </table:table-cell>
          <table:table-cell office:value-type="float" office:value="0.14058" calcext:value-type="float">
            <text:p>0.14058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87714" calcext:value-type="float">
            <text:p>87714</text:p>
          </table:table-cell>
          <table:table-cell office:value-type="float" office:value="4945853" calcext:value-type="float">
            <text:p>4945853</text:p>
          </table:table-cell>
          <table:table-cell office:value-type="float" office:value="0.15521" calcext:value-type="float">
            <text:p>0.15521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92284" calcext:value-type="float">
            <text:p>92284</text:p>
          </table:table-cell>
          <table:table-cell office:value-type="float" office:value="7222033" calcext:value-type="float">
            <text:p>7222033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3" calcext:value-type="float">
            <text:p>3</text:p>
          </table:table-cell>
          <table:table-cell office:value-type="float" office:value="118607" calcext:value-type="float">
            <text:p>118607</text:p>
          </table:table-cell>
          <table:table-cell office:value-type="float" office:value="6540716" calcext:value-type="float">
            <text:p>6540716</text:p>
          </table:table-cell>
          <table:table-cell office:value-type="float" office:value="0.25696" calcext:value-type="float">
            <text:p>0.25696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470118948" calcext:value-type="float">
            <text:p>470118948</text:p>
          </table:table-cell>
          <table:table-cell office:value-type="float" office:value="461575" calcext:value-type="float">
            <text:p>461575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46817" calcext:value-type="float">
            <text:p>46817</text:p>
          </table:table-cell>
          <table:table-cell office:value-type="float" office:value="1634757" calcext:value-type="float">
            <text:p>1634757</text:p>
          </table:table-cell>
          <table:table-cell office:value-type="float" office:value="0.10143" calcext:value-type="float">
            <text:p>0.10143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71790" calcext:value-type="float">
            <text:p>71790</text:p>
          </table:table-cell>
          <table:table-cell office:value-type="float" office:value="4905959" calcext:value-type="float">
            <text:p>4905959</text:p>
          </table:table-cell>
          <table:table-cell office:value-type="float" office:value="0.15553" calcext:value-type="float">
            <text:p>0.15553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55195" calcext:value-type="float">
            <text:p>55195</text:p>
          </table:table-cell>
          <table:table-cell office:value-type="float" office:value="7142429" calcext:value-type="float">
            <text:p>7142429</text:p>
          </table:table-cell>
          <table:table-cell office:value-type="float" office:value="0.11958" calcext:value-type="float">
            <text:p>0.11958</text:p>
          </table:table-cell>
          <table:table-cell office:value-type="float" office:value="0.01519" calcext:value-type="float">
            <text:p>0.01519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4" calcext:value-type="float">
            <text:p>4</text:p>
          </table:table-cell>
          <table:table-cell office:value-type="float" office:value="97069" calcext:value-type="float">
            <text:p>97069</text:p>
          </table:table-cell>
          <table:table-cell office:value-type="float" office:value="6466256" calcext:value-type="float">
            <text:p>6466256</text:p>
          </table:table-cell>
          <table:table-cell office:value-type="float" office:value="0.23877" calcext:value-type="float">
            <text:p>0.23877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469953819" calcext:value-type="float">
            <text:p>469953819</text:p>
          </table:table-cell>
          <table:table-cell office:value-type="float" office:value="406532" calcext:value-type="float">
            <text:p>406532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34063" calcext:value-type="float">
            <text:p>34063</text:p>
          </table:table-cell>
          <table:table-cell office:value-type="float" office:value="1592739" calcext:value-type="float">
            <text:p>1592739</text:p>
          </table:table-cell>
          <table:table-cell office:value-type="float" office:value="0.08379" calcext:value-type="float">
            <text:p>0.08379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63006" calcext:value-type="float">
            <text:p>63006</text:p>
          </table:table-cell>
          <table:table-cell office:value-type="float" office:value="4873517" calcext:value-type="float">
            <text:p>4873517</text:p>
          </table:table-cell>
          <table:table-cell office:value-type="float" office:value="0.15498" calcext:value-type="float">
            <text:p>0.15498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40487" calcext:value-type="float">
            <text:p>40487</text:p>
          </table:table-cell>
          <table:table-cell office:value-type="float" office:value="7093625" calcext:value-type="float">
            <text:p>7093625</text:p>
          </table:table-cell>
          <table:table-cell office:value-type="float" office:value="0.09959" calcext:value-type="float">
            <text:p>0.09959</text:p>
          </table:table-cell>
          <table:table-cell office:value-type="float" office:value="0.01509" calcext:value-type="float">
            <text:p>0.01509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5" calcext:value-type="float">
            <text:p>5</text:p>
          </table:table-cell>
          <table:table-cell office:value-type="float" office:value="81705" calcext:value-type="float">
            <text:p>81705</text:p>
          </table:table-cell>
          <table:table-cell office:value-type="float" office:value="6397800" calcext:value-type="float">
            <text:p>6397800</text:p>
          </table:table-cell>
          <table:table-cell office:value-type="float" office:value="0.22275" calcext:value-type="float">
            <text:p>0.22275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469794895" calcext:value-type="float">
            <text:p>469794895</text:p>
          </table:table-cell>
          <table:table-cell office:value-type="float" office:value="366801" calcext:value-type="float">
            <text:p>3668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28467" calcext:value-type="float">
            <text:p>28467</text:p>
          </table:table-cell>
          <table:table-cell office:value-type="float" office:value="1568451" calcext:value-type="float">
            <text:p>1568451</text:p>
          </table:table-cell>
          <table:table-cell office:value-type="float" office:value="0.07761" calcext:value-type="float">
            <text:p>0.07761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53238" calcext:value-type="float">
            <text:p>53238</text:p>
          </table:table-cell>
          <table:table-cell office:value-type="float" office:value="4829349" calcext:value-type="float">
            <text:p>4829349</text:p>
          </table:table-cell>
          <table:table-cell office:value-type="float" office:value="0.14514" calcext:value-type="float">
            <text:p>0.14514</text:p>
          </table:table-cell>
          <table:table-cell office:value-type="float" office:value="0.01028" calcext:value-type="float">
            <text:p>0.01028</text:p>
          </table:table-cell>
          <table:table-cell office:value-type="float" office:value="34159" calcext:value-type="float">
            <text:p>34159</text:p>
          </table:table-cell>
          <table:table-cell office:value-type="float" office:value="7065733" calcext:value-type="float">
            <text:p>7065733</text:p>
          </table:table-cell>
          <table:table-cell office:value-type="float" office:value="0.09313" calcext:value-type="float">
            <text:p>0.09313</text:p>
          </table:table-cell>
          <table:table-cell office:value-type="float" office:value="0.01504" calcext:value-type="float">
            <text:p>0.01504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6" calcext:value-type="float">
            <text:p>6</text:p>
          </table:table-cell>
          <table:table-cell office:value-type="float" office:value="72079" calcext:value-type="float">
            <text:p>72079</text:p>
          </table:table-cell>
          <table:table-cell office:value-type="float" office:value="6344295" calcext:value-type="float">
            <text:p>6344295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469656040" calcext:value-type="float">
            <text:p>469656040</text:p>
          </table:table-cell>
          <table:table-cell office:value-type="float" office:value="339030" calcext:value-type="float">
            <text:p>339030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24792" calcext:value-type="float">
            <text:p>24792</text:p>
          </table:table-cell>
          <table:table-cell office:value-type="float" office:value="1548651" calcext:value-type="float">
            <text:p>1548651</text:p>
          </table:table-cell>
          <table:table-cell office:value-type="float" office:value="0.07313" calcext:value-type="float">
            <text:p>0.07313</text:p>
          </table:table-cell>
          <table:table-cell office:value-type="float" office:value="0.0033" calcext:value-type="float">
            <text:p>0.0033</text:p>
          </table:table-cell>
          <table:table-cell office:value-type="float" office:value="47287" calcext:value-type="float">
            <text:p>47287</text:p>
          </table:table-cell>
          <table:table-cell office:value-type="float" office:value="4795644" calcext:value-type="float">
            <text:p>4795644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01021" calcext:value-type="float">
            <text:p>0.01021</text:p>
          </table:table-cell>
          <table:table-cell office:value-type="float" office:value="30010" calcext:value-type="float">
            <text:p>30010</text:p>
          </table:table-cell>
          <table:table-cell office:value-type="float" office:value="7043023" calcext:value-type="float">
            <text:p>7043023</text:p>
          </table:table-cell>
          <table:table-cell office:value-type="float" office:value="0.08852" calcext:value-type="float">
            <text:p>0.0885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7" calcext:value-type="float">
            <text:p>7</text:p>
          </table:table-cell>
          <table:table-cell office:value-type="float" office:value="64127" calcext:value-type="float">
            <text:p>64127</text:p>
          </table:table-cell>
          <table:table-cell office:value-type="float" office:value="6290703" calcext:value-type="float">
            <text:p>6290703</text:p>
          </table:table-cell>
          <table:table-cell office:value-type="float" office:value="0.20305" calcext:value-type="float">
            <text:p>0.20305</text:p>
          </table:table-cell>
          <table:table-cell office:value-type="float" office:value="0.0134" calcext:value-type="float">
            <text:p>0.0134</text:p>
          </table:table-cell>
          <table:table-cell office:value-type="float" office:value="469516726" calcext:value-type="float">
            <text:p>469516726</text:p>
          </table:table-cell>
          <table:table-cell office:value-type="float" office:value="315811" calcext:value-type="float">
            <text:p>315811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21929" calcext:value-type="float">
            <text:p>21929</text:p>
          </table:table-cell>
          <table:table-cell office:value-type="float" office:value="1529361" calcext:value-type="float">
            <text:p>1529361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42198" calcext:value-type="float">
            <text:p>42198</text:p>
          </table:table-cell>
          <table:table-cell office:value-type="float" office:value="4761342" calcext:value-type="float">
            <text:p>4761342</text:p>
          </table:table-cell>
          <table:table-cell office:value-type="float" office:value="0.13362" calcext:value-type="float">
            <text:p>0.13362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26752" calcext:value-type="float">
            <text:p>26752</text:p>
          </table:table-cell>
          <table:table-cell office:value-type="float" office:value="7020889" calcext:value-type="float">
            <text:p>7020889</text:p>
          </table:table-cell>
          <table:table-cell office:value-type="float" office:value="0.08471" calcext:value-type="float">
            <text:p>0.08471</text:p>
          </table:table-cell>
          <table:table-cell office:value-type="float" office:value="0.01495" calcext:value-type="float">
            <text:p>0.01495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8" calcext:value-type="float">
            <text:p>8</text:p>
          </table:table-cell>
          <table:table-cell office:value-type="float" office:value="58215" calcext:value-type="float">
            <text:p>58215</text:p>
          </table:table-cell>
          <table:table-cell office:value-type="float" office:value="6245434" calcext:value-type="float">
            <text:p>6245434</text:p>
          </table:table-cell>
          <table:table-cell office:value-type="float" office:value="0.19504" calcext:value-type="float">
            <text:p>0.19504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469395430" calcext:value-type="float">
            <text:p>469395430</text:p>
          </table:table-cell>
          <table:table-cell office:value-type="float" office:value="298483" calcext:value-type="float">
            <text:p>298483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19856" calcext:value-type="float">
            <text:p>19856</text:p>
          </table:table-cell>
          <table:table-cell office:value-type="float" office:value="1513877" calcext:value-type="float">
            <text:p>1513877</text:p>
          </table:table-cell>
          <table:table-cell office:value-type="float" office:value="0.06652" calcext:value-type="float">
            <text:p>0.06652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38359" calcext:value-type="float">
            <text:p>38359</text:p>
          </table:table-cell>
          <table:table-cell office:value-type="float" office:value="4731557" calcext:value-type="float">
            <text:p>4731557</text:p>
          </table:table-cell>
          <table:table-cell office:value-type="float" office:value="0.12851" calcext:value-type="float">
            <text:p>0.12851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24357" calcext:value-type="float">
            <text:p>24357</text:p>
          </table:table-cell>
          <table:table-cell office:value-type="float" office:value="7002640" calcext:value-type="float">
            <text:p>7002640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1492" calcext:value-type="float">
            <text:p>0.01492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9" calcext:value-type="float">
            <text:p>9</text:p>
          </table:table-cell>
          <table:table-cell office:value-type="float" office:value="53059" calcext:value-type="float">
            <text:p>53059</text:p>
          </table:table-cell>
          <table:table-cell office:value-type="float" office:value="6199970" calcext:value-type="float">
            <text:p>6199970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469270222" calcext:value-type="float">
            <text:p>469270222</text:p>
          </table:table-cell>
          <table:table-cell office:value-type="float" office:value="282832" calcext:value-type="float">
            <text:p>282832</text:p>
          </table:table-cell>
          <table:table-cell office:value-type="float" office:value="0.0006" calcext:value-type="float">
            <text:p>0.0006</text:p>
          </table:table-cell>
          <table:table-cell office:value-type="float" office:value="17932" calcext:value-type="float">
            <text:p>17932</text:p>
          </table:table-cell>
          <table:table-cell office:value-type="float" office:value="1497325" calcext:value-type="float">
            <text:p>1497325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35127" calcext:value-type="float">
            <text:p>35127</text:p>
          </table:table-cell>
          <table:table-cell office:value-type="float" office:value="4702645" calcext:value-type="float">
            <text:p>4702645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01002" calcext:value-type="float">
            <text:p>0.01002</text:p>
          </table:table-cell>
          <table:table-cell office:value-type="float" office:value="22192" calcext:value-type="float">
            <text:p>22192</text:p>
          </table:table-cell>
          <table:table-cell office:value-type="float" office:value="6983712" calcext:value-type="float">
            <text:p>6983712</text:p>
          </table:table-cell>
          <table:table-cell office:value-type="float" office:value="0.07846" calcext:value-type="float">
            <text:p>0.07846</text:p>
          </table:table-cell>
          <table:table-cell office:value-type="float" office:value="0.01488" calcext:value-type="float">
            <text:p>0.01488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0" calcext:value-type="float">
            <text:p>10</text:p>
          </table:table-cell>
          <table:table-cell office:value-type="float" office:value="49076" calcext:value-type="float">
            <text:p>49076</text:p>
          </table:table-cell>
          <table:table-cell office:value-type="float" office:value="6159641" calcext:value-type="float">
            <text:p>6159641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469155562" calcext:value-type="float">
            <text:p>469155562</text:p>
          </table:table-cell>
          <table:table-cell office:value-type="float" office:value="270092" calcext:value-type="float">
            <text:p>270092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16474" calcext:value-type="float">
            <text:p>16474</text:p>
          </table:table-cell>
          <table:table-cell office:value-type="float" office:value="1482664" calcext:value-type="float">
            <text:p>1482664</text:p>
          </table:table-cell>
          <table:table-cell office:value-type="float" office:value="0.06099" calcext:value-type="float">
            <text:p>0.06099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32602" calcext:value-type="float">
            <text:p>32602</text:p>
          </table:table-cell>
          <table:table-cell office:value-type="float" office:value="4676977" calcext:value-type="float">
            <text:p>4676977</text:p>
          </table:table-cell>
          <table:table-cell office:value-type="float" office:value="0.12071" calcext:value-type="float">
            <text:p>0.12071</text:p>
          </table:table-cell>
          <table:table-cell office:value-type="float" office:value="0.00997" calcext:value-type="float">
            <text:p>0.00997</text:p>
          </table:table-cell>
          <table:table-cell office:value-type="float" office:value="20522" calcext:value-type="float">
            <text:p>20522</text:p>
          </table:table-cell>
          <table:table-cell office:value-type="float" office:value="6966765" calcext:value-type="float">
            <text:p>6966765</text:p>
          </table:table-cell>
          <table:table-cell office:value-type="float" office:value="0.07598" calcext:value-type="float">
            <text:p>0.07598</text:p>
          </table:table-cell>
          <table:table-cell office:value-type="float" office:value="0.01485" calcext:value-type="float">
            <text:p>0.01485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20" calcext:value-type="float">
            <text:p>20</text:p>
          </table:table-cell>
          <table:table-cell office:value-type="float" office:value="28485" calcext:value-type="float">
            <text:p>28485</text:p>
          </table:table-cell>
          <table:table-cell office:value-type="float" office:value="5854928" calcext:value-type="float">
            <text:p>5854928</text:p>
          </table:table-cell>
          <table:table-cell office:value-type="float" office:value="0.14332" calcext:value-type="float">
            <text:p>0.14332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468179744" calcext:value-type="float">
            <text:p>468179744</text:p>
          </table:table-cell>
          <table:table-cell office:value-type="float" office:value="198746" calcext:value-type="float">
            <text:p>198746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9097" calcext:value-type="float">
            <text:p>9097</text:p>
          </table:table-cell>
          <table:table-cell office:value-type="float" office:value="1376681" calcext:value-type="float">
            <text:p>1376681</text:p>
          </table:table-cell>
          <table:table-cell office:value-type="float" office:value="0.04577" calcext:value-type="float">
            <text:p>0.04577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19388" calcext:value-type="float">
            <text:p>19388</text:p>
          </table:table-cell>
          <table:table-cell office:value-type="float" office:value="4478247" calcext:value-type="float">
            <text:p>4478247</text:p>
          </table:table-cell>
          <table:table-cell office:value-type="float" office:value="0.09755" calcext:value-type="float">
            <text:p>0.09755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11981" calcext:value-type="float">
            <text:p>11981</text:p>
          </table:table-cell>
          <table:table-cell office:value-type="float" office:value="6841798" calcext:value-type="float">
            <text:p>6841798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1461" calcext:value-type="float">
            <text:p>0.01461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30" calcext:value-type="float">
            <text:p>30</text:p>
          </table:table-cell>
          <table:table-cell office:value-type="float" office:value="19907" calcext:value-type="float">
            <text:p>19907</text:p>
          </table:table-cell>
          <table:table-cell office:value-type="float" office:value="5632601" calcext:value-type="float">
            <text:p>5632601</text:p>
          </table:table-cell>
          <table:table-cell office:value-type="float" office:value="0.12139" calcext:value-type="float">
            <text:p>0.12139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467344283" calcext:value-type="float">
            <text:p>467344283</text:p>
          </table:table-cell>
          <table:table-cell office:value-type="float" office:value="163992" calcext:value-type="float">
            <text:p>163992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6086" calcext:value-type="float">
            <text:p>6086</text:p>
          </table:table-cell>
          <table:table-cell office:value-type="float" office:value="1300731" calcext:value-type="float">
            <text:p>1300731</text:p>
          </table:table-cell>
          <table:table-cell office:value-type="float" office:value="0.03711" calcext:value-type="float">
            <text:p>0.03711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13821" calcext:value-type="float">
            <text:p>13821</text:p>
          </table:table-cell>
          <table:table-cell office:value-type="float" office:value="4331870" calcext:value-type="float">
            <text:p>4331870</text:p>
          </table:table-cell>
          <table:table-cell office:value-type="float" office:value="0.08428" calcext:value-type="float">
            <text:p>0.08428</text:p>
          </table:table-cell>
          <table:table-cell office:value-type="float" office:value="0.00927" calcext:value-type="float">
            <text:p>0.00927</text:p>
          </table:table-cell>
          <table:table-cell office:value-type="float" office:value="8368" calcext:value-type="float">
            <text:p>8368</text:p>
          </table:table-cell>
          <table:table-cell office:value-type="float" office:value="6748562" calcext:value-type="float">
            <text:p>6748562</text:p>
          </table:table-cell>
          <table:table-cell office:value-type="float" office:value="0.05103" calcext:value-type="float">
            <text:p>0.05103</text:p>
          </table:table-cell>
          <table:table-cell office:value-type="float" office:value="0.01444" calcext:value-type="float">
            <text:p>0.01444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40" calcext:value-type="float">
            <text:p>40</text:p>
          </table:table-cell>
          <table:table-cell office:value-type="float" office:value="14922" calcext:value-type="float">
            <text:p>14922</text:p>
          </table:table-cell>
          <table:table-cell office:value-type="float" office:value="5455431" calcext:value-type="float">
            <text:p>5455431</text:p>
          </table:table-cell>
          <table:table-cell office:value-type="float" office:value="0.10492" calcext:value-type="float">
            <text:p>0.10492</text:p>
          </table:table-cell>
          <table:table-cell office:value-type="float" office:value="0.01169" calcext:value-type="float">
            <text:p>0.01169</text:p>
          </table:table-cell>
          <table:table-cell office:value-type="float" office:value="466605161" calcext:value-type="float">
            <text:p>466605161</text:p>
          </table:table-cell>
          <table:table-cell office:value-type="float" office:value="142228" calcext:value-type="float">
            <text:p>1422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4365" calcext:value-type="float">
            <text:p>4365</text:p>
          </table:table-cell>
          <table:table-cell office:value-type="float" office:value="1241764" calcext:value-type="float">
            <text:p>1241764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10557" calcext:value-type="float">
            <text:p>10557</text:p>
          </table:table-cell>
          <table:table-cell office:value-type="float" office:value="4213667" calcext:value-type="float">
            <text:p>4213667</text:p>
          </table:table-cell>
          <table:table-cell office:value-type="float" office:value="0.07423" calcext:value-type="float">
            <text:p>0.07423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6292" calcext:value-type="float">
            <text:p>6292</text:p>
          </table:table-cell>
          <table:table-cell office:value-type="float" office:value="6675644" calcext:value-type="float">
            <text:p>6675644</text:p>
          </table:table-cell>
          <table:table-cell office:value-type="float" office:value="0.04424" calcext:value-type="float">
            <text:p>0.04424</text:p>
          </table:table-cell>
          <table:table-cell office:value-type="float" office:value="0.01431" calcext:value-type="float">
            <text:p>0.01431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50" calcext:value-type="float">
            <text:p>50</text:p>
          </table:table-cell>
          <table:table-cell office:value-type="float" office:value="12243" calcext:value-type="float">
            <text:p>12243</text:p>
          </table:table-cell>
          <table:table-cell office:value-type="float" office:value="5328842" calcext:value-type="float">
            <text:p>5328842</text:p>
          </table:table-cell>
          <table:table-cell office:value-type="float" office:value="0.09586" calcext:value-type="float">
            <text:p>0.09586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465963603" calcext:value-type="float">
            <text:p>465963603</text:p>
          </table:table-cell>
          <table:table-cell office:value-type="float" office:value="127712" calcext:value-type="float">
            <text:p>127712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3550" calcext:value-type="float">
            <text:p>3550</text:p>
          </table:table-cell>
          <table:table-cell office:value-type="float" office:value="1204883" calcext:value-type="float">
            <text:p>1204883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8693" calcext:value-type="float">
            <text:p>8693</text:p>
          </table:table-cell>
          <table:table-cell office:value-type="float" office:value="4123959" calcext:value-type="float">
            <text:p>4123959</text:p>
          </table:table-cell>
          <table:table-cell office:value-type="float" office:value="0.06807" calcext:value-type="float">
            <text:p>0.06807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5275" calcext:value-type="float">
            <text:p>5275</text:p>
          </table:table-cell>
          <table:table-cell office:value-type="float" office:value="6628603" calcext:value-type="float">
            <text:p>6628603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1423" calcext:value-type="float">
            <text:p>0.01423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60" calcext:value-type="float">
            <text:p>60</text:p>
          </table:table-cell>
          <table:table-cell office:value-type="float" office:value="9897" calcext:value-type="float">
            <text:p>9897</text:p>
          </table:table-cell>
          <table:table-cell office:value-type="float" office:value="5196277" calcext:value-type="float">
            <text:p>5196277</text:p>
          </table:table-cell>
          <table:table-cell office:value-type="float" office:value="0.08504" calcext:value-type="float">
            <text:p>0.08504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465349985" calcext:value-type="float">
            <text:p>465349985</text:p>
          </table:table-cell>
          <table:table-cell office:value-type="float" office:value="116378" calcext:value-type="float">
            <text:p>116378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2802" calcext:value-type="float">
            <text:p>2802</text:p>
          </table:table-cell>
          <table:table-cell office:value-type="float" office:value="1164046" calcext:value-type="float">
            <text:p>1164046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7095" calcext:value-type="float">
            <text:p>7095</text:p>
          </table:table-cell>
          <table:table-cell office:value-type="float" office:value="4032231" calcext:value-type="float">
            <text:p>4032231</text:p>
          </table:table-cell>
          <table:table-cell office:value-type="float" office:value="0.06097" calcext:value-type="float">
            <text:p>0.0609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4348" calcext:value-type="float">
            <text:p>4348</text:p>
          </table:table-cell>
          <table:table-cell office:value-type="float" office:value="6576744" calcext:value-type="float">
            <text:p>6576744</text:p>
          </table:table-cell>
          <table:table-cell office:value-type="float" office:value="0.03736" calcext:value-type="float">
            <text:p>0.03736</text:p>
          </table:table-cell>
          <table:table-cell office:value-type="float" office:value="0.01413" calcext:value-type="float">
            <text:p>0.01413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70" calcext:value-type="float">
            <text:p>70</text:p>
          </table:table-cell>
          <table:table-cell office:value-type="float" office:value="7523" calcext:value-type="float">
            <text:p>7523</text:p>
          </table:table-cell>
          <table:table-cell office:value-type="float" office:value="5041657" calcext:value-type="float">
            <text:p>5041657</text:p>
          </table:table-cell>
          <table:table-cell office:value-type="float" office:value="0.07062" calcext:value-type="float">
            <text:p>0.07062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464719435" calcext:value-type="float">
            <text:p>464719435</text:p>
          </table:table-cell>
          <table:table-cell office:value-type="float" office:value="106523" calcext:value-type="float">
            <text:p>106523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2038" calcext:value-type="float">
            <text:p>2038</text:p>
          </table:table-cell>
          <table:table-cell office:value-type="float" office:value="1115891" calcext:value-type="float">
            <text:p>1115891</text:p>
          </table:table-cell>
          <table:table-cell office:value-type="float" office:value="0.01913" calcext:value-type="float">
            <text:p>0.019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5485" calcext:value-type="float">
            <text:p>5485</text:p>
          </table:table-cell>
          <table:table-cell office:value-type="float" office:value="3925766" calcext:value-type="float">
            <text:p>3925766</text:p>
          </table:table-cell>
          <table:table-cell office:value-type="float" office:value="0.05149" calcext:value-type="float">
            <text:p>0.05149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3421" calcext:value-type="float">
            <text:p>3421</text:p>
          </table:table-cell>
          <table:table-cell office:value-type="float" office:value="6517234" calcext:value-type="float">
            <text:p>6517234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1402" calcext:value-type="float">
            <text:p>0.01402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80" calcext:value-type="float">
            <text:p>80</text:p>
          </table:table-cell>
          <table:table-cell office:value-type="float" office:value="6540" calcext:value-type="float">
            <text:p>6540</text:p>
          </table:table-cell>
          <table:table-cell office:value-type="float" office:value="4964976" calcext:value-type="float">
            <text:p>4964976</text:p>
          </table:table-cell>
          <table:table-cell office:value-type="float" office:value="0.06567" calcext:value-type="float">
            <text:p>0.06567</text:p>
          </table:table-cell>
          <table:table-cell office:value-type="float" office:value="0.0107" calcext:value-type="float">
            <text:p>0.0107</text:p>
          </table:table-cell>
          <table:table-cell office:value-type="float" office:value="464203921" calcext:value-type="float">
            <text:p>464203921</text:p>
          </table:table-cell>
          <table:table-cell office:value-type="float" office:value="99588" calcext:value-type="float">
            <text:p>99588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1798" calcext:value-type="float">
            <text:p>1798</text:p>
          </table:table-cell>
          <table:table-cell office:value-type="float" office:value="1097348" calcext:value-type="float">
            <text:p>1097348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4742" calcext:value-type="float">
            <text:p>4742</text:p>
          </table:table-cell>
          <table:table-cell office:value-type="float" office:value="3867628" calcext:value-type="float">
            <text:p>3867628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3100" calcext:value-type="float">
            <text:p>3100</text:p>
          </table:table-cell>
          <table:table-cell office:value-type="float" office:value="6491115" calcext:value-type="float">
            <text:p>6491115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01398" calcext:value-type="float">
            <text:p>0.01398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90" calcext:value-type="float">
            <text:p>90</text:p>
          </table:table-cell>
          <table:table-cell office:value-type="float" office:value="5700" calcext:value-type="float">
            <text:p>5700</text:p>
          </table:table-cell>
          <table:table-cell office:value-type="float" office:value="4891092" calcext:value-type="float">
            <text:p>4891092</text:p>
          </table:table-cell>
          <table:table-cell office:value-type="float" office:value="0.06086" calcext:value-type="float">
            <text:p>0.06086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463703887" calcext:value-type="float">
            <text:p>463703887</text:p>
          </table:table-cell>
          <table:table-cell office:value-type="float" office:value="93661" calcext:value-type="float">
            <text:p>936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39" calcext:value-type="float">
            <text:p>1539</text:p>
          </table:table-cell>
          <table:table-cell office:value-type="float" office:value="1075048" calcext:value-type="float">
            <text:p>1075048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4161" calcext:value-type="float">
            <text:p>4161</text:p>
          </table:table-cell>
          <table:table-cell office:value-type="float" office:value="3816044" calcext:value-type="float">
            <text:p>3816044</text:p>
          </table:table-cell>
          <table:table-cell office:value-type="float" office:value="0.04443" calcext:value-type="float">
            <text:p>0.04443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2766" calcext:value-type="float">
            <text:p>2766</text:p>
          </table:table-cell>
          <table:table-cell office:value-type="float" office:value="6461271" calcext:value-type="float">
            <text:p>6461271</text:p>
          </table:table-cell>
          <table:table-cell office:value-type="float" office:value="0.02953" calcext:value-type="float">
            <text:p>0.02953</text:p>
          </table:table-cell>
          <table:table-cell office:value-type="float" office:value="0.01393" calcext:value-type="float">
            <text:p>0.01393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00" calcext:value-type="float">
            <text:p>100</text:p>
          </table:table-cell>
          <table:table-cell office:value-type="float" office:value="5013" calcext:value-type="float">
            <text:p>5013</text:p>
          </table:table-cell>
          <table:table-cell office:value-type="float" office:value="4821667" calcext:value-type="float">
            <text:p>4821667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1041" calcext:value-type="float">
            <text:p>0.01041</text:p>
          </table:table-cell>
          <table:table-cell office:value-type="float" office:value="463214112" calcext:value-type="float">
            <text:p>463214112</text:p>
          </table:table-cell>
          <table:table-cell office:value-type="float" office:value="88467" calcext:value-type="float">
            <text:p>88467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1369" calcext:value-type="float">
            <text:p>1369</text:p>
          </table:table-cell>
          <table:table-cell office:value-type="float" office:value="1058623" calcext:value-type="float">
            <text:p>105862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3644" calcext:value-type="float">
            <text:p>3644</text:p>
          </table:table-cell>
          <table:table-cell office:value-type="float" office:value="3763044" calcext:value-type="float">
            <text:p>3763044</text:p>
          </table:table-cell>
          <table:table-cell office:value-type="float" office:value="0.04119" calcext:value-type="float">
            <text:p>0.04119</text:p>
          </table:table-cell>
          <table:table-cell office:value-type="float" office:value="0.00812" calcext:value-type="float">
            <text:p>0.00812</text:p>
          </table:table-cell>
          <table:table-cell office:value-type="float" office:value="2525" calcext:value-type="float">
            <text:p>2525</text:p>
          </table:table-cell>
          <table:table-cell office:value-type="float" office:value="6436658" calcext:value-type="float">
            <text:p>6436658</text:p>
          </table:table-cell>
          <table:table-cell office:value-type="float" office:value="0.02854" calcext:value-type="float">
            <text:p>0.02854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10" calcext:value-type="float">
            <text:p>110</text:p>
          </table:table-cell>
          <table:table-cell office:value-type="float" office:value="4543" calcext:value-type="float">
            <text:p>4543</text:p>
          </table:table-cell>
          <table:table-cell office:value-type="float" office:value="4769697" calcext:value-type="float">
            <text:p>4769697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462766573" calcext:value-type="float">
            <text:p>462766573</text:p>
          </table:table-cell>
          <table:table-cell office:value-type="float" office:value="84178" calcext:value-type="float">
            <text:p>84178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257" calcext:value-type="float">
            <text:p>1257</text:p>
          </table:table-cell>
          <table:table-cell office:value-type="float" office:value="1046624" calcext:value-type="float">
            <text:p>1046624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3286" calcext:value-type="float">
            <text:p>3286</text:p>
          </table:table-cell>
          <table:table-cell office:value-type="float" office:value="3723073" calcext:value-type="float">
            <text:p>3723073</text:p>
          </table:table-cell>
          <table:table-cell office:value-type="float" office:value="0.03904" calcext:value-type="float">
            <text:p>0.03904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2356" calcext:value-type="float">
            <text:p>2356</text:p>
          </table:table-cell>
          <table:table-cell office:value-type="float" office:value="6417260" calcext:value-type="float">
            <text:p>6417260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0.01387" calcext:value-type="float">
            <text:p>0.01387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20" calcext:value-type="float">
            <text:p>120</text:p>
          </table:table-cell>
          <table:table-cell office:value-type="float" office:value="4113" calcext:value-type="float">
            <text:p>4113</text:p>
          </table:table-cell>
          <table:table-cell office:value-type="float" office:value="4718369" calcext:value-type="float">
            <text:p>4718369</text:p>
          </table:table-cell>
          <table:table-cell office:value-type="float" office:value="0.05111" calcext:value-type="float">
            <text:p>0.05111</text:p>
          </table:table-cell>
          <table:table-cell office:value-type="float" office:value="0.01021" calcext:value-type="float">
            <text:p>0.01021</text:p>
          </table:table-cell>
          <table:table-cell office:value-type="float" office:value="462342961" calcext:value-type="float">
            <text:p>462342961</text:p>
          </table:table-cell>
          <table:table-cell office:value-type="float" office:value="80476" calcext:value-type="float">
            <text:p>8047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152" calcext:value-type="float">
            <text:p>1152</text:p>
          </table:table-cell>
          <table:table-cell office:value-type="float" office:value="1034283" calcext:value-type="float">
            <text:p>1034283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2961" calcext:value-type="float">
            <text:p>2961</text:p>
          </table:table-cell>
          <table:table-cell office:value-type="float" office:value="3684086" calcext:value-type="float">
            <text:p>3684086</text:p>
          </table:table-cell>
          <table:table-cell office:value-type="float" office:value="0.03679" calcext:value-type="float">
            <text:p>0.03679</text:p>
          </table:table-cell>
          <table:table-cell office:value-type="float" office:value="0.00797" calcext:value-type="float">
            <text:p>0.00797</text:p>
          </table:table-cell>
          <table:table-cell office:value-type="float" office:value="2208" calcext:value-type="float">
            <text:p>2208</text:p>
          </table:table-cell>
          <table:table-cell office:value-type="float" office:value="6398963" calcext:value-type="float">
            <text:p>6398963</text:p>
          </table:table-cell>
          <table:table-cell office:value-type="float" office:value="0.02744" calcext:value-type="float">
            <text:p>0.02744</text:p>
          </table:table-cell>
          <table:table-cell office:value-type="float" office:value="0.01384" calcext:value-type="float">
            <text:p>0.0138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float" office:value="938001" calcext:value-type="float">
            <text:p>938001</text:p>
          </table:table-cell>
          <table:table-cell office:value-type="float" office:value="5696822" calcext:value-type="float">
            <text:p>5696822</text:p>
          </table:table-cell>
          <table:table-cell office:value-type="float" office:value="0.44657" calcext:value-type="float">
            <text:p>0.44657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429803999" calcext:value-type="float">
            <text:p>429803999</text:p>
          </table:table-cell>
          <table:table-cell office:value-type="float" office:value="2100470" calcext:value-type="float">
            <text:p>2100470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665896" calcext:value-type="float">
            <text:p>665896</text:p>
          </table:table-cell>
          <table:table-cell office:value-type="float" office:value="1550746" calcext:value-type="float">
            <text:p>1550746</text:p>
          </table:table-cell>
          <table:table-cell office:value-type="float" office:value="0.31702" calcext:value-type="float">
            <text:p>0.31702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272105" calcext:value-type="float">
            <text:p>272105</text:p>
          </table:table-cell>
          <table:table-cell office:value-type="float" office:value="4146076" calcext:value-type="float">
            <text:p>4146076</text:p>
          </table:table-cell>
          <table:table-cell office:value-type="float" office:value="0.12954" calcext:value-type="float">
            <text:p>0.12954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792632" calcext:value-type="float">
            <text:p>792632</text:p>
          </table:table-cell>
          <table:table-cell office:value-type="float" office:value="10569124" calcext:value-type="float">
            <text:p>10569124</text:p>
          </table:table-cell>
          <table:table-cell office:value-type="float" office:value="0.37736" calcext:value-type="float">
            <text:p>0.37736</text:p>
          </table:table-cell>
          <table:table-cell office:value-type="float" office:value="0.02459" calcext:value-type="float">
            <text:p>0.02459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2" calcext:value-type="float">
            <text:p>2</text:p>
          </table:table-cell>
          <table:table-cell office:value-type="float" office:value="374170" calcext:value-type="float">
            <text:p>374170</text:p>
          </table:table-cell>
          <table:table-cell office:value-type="float" office:value="5097156" calcext:value-type="float">
            <text:p>5097156</text:p>
          </table:table-cell>
          <table:table-cell office:value-type="float" office:value="0.31164" calcext:value-type="float">
            <text:p>0.31164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428904166" calcext:value-type="float">
            <text:p>428904166</text:p>
          </table:table-cell>
          <table:table-cell office:value-type="float" office:value="1200637" calcext:value-type="float">
            <text:p>1200637</text:p>
          </table:table-cell>
          <table:table-cell office:value-type="float" office:value="0.0028" calcext:value-type="float">
            <text:p>0.0028</text:p>
          </table:table-cell>
          <table:table-cell office:value-type="float" office:value="183176" calcext:value-type="float">
            <text:p>183176</text:p>
          </table:table-cell>
          <table:table-cell office:value-type="float" office:value="1052039" calcext:value-type="float">
            <text:p>1052039</text:p>
          </table:table-cell>
          <table:table-cell office:value-type="float" office:value="0.15257" calcext:value-type="float">
            <text:p>0.15257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190994" calcext:value-type="float">
            <text:p>190994</text:p>
          </table:table-cell>
          <table:table-cell office:value-type="float" office:value="4045117" calcext:value-type="float">
            <text:p>4045117</text:p>
          </table:table-cell>
          <table:table-cell office:value-type="float" office:value="0.15908" calcext:value-type="float">
            <text:p>0.15908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229279" calcext:value-type="float">
            <text:p>229279</text:p>
          </table:table-cell>
          <table:table-cell office:value-type="float" office:value="9983050" calcext:value-type="float">
            <text:p>9983050</text:p>
          </table:table-cell>
          <table:table-cell office:value-type="float" office:value="0.19096" calcext:value-type="float">
            <text:p>0.19096</text:p>
          </table:table-cell>
          <table:table-cell office:value-type="float" office:value="0.02328" calcext:value-type="float">
            <text:p>0.02328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3" calcext:value-type="float">
            <text:p>3</text:p>
          </table:table-cell>
          <table:table-cell office:value-type="float" office:value="232498" calcext:value-type="float">
            <text:p>232498</text:p>
          </table:table-cell>
          <table:table-cell office:value-type="float" office:value="4793364" calcext:value-type="float">
            <text:p>4793364</text:p>
          </table:table-cell>
          <table:table-cell office:value-type="float" office:value="0.25338" calcext:value-type="float">
            <text:p>0.25338</text:p>
          </table:table-cell>
          <table:table-cell office:value-type="float" office:value="0.01119" calcext:value-type="float">
            <text:p>0.01119</text:p>
          </table:table-cell>
          <table:table-cell office:value-type="float" office:value="428338086" calcext:value-type="float">
            <text:p>428338086</text:p>
          </table:table-cell>
          <table:table-cell office:value-type="float" office:value="917597" calcext:value-type="float">
            <text:p>917597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80682" calcext:value-type="float">
            <text:p>80682</text:p>
          </table:table-cell>
          <table:table-cell office:value-type="float" office:value="841123" calcext:value-type="float">
            <text:p>841123</text:p>
          </table:table-cell>
          <table:table-cell office:value-type="float" office:value="0.08793" calcext:value-type="float">
            <text:p>0.08793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151816" calcext:value-type="float">
            <text:p>151816</text:p>
          </table:table-cell>
          <table:table-cell office:value-type="float" office:value="3952241" calcext:value-type="float">
            <text:p>3952241</text:p>
          </table:table-cell>
          <table:table-cell office:value-type="float" office:value="0.16545" calcext:value-type="float">
            <text:p>0.16545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102882" calcext:value-type="float">
            <text:p>102882</text:p>
          </table:table-cell>
          <table:table-cell office:value-type="float" office:value="9721016" calcext:value-type="float">
            <text:p>9721016</text:p>
          </table:table-cell>
          <table:table-cell office:value-type="float" office:value="0.11212" calcext:value-type="float">
            <text:p>0.11212</text:p>
          </table:table-cell>
          <table:table-cell office:value-type="float" office:value="0.02269" calcext:value-type="float">
            <text:p>0.02269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4" calcext:value-type="float">
            <text:p>4</text:p>
          </table:table-cell>
          <table:table-cell office:value-type="float" office:value="171472" calcext:value-type="float">
            <text:p>171472</text:p>
          </table:table-cell>
          <table:table-cell office:value-type="float" office:value="4596537" calcext:value-type="float">
            <text:p>4596537</text:p>
          </table:table-cell>
          <table:table-cell office:value-type="float" office:value="0.22162" calcext:value-type="float">
            <text:p>0.22162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427906482" calcext:value-type="float">
            <text:p>427906482</text:p>
          </table:table-cell>
          <table:table-cell office:value-type="float" office:value="773729" calcext:value-type="float">
            <text:p>773729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44637" calcext:value-type="float">
            <text:p>44637</text:p>
          </table:table-cell>
          <table:table-cell office:value-type="float" office:value="729883" calcext:value-type="float">
            <text:p>729883</text:p>
          </table:table-cell>
          <table:table-cell office:value-type="float" office:value="0.05769" calcext:value-type="float">
            <text:p>0.05769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126835" calcext:value-type="float">
            <text:p>126835</text:p>
          </table:table-cell>
          <table:table-cell office:value-type="float" office:value="3866654" calcext:value-type="float">
            <text:p>3866654</text:p>
          </table:table-cell>
          <table:table-cell office:value-type="float" office:value="0.16393" calcext:value-type="float">
            <text:p>0.16393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57764" calcext:value-type="float">
            <text:p>57764</text:p>
          </table:table-cell>
          <table:table-cell office:value-type="float" office:value="9580472" calcext:value-type="float">
            <text:p>9580472</text:p>
          </table:table-cell>
          <table:table-cell office:value-type="float" office:value="0.07466" calcext:value-type="float">
            <text:p>0.07466</text:p>
          </table:table-cell>
          <table:table-cell office:value-type="float" office:value="0.02239" calcext:value-type="float">
            <text:p>0.02239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5" calcext:value-type="float">
            <text:p>5</text:p>
          </table:table-cell>
          <table:table-cell office:value-type="float" office:value="135305" calcext:value-type="float">
            <text:p>135305</text:p>
          </table:table-cell>
          <table:table-cell office:value-type="float" office:value="4441253" calcext:value-type="float">
            <text:p>4441253</text:p>
          </table:table-cell>
          <table:table-cell office:value-type="float" office:value="0.19873" calcext:value-type="float">
            <text:p>0.19873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427534978" calcext:value-type="float">
            <text:p>427534978</text:p>
          </table:table-cell>
          <table:table-cell office:value-type="float" office:value="680853" calcext:value-type="float">
            <text:p>680853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32820" calcext:value-type="float">
            <text:p>32820</text:p>
          </table:table-cell>
          <table:table-cell office:value-type="float" office:value="680607" calcext:value-type="float">
            <text:p>680607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102485" calcext:value-type="float">
            <text:p>102485</text:p>
          </table:table-cell>
          <table:table-cell office:value-type="float" office:value="3760646" calcext:value-type="float">
            <text:p>3760646</text:p>
          </table:table-cell>
          <table:table-cell office:value-type="float" office:value="0.15052" calcext:value-type="float">
            <text:p>0.15052</text:p>
          </table:table-cell>
          <table:table-cell office:value-type="float" office:value="0.0088" calcext:value-type="float">
            <text:p>0.0088</text:p>
          </table:table-cell>
          <table:table-cell office:value-type="float" office:value="43990" calcext:value-type="float">
            <text:p>43990</text:p>
          </table:table-cell>
          <table:table-cell office:value-type="float" office:value="9521728" calcext:value-type="float">
            <text:p>9521728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02227" calcext:value-type="float">
            <text:p>0.02227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6" calcext:value-type="float">
            <text:p>6</text:p>
          </table:table-cell>
          <table:table-cell office:value-type="float" office:value="112645" calcext:value-type="float">
            <text:p>112645</text:p>
          </table:table-cell>
          <table:table-cell office:value-type="float" office:value="4319988" calcext:value-type="float">
            <text:p>4319988</text:p>
          </table:table-cell>
          <table:table-cell office:value-type="float" office:value="0.18274" calcext:value-type="float">
            <text:p>0.18274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427212908" calcext:value-type="float">
            <text:p>427212908</text:p>
          </table:table-cell>
          <table:table-cell office:value-type="float" office:value="616439" calcext:value-type="float">
            <text:p>616439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25903" calcext:value-type="float">
            <text:p>25903</text:p>
          </table:table-cell>
          <table:table-cell office:value-type="float" office:value="644682" calcext:value-type="float">
            <text:p>644682</text:p>
          </table:table-cell>
          <table:table-cell office:value-type="float" office:value="0.04202" calcext:value-type="float">
            <text:p>0.04202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86742" calcext:value-type="float">
            <text:p>86742</text:p>
          </table:table-cell>
          <table:table-cell office:value-type="float" office:value="3675306" calcext:value-type="float">
            <text:p>3675306</text:p>
          </table:table-cell>
          <table:table-cell office:value-type="float" office:value="0.14071" calcext:value-type="float">
            <text:p>0.14071</text:p>
          </table:table-cell>
          <table:table-cell office:value-type="float" office:value="0.0086" calcext:value-type="float">
            <text:p>0.0086</text:p>
          </table:table-cell>
          <table:table-cell office:value-type="float" office:value="35802" calcext:value-type="float">
            <text:p>35802</text:p>
          </table:table-cell>
          <table:table-cell office:value-type="float" office:value="9477963" calcext:value-type="float">
            <text:p>9477963</text:p>
          </table:table-cell>
          <table:table-cell office:value-type="float" office:value="0.05808" calcext:value-type="float">
            <text:p>0.05808</text:p>
          </table:table-cell>
          <table:table-cell office:value-type="float" office:value="0.02219" calcext:value-type="float">
            <text:p>0.02219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7" calcext:value-type="float">
            <text:p>7</text:p>
          </table:table-cell>
          <table:table-cell office:value-type="float" office:value="96217" calcext:value-type="float">
            <text:p>96217</text:p>
          </table:table-cell>
          <table:table-cell office:value-type="float" office:value="4214004" calcext:value-type="float">
            <text:p>4214004</text:p>
          </table:table-cell>
          <table:table-cell office:value-type="float" office:value="0.16967" calcext:value-type="float">
            <text:p>0.16967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426916706" calcext:value-type="float">
            <text:p>426916706</text:p>
          </table:table-cell>
          <table:table-cell office:value-type="float" office:value="567072" calcext:value-type="float">
            <text:p>567072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21037" calcext:value-type="float">
            <text:p>21037</text:p>
          </table:table-cell>
          <table:table-cell office:value-type="float" office:value="614214" calcext:value-type="float">
            <text:p>61421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75180" calcext:value-type="float">
            <text:p>75180</text:p>
          </table:table-cell>
          <table:table-cell office:value-type="float" office:value="3599790" calcext:value-type="float">
            <text:p>3599790</text:p>
          </table:table-cell>
          <table:table-cell office:value-type="float" office:value="0.13258" calcext:value-type="float">
            <text:p>0.13258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30047" calcext:value-type="float">
            <text:p>30047</text:p>
          </table:table-cell>
          <table:table-cell office:value-type="float" office:value="9440835" calcext:value-type="float">
            <text:p>9440835</text:p>
          </table:table-cell>
          <table:table-cell office:value-type="float" office:value="0.05299" calcext:value-type="float">
            <text:p>0.05299</text:p>
          </table:table-cell>
          <table:table-cell office:value-type="float" office:value="0.02211" calcext:value-type="float">
            <text:p>0.02211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8" calcext:value-type="float">
            <text:p>8</text:p>
          </table:table-cell>
          <table:table-cell office:value-type="float" office:value="84538" calcext:value-type="float">
            <text:p>84538</text:p>
          </table:table-cell>
          <table:table-cell office:value-type="float" office:value="4126469" calcext:value-type="float">
            <text:p>4126469</text:p>
          </table:table-cell>
          <table:table-cell office:value-type="float" office:value="0.15976" calcext:value-type="float">
            <text:p>0.15976</text:p>
          </table:table-cell>
          <table:table-cell office:value-type="float" office:value="0.00967" calcext:value-type="float">
            <text:p>0.00967</text:p>
          </table:table-cell>
          <table:table-cell office:value-type="float" office:value="426651378" calcext:value-type="float">
            <text:p>426651378</text:p>
          </table:table-cell>
          <table:table-cell office:value-type="float" office:value="529168" calcext:value-type="float">
            <text:p>529168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17760" calcext:value-type="float">
            <text:p>17760</text:p>
          </table:table-cell>
          <table:table-cell office:value-type="float" office:value="590463" calcext:value-type="float">
            <text:p>590463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66778" calcext:value-type="float">
            <text:p>66778</text:p>
          </table:table-cell>
          <table:table-cell office:value-type="float" office:value="3536006" calcext:value-type="float">
            <text:p>3536006</text:p>
          </table:table-cell>
          <table:table-cell office:value-type="float" office:value="0.12619" calcext:value-type="float">
            <text:p>0.12619</text:p>
          </table:table-cell>
          <table:table-cell office:value-type="float" office:value="0.00829" calcext:value-type="float">
            <text:p>0.00829</text:p>
          </table:table-cell>
          <table:table-cell office:value-type="float" office:value="26120" calcext:value-type="float">
            <text:p>26120</text:p>
          </table:table-cell>
          <table:table-cell office:value-type="float" office:value="9411288" calcext:value-type="float">
            <text:p>9411288</text:p>
          </table:table-cell>
          <table:table-cell office:value-type="float" office:value="0.04936" calcext:value-type="float">
            <text:p>0.04936</text:p>
          </table:table-cell>
          <table:table-cell office:value-type="float" office:value="0.02206" calcext:value-type="float">
            <text:p>0.02206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9" calcext:value-type="float">
            <text:p>9</text:p>
          </table:table-cell>
          <table:table-cell office:value-type="float" office:value="75372" calcext:value-type="float">
            <text:p>75372</text:p>
          </table:table-cell>
          <table:table-cell office:value-type="float" office:value="4048005" calcext:value-type="float">
            <text:p>4048005</text:p>
          </table:table-cell>
          <table:table-cell office:value-type="float" office:value="0.15147" calcext:value-type="float">
            <text:p>0.15147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426398786" calcext:value-type="float">
            <text:p>426398786</text:p>
          </table:table-cell>
          <table:table-cell office:value-type="float" office:value="497594" calcext:value-type="float">
            <text:p>497594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15406" calcext:value-type="float">
            <text:p>15406</text:p>
          </table:table-cell>
          <table:table-cell office:value-type="float" office:value="570815" calcext:value-type="float">
            <text:p>570815</text:p>
          </table:table-cell>
          <table:table-cell office:value-type="float" office:value="0.03096" calcext:value-type="float">
            <text:p>0.03096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59966" calcext:value-type="float">
            <text:p>59966</text:p>
          </table:table-cell>
          <table:table-cell office:value-type="float" office:value="3477190" calcext:value-type="float">
            <text:p>3477190</text:p>
          </table:table-cell>
          <table:table-cell office:value-type="float" office:value="0.12051" calcext:value-type="float">
            <text:p>0.12051</text:p>
          </table:table-cell>
          <table:table-cell office:value-type="float" office:value="0.00815" calcext:value-type="float">
            <text:p>0.00815</text:p>
          </table:table-cell>
          <table:table-cell office:value-type="float" office:value="23250" calcext:value-type="float">
            <text:p>23250</text:p>
          </table:table-cell>
          <table:table-cell office:value-type="float" office:value="9386272" calcext:value-type="float">
            <text:p>9386272</text:p>
          </table:table-cell>
          <table:table-cell office:value-type="float" office:value="0.04672" calcext:value-type="float">
            <text:p>0.04672</text:p>
          </table:table-cell>
          <table:table-cell office:value-type="float" office:value="0.02201" calcext:value-type="float">
            <text:p>0.02201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0" calcext:value-type="float">
            <text:p>10</text:p>
          </table:table-cell>
          <table:table-cell office:value-type="float" office:value="67898" calcext:value-type="float">
            <text:p>67898</text:p>
          </table:table-cell>
          <table:table-cell office:value-type="float" office:value="3976014" calcext:value-type="float">
            <text:p>3976014</text:p>
          </table:table-cell>
          <table:table-cell office:value-type="float" office:value="0.14411" calcext:value-type="float">
            <text:p>0.14411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426160727" calcext:value-type="float">
            <text:p>426160727</text:p>
          </table:table-cell>
          <table:table-cell office:value-type="float" office:value="471143" calcext:value-type="float">
            <text:p>471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13479" calcext:value-type="float">
            <text:p>13479</text:p>
          </table:table-cell>
          <table:table-cell office:value-type="float" office:value="552860" calcext:value-type="float">
            <text:p>552860</text:p>
          </table:table-cell>
          <table:table-cell office:value-type="float" office:value="0.02861" calcext:value-type="float">
            <text:p>0.02861</text:p>
          </table:table-cell>
          <table:table-cell office:value-type="float" office:value="0.0013" calcext:value-type="float">
            <text:p>0.0013</text:p>
          </table:table-cell>
          <table:table-cell office:value-type="float" office:value="54419" calcext:value-type="float">
            <text:p>54419</text:p>
          </table:table-cell>
          <table:table-cell office:value-type="float" office:value="3423154" calcext:value-type="float">
            <text:p>3423154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20921" calcext:value-type="float">
            <text:p>20921</text:p>
          </table:table-cell>
          <table:table-cell office:value-type="float" office:value="9363502" calcext:value-type="float">
            <text:p>9363502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2197" calcext:value-type="float">
            <text:p>0.02197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20" calcext:value-type="float">
            <text:p>20</text:p>
          </table:table-cell>
          <table:table-cell office:value-type="float" office:value="34183" calcext:value-type="float">
            <text:p>34183</text:p>
          </table:table-cell>
          <table:table-cell office:value-type="float" office:value="3494127" calcext:value-type="float">
            <text:p>3494127</text:p>
          </table:table-cell>
          <table:table-cell office:value-type="float" office:value="0.10332" calcext:value-type="float">
            <text:p>0.10332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424250005" calcext:value-type="float">
            <text:p>424250005</text:p>
          </table:table-cell>
          <table:table-cell office:value-type="float" office:value="330839" calcext:value-type="float">
            <text:p>330839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5721" calcext:value-type="float">
            <text:p>5721</text:p>
          </table:table-cell>
          <table:table-cell office:value-type="float" office:value="446728" calcext:value-type="float">
            <text:p>446728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28462" calcext:value-type="float">
            <text:p>28462</text:p>
          </table:table-cell>
          <table:table-cell office:value-type="float" office:value="3047399" calcext:value-type="float">
            <text:p>3047399</text:p>
          </table:table-cell>
          <table:table-cell office:value-type="float" office:value="0.08603" calcext:value-type="float">
            <text:p>0.0860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10997" calcext:value-type="float">
            <text:p>10997</text:p>
          </table:table-cell>
          <table:table-cell office:value-type="float" office:value="9219977" calcext:value-type="float">
            <text:p>9219977</text:p>
          </table:table-cell>
          <table:table-cell office:value-type="float" office:value="0.03324" calcext:value-type="float">
            <text:p>0.03324</text:p>
          </table:table-cell>
          <table:table-cell office:value-type="float" office:value="0.02173" calcext:value-type="float">
            <text:p>0.02173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30" calcext:value-type="float">
            <text:p>30</text:p>
          </table:table-cell>
          <table:table-cell office:value-type="float" office:value="22610" calcext:value-type="float">
            <text:p>22610</text:p>
          </table:table-cell>
          <table:table-cell office:value-type="float" office:value="3200321" calcext:value-type="float">
            <text:p>3200321</text:p>
          </table:table-cell>
          <table:table-cell office:value-type="float" office:value="0.08415" calcext:value-type="float">
            <text:p>0.08415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422756260" calcext:value-type="float">
            <text:p>422756260</text:p>
          </table:table-cell>
          <table:table-cell office:value-type="float" office:value="268697" calcext:value-type="float">
            <text:p>268697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3582" calcext:value-type="float">
            <text:p>3582</text:p>
          </table:table-cell>
          <table:table-cell office:value-type="float" office:value="393951" calcext:value-type="float">
            <text:p>39395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19028" calcext:value-type="float">
            <text:p>19028</text:p>
          </table:table-cell>
          <table:table-cell office:value-type="float" office:value="2806370" calcext:value-type="float">
            <text:p>2806370</text:p>
          </table:table-cell>
          <table:table-cell office:value-type="float" office:value="0.07082" calcext:value-type="float">
            <text:p>0.07082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7940" calcext:value-type="float">
            <text:p>7940</text:p>
          </table:table-cell>
          <table:table-cell office:value-type="float" office:value="9138871" calcext:value-type="float">
            <text:p>9138871</text:p>
          </table:table-cell>
          <table:table-cell office:value-type="float" office:value="0.02955" calcext:value-type="float">
            <text:p>0.02955</text:p>
          </table:table-cell>
          <table:table-cell office:value-type="float" office:value="0.02162" calcext:value-type="float">
            <text:p>0.02162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40" calcext:value-type="float">
            <text:p>40</text:p>
          </table:table-cell>
          <table:table-cell office:value-type="float" office:value="16701" calcext:value-type="float">
            <text:p>16701</text:p>
          </table:table-cell>
          <table:table-cell office:value-type="float" office:value="2987851" calcext:value-type="float">
            <text:p>2987851</text:p>
          </table:table-cell>
          <table:table-cell office:value-type="float" office:value="0.07227" calcext:value-type="float">
            <text:p>0.07227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421472877" calcext:value-type="float">
            <text:p>421472877</text:p>
          </table:table-cell>
          <table:table-cell office:value-type="float" office:value="231087" calcext:value-type="float">
            <text:p>231087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2540" calcext:value-type="float">
            <text:p>2540</text:p>
          </table:table-cell>
          <table:table-cell office:value-type="float" office:value="357242" calcext:value-type="float">
            <text:p>357242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4161" calcext:value-type="float">
            <text:p>14161</text:p>
          </table:table-cell>
          <table:table-cell office:value-type="float" office:value="2630609" calcext:value-type="float">
            <text:p>2630609</text:p>
          </table:table-cell>
          <table:table-cell office:value-type="float" office:value="0.06128" calcext:value-type="float">
            <text:p>0.06128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6360" calcext:value-type="float">
            <text:p>6360</text:p>
          </table:table-cell>
          <table:table-cell office:value-type="float" office:value="9078667" calcext:value-type="float">
            <text:p>9078667</text:p>
          </table:table-cell>
          <table:table-cell office:value-type="float" office:value="0.02752" calcext:value-type="float">
            <text:p>0.02752</text:p>
          </table:table-cell>
          <table:table-cell office:value-type="float" office:value="0.02154" calcext:value-type="float">
            <text:p>0.0215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50" calcext:value-type="float">
            <text:p>50</text:p>
          </table:table-cell>
          <table:table-cell office:value-type="float" office:value="13028" calcext:value-type="float">
            <text:p>13028</text:p>
          </table:table-cell>
          <table:table-cell office:value-type="float" office:value="2817953" calcext:value-type="float">
            <text:p>2817953</text:p>
          </table:table-cell>
          <table:table-cell office:value-type="float" office:value="0.06344" calcext:value-type="float">
            <text:p>0.06344</text:p>
          </table:table-cell>
          <table:table-cell office:value-type="float" office:value="0.0067" calcext:value-type="float">
            <text:p>0.0067</text:p>
          </table:table-cell>
          <table:table-cell office:value-type="float" office:value="420334875" calcext:value-type="float">
            <text:p>420334875</text:p>
          </table:table-cell>
          <table:table-cell office:value-type="float" office:value="205346" calcext:value-type="float">
            <text:p>205346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1965" calcext:value-type="float">
            <text:p>1965</text:p>
          </table:table-cell>
          <table:table-cell office:value-type="float" office:value="331493" calcext:value-type="float">
            <text:p>331493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11063" calcext:value-type="float">
            <text:p>11063</text:p>
          </table:table-cell>
          <table:table-cell office:value-type="float" office:value="2486460" calcext:value-type="float">
            <text:p>2486460</text:p>
          </table:table-cell>
          <table:table-cell office:value-type="float" office:value="0.05387" calcext:value-type="float">
            <text:p>0.05387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5409" calcext:value-type="float">
            <text:p>5409</text:p>
          </table:table-cell>
          <table:table-cell office:value-type="float" office:value="9031922" calcext:value-type="float">
            <text:p>9031922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0.02149" calcext:value-type="float">
            <text:p>0.02149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60" calcext:value-type="float">
            <text:p>60</text:p>
          </table:table-cell>
          <table:table-cell office:value-type="float" office:value="10619" calcext:value-type="float">
            <text:p>10619</text:p>
          </table:table-cell>
          <table:table-cell office:value-type="float" office:value="2681373" calcext:value-type="float">
            <text:p>2681373</text:p>
          </table:table-cell>
          <table:table-cell office:value-type="float" office:value="0.05705" calcext:value-type="float">
            <text:p>0.05705</text:p>
          </table:table-cell>
          <table:table-cell office:value-type="float" office:value="0.0064" calcext:value-type="float">
            <text:p>0.0064</text:p>
          </table:table-cell>
          <table:table-cell office:value-type="float" office:value="419291859" calcext:value-type="float">
            <text:p>419291859</text:p>
          </table:table-cell>
          <table:table-cell office:value-type="float" office:value="186141" calcext:value-type="float">
            <text:p>186141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1595" calcext:value-type="float">
            <text:p>1595</text:p>
          </table:table-cell>
          <table:table-cell office:value-type="float" office:value="310859" calcext:value-type="float">
            <text:p>310859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9024" calcext:value-type="float">
            <text:p>9024</text:p>
          </table:table-cell>
          <table:table-cell office:value-type="float" office:value="2370514" calcext:value-type="float">
            <text:p>2370514</text:p>
          </table:table-cell>
          <table:table-cell office:value-type="float" office:value="0.04848" calcext:value-type="float">
            <text:p>0.04848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4781" calcext:value-type="float">
            <text:p>4781</text:p>
          </table:table-cell>
          <table:table-cell office:value-type="float" office:value="8993074" calcext:value-type="float">
            <text:p>899307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145" calcext:value-type="float">
            <text:p>0.02145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70" calcext:value-type="float">
            <text:p>70</text:p>
          </table:table-cell>
          <table:table-cell office:value-type="float" office:value="8922" calcext:value-type="float">
            <text:p>8922</text:p>
          </table:table-cell>
          <table:table-cell office:value-type="float" office:value="2567734" calcext:value-type="float">
            <text:p>2567734</text:p>
          </table:table-cell>
          <table:table-cell office:value-type="float" office:value="0.05208" calcext:value-type="float">
            <text:p>0.05208</text:p>
          </table:table-cell>
          <table:table-cell office:value-type="float" office:value="0.00614" calcext:value-type="float">
            <text:p>0.00614</text:p>
          </table:table-cell>
          <table:table-cell office:value-type="float" office:value="418339076" calcext:value-type="float">
            <text:p>418339076</text:p>
          </table:table-cell>
          <table:table-cell office:value-type="float" office:value="171321" calcext:value-type="float">
            <text:p>17132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1326" calcext:value-type="float">
            <text:p>1326</text:p>
          </table:table-cell>
          <table:table-cell office:value-type="float" office:value="293019" calcext:value-type="float">
            <text:p>293019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07" calcext:value-type="float">
            <text:p>0.0007</text:p>
          </table:table-cell>
          <table:table-cell office:value-type="float" office:value="7596" calcext:value-type="float">
            <text:p>7596</text:p>
          </table:table-cell>
          <table:table-cell office:value-type="float" office:value="2274715" calcext:value-type="float">
            <text:p>2274715</text:p>
          </table:table-cell>
          <table:table-cell office:value-type="float" office:value="0.04434" calcext:value-type="float">
            <text:p>0.04434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4312" calcext:value-type="float">
            <text:p>4312</text:p>
          </table:table-cell>
          <table:table-cell office:value-type="float" office:value="8958947" calcext:value-type="float">
            <text:p>8958947</text:p>
          </table:table-cell>
          <table:table-cell office:value-type="float" office:value="0.02517" calcext:value-type="float">
            <text:p>0.02517</text:p>
          </table:table-cell>
          <table:table-cell office:value-type="float" office:value="0.02142" calcext:value-type="float">
            <text:p>0.02142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80" calcext:value-type="float">
            <text:p>80</text:p>
          </table:table-cell>
          <table:table-cell office:value-type="float" office:value="7632" calcext:value-type="float">
            <text:p>7632</text:p>
          </table:table-cell>
          <table:table-cell office:value-type="float" office:value="2468258" calcext:value-type="float">
            <text:p>2468258</text:p>
          </table:table-cell>
          <table:table-cell office:value-type="float" office:value="0.04795" calcext:value-type="float">
            <text:p>0.04795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417436441" calcext:value-type="float">
            <text:p>417436441</text:p>
          </table:table-cell>
          <table:table-cell office:value-type="float" office:value="159178" calcext:value-type="float">
            <text:p>159178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1119" calcext:value-type="float">
            <text:p>1119</text:p>
          </table:table-cell>
          <table:table-cell office:value-type="float" office:value="277467" calcext:value-type="float">
            <text:p>277467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6513" calcext:value-type="float">
            <text:p>6513</text:p>
          </table:table-cell>
          <table:table-cell office:value-type="float" office:value="2190791" calcext:value-type="float">
            <text:p>2190791</text:p>
          </table:table-cell>
          <table:table-cell office:value-type="float" office:value="0.04092" calcext:value-type="float">
            <text:p>0.0409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3916" calcext:value-type="float">
            <text:p>3916</text:p>
          </table:table-cell>
          <table:table-cell office:value-type="float" office:value="8925771" calcext:value-type="float">
            <text:p>8925771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138" calcext:value-type="float">
            <text:p>0.02138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90" calcext:value-type="float">
            <text:p>90</text:p>
          </table:table-cell>
          <table:table-cell office:value-type="float" office:value="6640" calcext:value-type="float">
            <text:p>6640</text:p>
          </table:table-cell>
          <table:table-cell office:value-type="float" office:value="2381311" calcext:value-type="float">
            <text:p>2381311</text:p>
          </table:table-cell>
          <table:table-cell office:value-type="float" office:value="0.04452" calcext:value-type="float">
            <text:p>0.04452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416591528" calcext:value-type="float">
            <text:p>416591528</text:p>
          </table:table-cell>
          <table:table-cell office:value-type="float" office:value="149162" calcext:value-type="float">
            <text:p>149162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976" calcext:value-type="float">
            <text:p>976</text:p>
          </table:table-cell>
          <table:table-cell office:value-type="float" office:value="265045" calcext:value-type="float">
            <text:p>265045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5664" calcext:value-type="float">
            <text:p>5664</text:p>
          </table:table-cell>
          <table:table-cell office:value-type="float" office:value="2116266" calcext:value-type="float">
            <text:p>2116266</text:p>
          </table:table-cell>
          <table:table-cell office:value-type="float" office:value="0.03797" calcext:value-type="float">
            <text:p>0.03797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3647" calcext:value-type="float">
            <text:p>3647</text:p>
          </table:table-cell>
          <table:table-cell office:value-type="float" office:value="8899157" calcext:value-type="float">
            <text:p>8899157</text:p>
          </table:table-cell>
          <table:table-cell office:value-type="float" office:value="0.02445" calcext:value-type="float">
            <text:p>0.02445</text:p>
          </table:table-cell>
          <table:table-cell office:value-type="float" office:value="0.02136" calcext:value-type="float">
            <text:p>0.02136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00" calcext:value-type="float">
            <text:p>100</text:p>
          </table:table-cell>
          <table:table-cell office:value-type="float" office:value="5851" calcext:value-type="float">
            <text:p>5851</text:p>
          </table:table-cell>
          <table:table-cell office:value-type="float" office:value="2303344" calcext:value-type="float">
            <text:p>2303344</text:p>
          </table:table-cell>
          <table:table-cell office:value-type="float" office:value="0.04165" calcext:value-type="float">
            <text:p>0.04165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415772399" calcext:value-type="float">
            <text:p>415772399</text:p>
          </table:table-cell>
          <table:table-cell office:value-type="float" office:value="140486" calcext:value-type="float">
            <text:p>140486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854" calcext:value-type="float">
            <text:p>854</text:p>
          </table:table-cell>
          <table:table-cell office:value-type="float" office:value="253394" calcext:value-type="float">
            <text:p>253394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4997" calcext:value-type="float">
            <text:p>4997</text:p>
          </table:table-cell>
          <table:table-cell office:value-type="float" office:value="2049950" calcext:value-type="float">
            <text:p>2049950</text:p>
          </table:table-cell>
          <table:table-cell office:value-type="float" office:value="0.03557" calcext:value-type="float">
            <text:p>0.03557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3386" calcext:value-type="float">
            <text:p>3386</text:p>
          </table:table-cell>
          <table:table-cell office:value-type="float" office:value="8871698" calcext:value-type="float">
            <text:p>8871698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134" calcext:value-type="float">
            <text:p>0.0213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10" calcext:value-type="float">
            <text:p>110</text:p>
          </table:table-cell>
          <table:table-cell office:value-type="float" office:value="5221" calcext:value-type="float">
            <text:p>5221</text:p>
          </table:table-cell>
          <table:table-cell office:value-type="float" office:value="2234286" calcext:value-type="float">
            <text:p>2234286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415004484" calcext:value-type="float">
            <text:p>415004484</text:p>
          </table:table-cell>
          <table:table-cell office:value-type="float" office:value="133133" calcext:value-type="float">
            <text:p>133133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760" calcext:value-type="float">
            <text:p>760</text:p>
          </table:table-cell>
          <table:table-cell office:value-type="float" office:value="243348" calcext:value-type="float">
            <text:p>243348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4461" calcext:value-type="float">
            <text:p>4461</text:p>
          </table:table-cell>
          <table:table-cell office:value-type="float" office:value="1990938" calcext:value-type="float">
            <text:p>1990938</text:p>
          </table:table-cell>
          <table:table-cell office:value-type="float" office:value="0.03351" calcext:value-type="float">
            <text:p>0.03351</text:p>
          </table:table-cell>
          <table:table-cell office:value-type="float" office:value="0.0048" calcext:value-type="float">
            <text:p>0.0048</text:p>
          </table:table-cell>
          <table:table-cell office:value-type="float" office:value="3186" calcext:value-type="float">
            <text:p>3186</text:p>
          </table:table-cell>
          <table:table-cell office:value-type="float" office:value="8847906" calcext:value-type="float">
            <text:p>8847906</text:p>
          </table:table-cell>
          <table:table-cell office:value-type="float" office:value="0.02393" calcext:value-type="float">
            <text:p>0.02393</text:p>
          </table:table-cell>
          <table:table-cell office:value-type="float" office:value="0.02132" calcext:value-type="float">
            <text:p>0.02132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20" calcext:value-type="float">
            <text:p>120</text:p>
          </table:table-cell>
          <table:table-cell office:value-type="float" office:value="4694" calcext:value-type="float">
            <text:p>4694</text:p>
          </table:table-cell>
          <table:table-cell office:value-type="float" office:value="2171532" calcext:value-type="float">
            <text:p>2171532</text:p>
          </table:table-cell>
          <table:table-cell office:value-type="float" office:value="0.03703" calcext:value-type="float">
            <text:p>0.03703</text:p>
          </table:table-cell>
          <table:table-cell office:value-type="float" office:value="0.00524" calcext:value-type="float">
            <text:p>0.00524</text:p>
          </table:table-cell>
          <table:table-cell office:value-type="float" office:value="414277324" calcext:value-type="float">
            <text:p>414277324</text:p>
          </table:table-cell>
          <table:table-cell office:value-type="float" office:value="126777" calcext:value-type="float">
            <text:p>126777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684" calcext:value-type="float">
            <text:p>684</text:p>
          </table:table-cell>
          <table:table-cell office:value-type="float" office:value="234386" calcext:value-type="float">
            <text:p>2343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4010" calcext:value-type="float">
            <text:p>4010</text:p>
          </table:table-cell>
          <table:table-cell office:value-type="float" office:value="1937146" calcext:value-type="float">
            <text:p>1937146</text:p>
          </table:table-cell>
          <table:table-cell office:value-type="float" office:value="0.03163" calcext:value-type="float">
            <text:p>0.03163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3016" calcext:value-type="float">
            <text:p>3016</text:p>
          </table:table-cell>
          <table:table-cell office:value-type="float" office:value="8825684" calcext:value-type="float">
            <text:p>8825684</text:p>
          </table:table-cell>
          <table:table-cell office:value-type="float" office:value="0.02379" calcext:value-type="float">
            <text:p>0.02379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" calcext:value-type="float">
            <text:p>1</text:p>
          </table:table-cell>
          <table:table-cell office:value-type="float" office:value="1537254" calcext:value-type="float">
            <text:p>1537254</text:p>
          </table:table-cell>
          <table:table-cell office:value-type="float" office:value="7443084" calcext:value-type="float">
            <text:p>7443084</text:p>
          </table:table-cell>
          <table:table-cell office:value-type="float" office:value="0.80854" calcext:value-type="float">
            <text:p>0.80854</text:p>
          </table:table-cell>
          <table:table-cell office:value-type="float" office:value="0.04999" calcext:value-type="float">
            <text:p>0.04999</text:p>
          </table:table-cell>
          <table:table-cell office:value-type="float" office:value="148904246" calcext:value-type="float">
            <text:p>148904246</text:p>
          </table:table-cell>
          <table:table-cell office:value-type="float" office:value="1901269" calcext:value-type="float">
            <text:p>1901269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1159734" calcext:value-type="float">
            <text:p>1159734</text:p>
          </table:table-cell>
          <table:table-cell office:value-type="float" office:value="2535849" calcext:value-type="float">
            <text:p>2535849</text:p>
          </table:table-cell>
          <table:table-cell office:value-type="float" office:value="0.60998" calcext:value-type="float">
            <text:p>0.60998</text:p>
          </table:table-cell>
          <table:table-cell office:value-type="float" office:value="0.01703" calcext:value-type="float">
            <text:p>0.01703</text:p>
          </table:table-cell>
          <table:table-cell office:value-type="float" office:value="377520" calcext:value-type="float">
            <text:p>377520</text:p>
          </table:table-cell>
          <table:table-cell office:value-type="float" office:value="4907235" calcext:value-type="float">
            <text:p>4907235</text:p>
          </table:table-cell>
          <table:table-cell office:value-type="float" office:value="0.19856" calcext:value-type="float">
            <text:p>0.19856</text:p>
          </table:table-cell>
          <table:table-cell office:value-type="float" office:value="0.03296" calcext:value-type="float">
            <text:p>0.03296</text:p>
          </table:table-cell>
          <table:table-cell office:value-type="float" office:value="1228364" calcext:value-type="float">
            <text:p>1228364</text:p>
          </table:table-cell>
          <table:table-cell office:value-type="float" office:value="5330245" calcext:value-type="float">
            <text:p>5330245</text:p>
          </table:table-cell>
          <table:table-cell office:value-type="float" office:value="0.64608" calcext:value-type="float">
            <text:p>0.64608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2" calcext:value-type="float">
            <text:p>2</text:p>
          </table:table-cell>
          <table:table-cell office:value-type="float" office:value="606575" calcext:value-type="float">
            <text:p>606575</text:p>
          </table:table-cell>
          <table:table-cell office:value-type="float" office:value="6464018" calcext:value-type="float">
            <text:p>6464018</text:p>
          </table:table-cell>
          <table:table-cell office:value-type="float" office:value="0.71669" calcext:value-type="float">
            <text:p>0.71669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147849330" calcext:value-type="float">
            <text:p>147849330</text:p>
          </table:table-cell>
          <table:table-cell office:value-type="float" office:value="846353" calcext:value-type="float">
            <text:p>846353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327729" calcext:value-type="float">
            <text:p>327729</text:p>
          </table:table-cell>
          <table:table-cell office:value-type="float" office:value="1679674" calcext:value-type="float">
            <text:p>1679674</text:p>
          </table:table-cell>
          <table:table-cell office:value-type="float" office:value="0.38722" calcext:value-type="float">
            <text:p>0.38722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278846" calcext:value-type="float">
            <text:p>278846</text:p>
          </table:table-cell>
          <table:table-cell office:value-type="float" office:value="4784344" calcext:value-type="float">
            <text:p>4784344</text:p>
          </table:table-cell>
          <table:table-cell office:value-type="float" office:value="0.32947" calcext:value-type="float">
            <text:p>0.32947</text:p>
          </table:table-cell>
          <table:table-cell office:value-type="float" office:value="0.03236" calcext:value-type="float">
            <text:p>0.03236</text:p>
          </table:table-cell>
          <table:table-cell office:value-type="float" office:value="363200" calcext:value-type="float">
            <text:p>363200</text:p>
          </table:table-cell>
          <table:table-cell office:value-type="float" office:value="4438919" calcext:value-type="float">
            <text:p>4438919</text:p>
          </table:table-cell>
          <table:table-cell office:value-type="float" office:value="0.42914" calcext:value-type="float">
            <text:p>0.42914</text:p>
          </table:table-cell>
          <table:table-cell office:value-type="float" office:value="0.03002" calcext:value-type="float">
            <text:p>0.03002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3" calcext:value-type="float">
            <text:p>3</text:p>
          </table:table-cell>
          <table:table-cell office:value-type="float" office:value="387471" calcext:value-type="float">
            <text:p>387471</text:p>
          </table:table-cell>
          <table:table-cell office:value-type="float" office:value="6001268" calcext:value-type="float">
            <text:p>6001268</text:p>
          </table:table-cell>
          <table:table-cell office:value-type="float" office:value="0.66292" calcext:value-type="float">
            <text:p>0.66292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147325606" calcext:value-type="float">
            <text:p>147325606</text:p>
          </table:table-cell>
          <table:table-cell office:value-type="float" office:value="584491" calcext:value-type="float">
            <text:p>584491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155378" calcext:value-type="float">
            <text:p>155378</text:p>
          </table:table-cell>
          <table:table-cell office:value-type="float" office:value="1326566" calcext:value-type="float">
            <text:p>1326566</text:p>
          </table:table-cell>
          <table:table-cell office:value-type="float" office:value="0.26583" calcext:value-type="float">
            <text:p>0.26583</text:p>
          </table:table-cell>
          <table:table-cell office:value-type="float" office:value="0.009" calcext:value-type="float">
            <text:p>0.009</text:p>
          </table:table-cell>
          <table:table-cell office:value-type="float" office:value="232093" calcext:value-type="float">
            <text:p>232093</text:p>
          </table:table-cell>
          <table:table-cell office:value-type="float" office:value="4674702" calcext:value-type="float">
            <text:p>4674702</text:p>
          </table:table-cell>
          <table:table-cell office:value-type="float" office:value="0.39709" calcext:value-type="float">
            <text:p>0.39709</text:p>
          </table:table-cell>
          <table:table-cell office:value-type="float" office:value="0.03173" calcext:value-type="float">
            <text:p>0.03173</text:p>
          </table:table-cell>
          <table:table-cell office:value-type="float" office:value="179303" calcext:value-type="float">
            <text:p>179303</text:p>
          </table:table-cell>
          <table:table-cell office:value-type="float" office:value="4061875" calcext:value-type="float">
            <text:p>4061875</text:p>
          </table:table-cell>
          <table:table-cell office:value-type="float" office:value="0.30677" calcext:value-type="float">
            <text:p>0.30677</text:p>
          </table:table-cell>
          <table:table-cell office:value-type="float" office:value="0.02757" calcext:value-type="float">
            <text:p>0.02757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4" calcext:value-type="float">
            <text:p>4</text:p>
          </table:table-cell>
          <table:table-cell office:value-type="float" office:value="283208" calcext:value-type="float">
            <text:p>283208</text:p>
          </table:table-cell>
          <table:table-cell office:value-type="float" office:value="5671856" calcext:value-type="float">
            <text:p>5671856</text:p>
          </table:table-cell>
          <table:table-cell office:value-type="float" office:value="0.62035" calcext:value-type="float">
            <text:p>0.62035</text:p>
          </table:table-cell>
          <table:table-cell office:value-type="float" office:value="0.0386" calcext:value-type="float">
            <text:p>0.0386</text:p>
          </table:table-cell>
          <table:table-cell office:value-type="float" office:value="146941726" calcext:value-type="float">
            <text:p>146941726</text:p>
          </table:table-cell>
          <table:table-cell office:value-type="float" office:value="456531" calcext:value-type="float">
            <text:p>456531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82281" calcext:value-type="float">
            <text:p>82281</text:p>
          </table:table-cell>
          <table:table-cell office:value-type="float" office:value="1103603" calcext:value-type="float">
            <text:p>1103603</text:p>
          </table:table-cell>
          <table:table-cell office:value-type="float" office:value="0.18023" calcext:value-type="float">
            <text:p>0.18023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200927" calcext:value-type="float">
            <text:p>200927</text:p>
          </table:table-cell>
          <table:table-cell office:value-type="float" office:value="4568253" calcext:value-type="float">
            <text:p>4568253</text:p>
          </table:table-cell>
          <table:table-cell office:value-type="float" office:value="0.44012" calcext:value-type="float">
            <text:p>0.44012</text:p>
          </table:table-cell>
          <table:table-cell office:value-type="float" office:value="0.03109" calcext:value-type="float">
            <text:p>0.03109</text:p>
          </table:table-cell>
          <table:table-cell office:value-type="float" office:value="100245" calcext:value-type="float">
            <text:p>100245</text:p>
          </table:table-cell>
          <table:table-cell office:value-type="float" office:value="3820558" calcext:value-type="float">
            <text:p>3820558</text:p>
          </table:table-cell>
          <table:table-cell office:value-type="float" office:value="0.21958" calcext:value-type="float">
            <text:p>0.21958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5" calcext:value-type="float">
            <text:p>5</text:p>
          </table:table-cell>
          <table:table-cell office:value-type="float" office:value="224873" calcext:value-type="float">
            <text:p>224873</text:p>
          </table:table-cell>
          <table:table-cell office:value-type="float" office:value="5425960" calcext:value-type="float">
            <text:p>5425960</text:p>
          </table:table-cell>
          <table:table-cell office:value-type="float" office:value="0.58793" calcext:value-type="float">
            <text:p>0.58793</text:p>
          </table:table-cell>
          <table:table-cell office:value-type="float" office:value="0.037" calcext:value-type="float">
            <text:p>0.037</text:p>
          </table:table-cell>
          <table:table-cell office:value-type="float" office:value="146645542" calcext:value-type="float">
            <text:p>146645542</text:p>
          </table:table-cell>
          <table:table-cell office:value-type="float" office:value="382485" calcext:value-type="float">
            <text:p>382485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60792" calcext:value-type="float">
            <text:p>60792</text:p>
          </table:table-cell>
          <table:table-cell office:value-type="float" office:value="1015619" calcext:value-type="float">
            <text:p>1015619</text:p>
          </table:table-cell>
          <table:table-cell office:value-type="float" office:value="0.15894" calcext:value-type="float">
            <text:p>0.15894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164081" calcext:value-type="float">
            <text:p>164081</text:p>
          </table:table-cell>
          <table:table-cell office:value-type="float" office:value="4410341" calcext:value-type="float">
            <text:p>4410341</text:p>
          </table:table-cell>
          <table:table-cell office:value-type="float" office:value="0.42899" calcext:value-type="float">
            <text:p>0.42899</text:p>
          </table:table-cell>
          <table:table-cell office:value-type="float" office:value="0.03007" calcext:value-type="float">
            <text:p>0.03007</text:p>
          </table:table-cell>
          <table:table-cell office:value-type="float" office:value="75978" calcext:value-type="float">
            <text:p>75978</text:p>
          </table:table-cell>
          <table:table-cell office:value-type="float" office:value="3721210" calcext:value-type="float">
            <text:p>3721210</text:p>
          </table:table-cell>
          <table:table-cell office:value-type="float" office:value="0.19864" calcext:value-type="float">
            <text:p>0.19864</text:p>
          </table:table-cell>
          <table:table-cell office:value-type="float" office:value="0.02538" calcext:value-type="float">
            <text:p>0.02538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6" calcext:value-type="float">
            <text:p>6</text:p>
          </table:table-cell>
          <table:table-cell office:value-type="float" office:value="187325" calcext:value-type="float">
            <text:p>187325</text:p>
          </table:table-cell>
          <table:table-cell office:value-type="float" office:value="5228475" calcext:value-type="float">
            <text:p>5228475</text:p>
          </table:table-cell>
          <table:table-cell office:value-type="float" office:value="0.56161" calcext:value-type="float">
            <text:p>0.56161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146400857" calcext:value-type="float">
            <text:p>146400857</text:p>
          </table:table-cell>
          <table:table-cell office:value-type="float" office:value="333548" calcext:value-type="float">
            <text:p>333548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47957" calcext:value-type="float">
            <text:p>47957</text:p>
          </table:table-cell>
          <table:table-cell office:value-type="float" office:value="950169" calcext:value-type="float">
            <text:p>950169</text:p>
          </table:table-cell>
          <table:table-cell office:value-type="float" office:value="0.14378" calcext:value-type="float">
            <text:p>0.14378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139368" calcext:value-type="float">
            <text:p>139368</text:p>
          </table:table-cell>
          <table:table-cell office:value-type="float" office:value="4278306" calcext:value-type="float">
            <text:p>4278306</text:p>
          </table:table-cell>
          <table:table-cell office:value-type="float" office:value="0.41783" calcext:value-type="float">
            <text:p>0.41783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61134" calcext:value-type="float">
            <text:p>61134</text:p>
          </table:table-cell>
          <table:table-cell office:value-type="float" office:value="3645480" calcext:value-type="float">
            <text:p>3645480</text:p>
          </table:table-cell>
          <table:table-cell office:value-type="float" office:value="0.18328" calcext:value-type="float">
            <text:p>0.18328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7" calcext:value-type="float">
            <text:p>7</text:p>
          </table:table-cell>
          <table:table-cell office:value-type="float" office:value="160154" calcext:value-type="float">
            <text:p>160154</text:p>
          </table:table-cell>
          <table:table-cell office:value-type="float" office:value="5057187" calcext:value-type="float">
            <text:p>5057187</text:p>
          </table:table-cell>
          <table:table-cell office:value-type="float" office:value="0.53855" calcext:value-type="float">
            <text:p>0.53855</text:p>
          </table:table-cell>
          <table:table-cell office:value-type="float" office:value="0.03459" calcext:value-type="float">
            <text:p>0.03459</text:p>
          </table:table-cell>
          <table:table-cell office:value-type="float" office:value="146183837" calcext:value-type="float">
            <text:p>146183837</text:p>
          </table:table-cell>
          <table:table-cell office:value-type="float" office:value="297378" calcext:value-type="float">
            <text:p>297378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38893" calcext:value-type="float">
            <text:p>38893</text:p>
          </table:table-cell>
          <table:table-cell office:value-type="float" office:value="894879" calcext:value-type="float">
            <text:p>894879</text:p>
          </table:table-cell>
          <table:table-cell office:value-type="float" office:value="0.13079" calcext:value-type="float">
            <text:p>0.13079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121261" calcext:value-type="float">
            <text:p>121261</text:p>
          </table:table-cell>
          <table:table-cell office:value-type="float" office:value="4162308" calcext:value-type="float">
            <text:p>4162308</text:p>
          </table:table-cell>
          <table:table-cell office:value-type="float" office:value="0.40777" calcext:value-type="float">
            <text:p>0.40777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50564" calcext:value-type="float">
            <text:p>50564</text:p>
          </table:table-cell>
          <table:table-cell office:value-type="float" office:value="3580926" calcext:value-type="float">
            <text:p>3580926</text:p>
          </table:table-cell>
          <table:table-cell office:value-type="float" office:value="0.17003" calcext:value-type="float">
            <text:p>0.17003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8" calcext:value-type="float">
            <text:p>8</text:p>
          </table:table-cell>
          <table:table-cell office:value-type="float" office:value="138591" calcext:value-type="float">
            <text:p>138591</text:p>
          </table:table-cell>
          <table:table-cell office:value-type="float" office:value="4899463" calcext:value-type="float">
            <text:p>4899463</text:p>
          </table:table-cell>
          <table:table-cell office:value-type="float" office:value="0.51629" calcext:value-type="float">
            <text:p>0.51629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145981236" calcext:value-type="float">
            <text:p>145981236</text:p>
          </table:table-cell>
          <table:table-cell office:value-type="float" office:value="268435" calcext:value-type="float">
            <text:p>268435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31817" calcext:value-type="float">
            <text:p>31817</text:p>
          </table:table-cell>
          <table:table-cell office:value-type="float" office:value="844528" calcext:value-type="float">
            <text:p>844528</text:p>
          </table:table-cell>
          <table:table-cell office:value-type="float" office:value="0.11853" calcext:value-type="float">
            <text:p>0.11853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106774" calcext:value-type="float">
            <text:p>106774</text:p>
          </table:table-cell>
          <table:table-cell office:value-type="float" office:value="4054935" calcext:value-type="float">
            <text:p>4054935</text:p>
          </table:table-cell>
          <table:table-cell office:value-type="float" office:value="0.39776" calcext:value-type="float">
            <text:p>0.39776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42180" calcext:value-type="float">
            <text:p>42180</text:p>
          </table:table-cell>
          <table:table-cell office:value-type="float" office:value="3521293" calcext:value-type="float">
            <text:p>3521293</text:p>
          </table:table-cell>
          <table:table-cell office:value-type="float" office:value="0.15713" calcext:value-type="float">
            <text:p>0.15713</text:p>
          </table:table-cell>
          <table:table-cell office:value-type="float" office:value="0.02412" calcext:value-type="float">
            <text:p>0.02412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9" calcext:value-type="float">
            <text:p>9</text:p>
          </table:table-cell>
          <table:table-cell office:value-type="float" office:value="121974" calcext:value-type="float">
            <text:p>121974</text:p>
          </table:table-cell>
          <table:table-cell office:value-type="float" office:value="4760463" calcext:value-type="float">
            <text:p>4760463</text:p>
          </table:table-cell>
          <table:table-cell office:value-type="float" office:value="0.49647" calcext:value-type="float">
            <text:p>0.49647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145799220" calcext:value-type="float">
            <text:p>145799220</text:p>
          </table:table-cell>
          <table:table-cell office:value-type="float" office:value="245683" calcext:value-type="float">
            <text:p>245683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26618" calcext:value-type="float">
            <text:p>26618</text:p>
          </table:table-cell>
          <table:table-cell office:value-type="float" office:value="802232" calcext:value-type="float">
            <text:p>802232</text:p>
          </table:table-cell>
          <table:table-cell office:value-type="float" office:value="0.10834" calcext:value-type="float">
            <text:p>0.10834</text:p>
          </table:table-cell>
          <table:table-cell office:value-type="float" office:value="0.0055" calcext:value-type="float">
            <text:p>0.0055</text:p>
          </table:table-cell>
          <table:table-cell office:value-type="float" office:value="95356" calcext:value-type="float">
            <text:p>95356</text:p>
          </table:table-cell>
          <table:table-cell office:value-type="float" office:value="3958231" calcext:value-type="float">
            <text:p>3958231</text:p>
          </table:table-cell>
          <table:table-cell office:value-type="float" office:value="0.38813" calcext:value-type="float">
            <text:p>0.38813</text:p>
          </table:table-cell>
          <table:table-cell office:value-type="float" office:value="0.02715" calcext:value-type="float">
            <text:p>0.02715</text:p>
          </table:table-cell>
          <table:table-cell office:value-type="float" office:value="35969" calcext:value-type="float">
            <text:p>35969</text:p>
          </table:table-cell>
          <table:table-cell office:value-type="float" office:value="3470821" calcext:value-type="float">
            <text:p>3470821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02381" calcext:value-type="float">
            <text:p>0.02381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0" calcext:value-type="float">
            <text:p>10</text:p>
          </table:table-cell>
          <table:table-cell office:value-type="float" office:value="108621" calcext:value-type="float">
            <text:p>108621</text:p>
          </table:table-cell>
          <table:table-cell office:value-type="float" office:value="4634922" calcext:value-type="float">
            <text:p>4634922</text:p>
          </table:table-cell>
          <table:table-cell office:value-type="float" office:value="0.47817" calcext:value-type="float">
            <text:p>0.47817</text:p>
          </table:table-cell>
          <table:table-cell office:value-type="float" office:value="0.03183" calcext:value-type="float">
            <text:p>0.03183</text:p>
          </table:table-cell>
          <table:table-cell office:value-type="float" office:value="145632504" calcext:value-type="float">
            <text:p>145632504</text:p>
          </table:table-cell>
          <table:table-cell office:value-type="float" office:value="227159" calcext:value-type="float">
            <text:p>227159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22694" calcext:value-type="float">
            <text:p>22694</text:p>
          </table:table-cell>
          <table:table-cell office:value-type="float" office:value="766313" calcext:value-type="float">
            <text:p>766313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85927" calcext:value-type="float">
            <text:p>85927</text:p>
          </table:table-cell>
          <table:table-cell office:value-type="float" office:value="3868609" calcext:value-type="float">
            <text:p>3868609</text:p>
          </table:table-cell>
          <table:table-cell office:value-type="float" office:value="0.37827" calcext:value-type="float">
            <text:p>0.37827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31264" calcext:value-type="float">
            <text:p>31264</text:p>
          </table:table-cell>
          <table:table-cell office:value-type="float" office:value="3427792" calcext:value-type="float">
            <text:p>3427792</text:p>
          </table:table-cell>
          <table:table-cell office:value-type="float" office:value="0.13763" calcext:value-type="float">
            <text:p>0.13763</text:p>
          </table:table-cell>
          <table:table-cell office:value-type="float" office:value="0.02354" calcext:value-type="float">
            <text:p>0.02354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20" calcext:value-type="float">
            <text:p>20</text:p>
          </table:table-cell>
          <table:table-cell office:value-type="float" office:value="49061" calcext:value-type="float">
            <text:p>49061</text:p>
          </table:table-cell>
          <table:table-cell office:value-type="float" office:value="3809171" calcext:value-type="float">
            <text:p>3809171</text:p>
          </table:table-cell>
          <table:table-cell office:value-type="float" office:value="0.35379" calcext:value-type="float">
            <text:p>0.35379</text:p>
          </table:table-cell>
          <table:table-cell office:value-type="float" office:value="0.02637" calcext:value-type="float">
            <text:p>0.02637</text:p>
          </table:table-cell>
          <table:table-cell office:value-type="float" office:value="144439342" calcext:value-type="float">
            <text:p>144439342</text:p>
          </table:table-cell>
          <table:table-cell office:value-type="float" office:value="138672" calcext:value-type="float">
            <text:p>13867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7833" calcext:value-type="float">
            <text:p>7833</text:p>
          </table:table-cell>
          <table:table-cell office:value-type="float" office:value="568895" calcext:value-type="float">
            <text:p>568895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41228" calcext:value-type="float">
            <text:p>41228</text:p>
          </table:table-cell>
          <table:table-cell office:value-type="float" office:value="3240276" calcext:value-type="float">
            <text:p>3240276</text:p>
          </table:table-cell>
          <table:table-cell office:value-type="float" office:value="0.29731" calcext:value-type="float">
            <text:p>0.29731</text:p>
          </table:table-cell>
          <table:table-cell office:value-type="float" office:value="0.02243" calcext:value-type="float">
            <text:p>0.02243</text:p>
          </table:table-cell>
          <table:table-cell office:value-type="float" office:value="12490" calcext:value-type="float">
            <text:p>12490</text:p>
          </table:table-cell>
          <table:table-cell office:value-type="float" office:value="3176865" calcext:value-type="float">
            <text:p>3176865</text:p>
          </table:table-cell>
          <table:table-cell office:value-type="float" office:value="0.09007" calcext:value-type="float">
            <text:p>0.09007</text:p>
          </table:table-cell>
          <table:table-cell office:value-type="float" office:value="0.02199" calcext:value-type="float">
            <text:p>0.02199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30" calcext:value-type="float">
            <text:p>30</text:p>
          </table:table-cell>
          <table:table-cell office:value-type="float" office:value="29868" calcext:value-type="float">
            <text:p>29868</text:p>
          </table:table-cell>
          <table:table-cell office:value-type="float" office:value="3337445" calcext:value-type="float">
            <text:p>3337445</text:p>
          </table:table-cell>
          <table:table-cell office:value-type="float" office:value="0.28203" calcext:value-type="float">
            <text:p>0.28203</text:p>
          </table:table-cell>
          <table:table-cell office:value-type="float" office:value="0.02323" calcext:value-type="float">
            <text:p>0.02323</text:p>
          </table:table-cell>
          <table:table-cell office:value-type="float" office:value="143656403" calcext:value-type="float">
            <text:p>143656403</text:p>
          </table:table-cell>
          <table:table-cell office:value-type="float" office:value="105904" calcext:value-type="float">
            <text:p>105904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4340" calcext:value-type="float">
            <text:p>4340</text:p>
          </table:table-cell>
          <table:table-cell office:value-type="float" office:value="484865" calcext:value-type="float">
            <text:p>484865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25528" calcext:value-type="float">
            <text:p>25528</text:p>
          </table:table-cell>
          <table:table-cell office:value-type="float" office:value="2852580" calcext:value-type="float">
            <text:p>2852580</text:p>
          </table:table-cell>
          <table:table-cell office:value-type="float" office:value="0.24105" calcext:value-type="float">
            <text:p>0.24105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7753" calcext:value-type="float">
            <text:p>7753</text:p>
          </table:table-cell>
          <table:table-cell office:value-type="float" office:value="3062516" calcext:value-type="float">
            <text:p>3062516</text:p>
          </table:table-cell>
          <table:table-cell office:value-type="float" office:value="0.07321" calcext:value-type="float">
            <text:p>0.07321</text:p>
          </table:table-cell>
          <table:table-cell office:value-type="float" office:value="0.02132" calcext:value-type="float">
            <text:p>0.02132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40" calcext:value-type="float">
            <text:p>40</text:p>
          </table:table-cell>
          <table:table-cell office:value-type="float" office:value="20590" calcext:value-type="float">
            <text:p>20590</text:p>
          </table:table-cell>
          <table:table-cell office:value-type="float" office:value="3012403" calcext:value-type="float">
            <text:p>3012403</text:p>
          </table:table-cell>
          <table:table-cell office:value-type="float" office:value="0.23381" calcext:value-type="float">
            <text:p>0.23381</text:p>
          </table:table-cell>
          <table:table-cell office:value-type="float" office:value="0.02106" calcext:value-type="float">
            <text:p>0.02106</text:p>
          </table:table-cell>
          <table:table-cell office:value-type="float" office:value="143048131" calcext:value-type="float">
            <text:p>143048131</text:p>
          </table:table-cell>
          <table:table-cell office:value-type="float" office:value="88064" calcext:value-type="float">
            <text:p>88064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2883" calcext:value-type="float">
            <text:p>2883</text:p>
          </table:table-cell>
          <table:table-cell office:value-type="float" office:value="434636" calcext:value-type="float">
            <text:p>434636</text:p>
          </table:table-cell>
          <table:table-cell office:value-type="float" office:value="0.03274" calcext:value-type="float">
            <text:p>0.03274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17707" calcext:value-type="float">
            <text:p>17707</text:p>
          </table:table-cell>
          <table:table-cell office:value-type="float" office:value="2577767" calcext:value-type="float">
            <text:p>2577767</text:p>
          </table:table-cell>
          <table:table-cell office:value-type="float" office:value="0.20107" calcext:value-type="float">
            <text:p>0.20107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5710" calcext:value-type="float">
            <text:p>5710</text:p>
          </table:table-cell>
          <table:table-cell office:value-type="float" office:value="2991911" calcext:value-type="float">
            <text:p>2991911</text:p>
          </table:table-cell>
          <table:table-cell office:value-type="float" office:value="0.06484" calcext:value-type="float">
            <text:p>0.06484</text:p>
          </table:table-cell>
          <table:table-cell office:value-type="float" office:value="0.02092" calcext:value-type="float">
            <text:p>0.02092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50" calcext:value-type="float">
            <text:p>50</text:p>
          </table:table-cell>
          <table:table-cell office:value-type="float" office:value="15352" calcext:value-type="float">
            <text:p>15352</text:p>
          </table:table-cell>
          <table:table-cell office:value-type="float" office:value="2774859" calcext:value-type="float">
            <text:p>2774859</text:p>
          </table:table-cell>
          <table:table-cell office:value-type="float" office:value="0.20024" calcext:value-type="float">
            <text:p>0.20024</text:p>
          </table:table-cell>
          <table:table-cell office:value-type="float" office:value="0.01947" calcext:value-type="float">
            <text:p>0.01947</text:p>
          </table:table-cell>
          <table:table-cell office:value-type="float" office:value="142544853" calcext:value-type="float">
            <text:p>142544853</text:p>
          </table:table-cell>
          <table:table-cell office:value-type="float" office:value="76667" calcext:value-type="float">
            <text:p>76667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2116" calcext:value-type="float">
            <text:p>2116</text:p>
          </table:table-cell>
          <table:table-cell office:value-type="float" office:value="400305" calcext:value-type="float">
            <text:p>400305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13236" calcext:value-type="float">
            <text:p>13236</text:p>
          </table:table-cell>
          <table:table-cell office:value-type="float" office:value="2374554" calcext:value-type="float">
            <text:p>2374554</text:p>
          </table:table-cell>
          <table:table-cell office:value-type="float" office:value="0.17264" calcext:value-type="float">
            <text:p>0.17264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4591" calcext:value-type="float">
            <text:p>4591</text:p>
          </table:table-cell>
          <table:table-cell office:value-type="float" office:value="2941435" calcext:value-type="float">
            <text:p>2941435</text:p>
          </table:table-cell>
          <table:table-cell office:value-type="float" office:value="0.05988" calcext:value-type="float">
            <text:p>0.05988</text:p>
          </table:table-cell>
          <table:table-cell office:value-type="float" office:value="0.02064" calcext:value-type="float">
            <text:p>0.02064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60" calcext:value-type="float">
            <text:p>60</text:p>
          </table:table-cell>
          <table:table-cell office:value-type="float" office:value="11964" calcext:value-type="float">
            <text:p>11964</text:p>
          </table:table-cell>
          <table:table-cell office:value-type="float" office:value="2586105" calcext:value-type="float">
            <text:p>2586105</text:p>
          </table:table-cell>
          <table:table-cell office:value-type="float" office:value="0.17451" calcext:value-type="float">
            <text:p>0.17451</text:p>
          </table:table-cell>
          <table:table-cell office:value-type="float" office:value="0.0182" calcext:value-type="float">
            <text:p>0.0182</text:p>
          </table:table-cell>
          <table:table-cell office:value-type="float" office:value="142104661" calcext:value-type="float">
            <text:p>142104661</text:p>
          </table:table-cell>
          <table:table-cell office:value-type="float" office:value="68556" calcext:value-type="float">
            <text:p>6855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1649" calcext:value-type="float">
            <text:p>1649</text:p>
          </table:table-cell>
          <table:table-cell office:value-type="float" office:value="374734" calcext:value-type="float">
            <text:p>374734</text:p>
          </table:table-cell>
          <table:table-cell office:value-type="float" office:value="0.02405" calcext:value-type="float">
            <text:p>0.02405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10315" calcext:value-type="float">
            <text:p>10315</text:p>
          </table:table-cell>
          <table:table-cell office:value-type="float" office:value="2211371" calcext:value-type="float">
            <text:p>2211371</text:p>
          </table:table-cell>
          <table:table-cell office:value-type="float" office:value="0.15046" calcext:value-type="float">
            <text:p>0.15046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3879" calcext:value-type="float">
            <text:p>3879</text:p>
          </table:table-cell>
          <table:table-cell office:value-type="float" office:value="2902169" calcext:value-type="float">
            <text:p>2902169</text:p>
          </table:table-cell>
          <table:table-cell office:value-type="float" office:value="0.05658" calcext:value-type="float">
            <text:p>0.05658</text:p>
          </table:table-cell>
          <table:table-cell office:value-type="float" office:value="0.02042" calcext:value-type="float">
            <text:p>0.02042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70" calcext:value-type="float">
            <text:p>70</text:p>
          </table:table-cell>
          <table:table-cell office:value-type="float" office:value="9744" calcext:value-type="float">
            <text:p>9744</text:p>
          </table:table-cell>
          <table:table-cell office:value-type="float" office:value="2438600" calcext:value-type="float">
            <text:p>2438600</text:p>
          </table:table-cell>
          <table:table-cell office:value-type="float" office:value="0.15605" calcext:value-type="float">
            <text:p>0.15605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141711512" calcext:value-type="float">
            <text:p>141711512</text:p>
          </table:table-cell>
          <table:table-cell office:value-type="float" office:value="62443" calcext:value-type="float">
            <text:p>62443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1321" calcext:value-type="float">
            <text:p>1321</text:p>
          </table:table-cell>
          <table:table-cell office:value-type="float" office:value="352901" calcext:value-type="float">
            <text:p>352901</text:p>
          </table:table-cell>
          <table:table-cell office:value-type="float" office:value="0.02116" calcext:value-type="float">
            <text:p>0.02116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8423" calcext:value-type="float">
            <text:p>8423</text:p>
          </table:table-cell>
          <table:table-cell office:value-type="float" office:value="2085699" calcext:value-type="float">
            <text:p>2085699</text:p>
          </table:table-cell>
          <table:table-cell office:value-type="float" office:value="0.13489" calcext:value-type="float">
            <text:p>0.13489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3352" calcext:value-type="float">
            <text:p>3352</text:p>
          </table:table-cell>
          <table:table-cell office:value-type="float" office:value="2867090" calcext:value-type="float">
            <text:p>2867090</text:p>
          </table:table-cell>
          <table:table-cell office:value-type="float" office:value="0.05368" calcext:value-type="float">
            <text:p>0.05368</text:p>
          </table:table-cell>
          <table:table-cell office:value-type="float" office:value="0.02023" calcext:value-type="float">
            <text:p>0.02023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80" calcext:value-type="float">
            <text:p>80</text:p>
          </table:table-cell>
          <table:table-cell office:value-type="float" office:value="8161" calcext:value-type="float">
            <text:p>8161</text:p>
          </table:table-cell>
          <table:table-cell office:value-type="float" office:value="2317106" calcext:value-type="float">
            <text:p>2317106</text:p>
          </table:table-cell>
          <table:table-cell office:value-type="float" office:value="0.14131" calcext:value-type="float">
            <text:p>0.14131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141363146" calcext:value-type="float">
            <text:p>141363146</text:p>
          </table:table-cell>
          <table:table-cell office:value-type="float" office:value="57752" calcext:value-type="float">
            <text:p>57752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1125" calcext:value-type="float">
            <text:p>1125</text:p>
          </table:table-cell>
          <table:table-cell office:value-type="float" office:value="338036" calcext:value-type="float">
            <text:p>338036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7036" calcext:value-type="float">
            <text:p>7036</text:p>
          </table:table-cell>
          <table:table-cell office:value-type="float" office:value="1979070" calcext:value-type="float">
            <text:p>1979070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14" calcext:value-type="float">
            <text:p>0.014</text:p>
          </table:table-cell>
          <table:table-cell office:value-type="float" office:value="3021" calcext:value-type="float">
            <text:p>3021</text:p>
          </table:table-cell>
          <table:table-cell office:value-type="float" office:value="2841835" calcext:value-type="float">
            <text:p>2841835</text:p>
          </table:table-cell>
          <table:table-cell office:value-type="float" office:value="0.05231" calcext:value-type="float">
            <text:p>0.05231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90" calcext:value-type="float">
            <text:p>90</text:p>
          </table:table-cell>
          <table:table-cell office:value-type="float" office:value="6927" calcext:value-type="float">
            <text:p>6927</text:p>
          </table:table-cell>
          <table:table-cell office:value-type="float" office:value="2209562" calcext:value-type="float">
            <text:p>2209562</text:p>
          </table:table-cell>
          <table:table-cell office:value-type="float" office:value="0.12858" calcext:value-type="float">
            <text:p>0.12858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141036251" calcext:value-type="float">
            <text:p>141036251</text:p>
          </table:table-cell>
          <table:table-cell office:value-type="float" office:value="53874" calcext:value-type="float">
            <text:p>53874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964" calcext:value-type="float">
            <text:p>964</text:p>
          </table:table-cell>
          <table:table-cell office:value-type="float" office:value="323993" calcext:value-type="float">
            <text:p>323993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023" calcext:value-type="float">
            <text:p>0.0023</text:p>
          </table:table-cell>
          <table:table-cell office:value-type="float" office:value="5963" calcext:value-type="float">
            <text:p>5963</text:p>
          </table:table-cell>
          <table:table-cell office:value-type="float" office:value="1885569" calcext:value-type="float">
            <text:p>1885569</text:p>
          </table:table-cell>
          <table:table-cell office:value-type="float" office:value="0.11068" calcext:value-type="float">
            <text:p>0.11068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2744" calcext:value-type="float">
            <text:p>2744</text:p>
          </table:table-cell>
          <table:table-cell office:value-type="float" office:value="2817803" calcext:value-type="float">
            <text:p>2817803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01998" calcext:value-type="float">
            <text:p>0.01998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00" calcext:value-type="float">
            <text:p>100</text:p>
          </table:table-cell>
          <table:table-cell office:value-type="float" office:value="5959" calcext:value-type="float">
            <text:p>5959</text:p>
          </table:table-cell>
          <table:table-cell office:value-type="float" office:value="2115140" calcext:value-type="float">
            <text:p>2115140</text:p>
          </table:table-cell>
          <table:table-cell office:value-type="float" office:value="0.11773" calcext:value-type="float">
            <text:p>0.11773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140728639" calcext:value-type="float">
            <text:p>140728639</text:p>
          </table:table-cell>
          <table:table-cell office:value-type="float" office:value="50616" calcext:value-type="float">
            <text:p>50616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844" calcext:value-type="float">
            <text:p>844</text:p>
          </table:table-cell>
          <table:table-cell office:value-type="float" office:value="312615" calcext:value-type="float">
            <text:p>31261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5115" calcext:value-type="float">
            <text:p>5115</text:p>
          </table:table-cell>
          <table:table-cell office:value-type="float" office:value="1802525" calcext:value-type="float">
            <text:p>1802525</text:p>
          </table:table-cell>
          <table:table-cell office:value-type="float" office:value="0.10106" calcext:value-type="float">
            <text:p>0.10106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2522" calcext:value-type="float">
            <text:p>2522</text:p>
          </table:table-cell>
          <table:table-cell office:value-type="float" office:value="2796594" calcext:value-type="float">
            <text:p>2796594</text:p>
          </table:table-cell>
          <table:table-cell office:value-type="float" office:value="0.04983" calcext:value-type="float">
            <text:p>0.04983</text:p>
          </table:table-cell>
          <table:table-cell office:value-type="float" office:value="0.01987" calcext:value-type="float">
            <text:p>0.01987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10" calcext:value-type="float">
            <text:p>110</text:p>
          </table:table-cell>
          <table:table-cell office:value-type="float" office:value="5128" calcext:value-type="float">
            <text:p>5128</text:p>
          </table:table-cell>
          <table:table-cell office:value-type="float" office:value="2026424" calcext:value-type="float">
            <text:p>2026424</text:p>
          </table:table-cell>
          <table:table-cell office:value-type="float" office:value="0.10736" calcext:value-type="float">
            <text:p>0.10736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140430788" calcext:value-type="float">
            <text:p>140430788</text:p>
          </table:table-cell>
          <table:table-cell office:value-type="float" office:value="47764" calcext:value-type="float">
            <text:p>47764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739" calcext:value-type="float">
            <text:p>739</text:p>
          </table:table-cell>
          <table:table-cell office:value-type="float" office:value="301622" calcext:value-type="float">
            <text:p>301622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4389" calcext:value-type="float">
            <text:p>4389</text:p>
          </table:table-cell>
          <table:table-cell office:value-type="float" office:value="1724802" calcext:value-type="float">
            <text:p>1724802</text:p>
          </table:table-cell>
          <table:table-cell office:value-type="float" office:value="0.09189" calcext:value-type="float">
            <text:p>0.09189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2331" calcext:value-type="float">
            <text:p>2331</text:p>
          </table:table-cell>
          <table:table-cell office:value-type="float" office:value="2776644" calcext:value-type="float">
            <text:p>2776644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1977" calcext:value-type="float">
            <text:p>0.01977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20" calcext:value-type="float">
            <text:p>120</text:p>
          </table:table-cell>
          <table:table-cell office:value-type="float" office:value="4484" calcext:value-type="float">
            <text:p>4484</text:p>
          </table:table-cell>
          <table:table-cell office:value-type="float" office:value="1951119" calcext:value-type="float">
            <text:p>1951119</text:p>
          </table:table-cell>
          <table:table-cell office:value-type="float" office:value="0.09895" calcext:value-type="float">
            <text:p>0.09895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140150494" calcext:value-type="float">
            <text:p>140150494</text:p>
          </table:table-cell>
          <table:table-cell office:value-type="float" office:value="45314" calcext:value-type="float">
            <text:p>45314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656" calcext:value-type="float">
            <text:p>656</text:p>
          </table:table-cell>
          <table:table-cell office:value-type="float" office:value="291916" calcext:value-type="float">
            <text:p>291916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3828" calcext:value-type="float">
            <text:p>3828</text:p>
          </table:table-cell>
          <table:table-cell office:value-type="float" office:value="1659203" calcext:value-type="float">
            <text:p>1659203</text:p>
          </table:table-cell>
          <table:table-cell office:value-type="float" office:value="0.08448" calcext:value-type="float">
            <text:p>0.08448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2166" calcext:value-type="float">
            <text:p>2166</text:p>
          </table:table-cell>
          <table:table-cell office:value-type="float" office:value="2757313" calcext:value-type="float">
            <text:p>2757313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1967" calcext:value-type="float">
            <text:p>0.01967</text:p>
          </table:table-cell>
        </table:table-row>
      </table:table>
      <table:table table:name="Pivot Table_s1040checkCoverage-corpus_all_tokenized_uk-paradigms.txt_2" table:style-name="ta1">
        <table:table-column table:style-name="co8" table:default-cell-style-name="ce4"/>
        <table:table-column table:style-name="co8" table:default-cell-style-name="ce9"/>
        <table:table-column table:style-name="co8" table:number-columns-repeated="3" table:default-cell-style-name="ce15"/>
        <table:table-column table:style-name="co8" table:default-cell-style-name="ce19"/>
        <table:table-column table:style-name="co8" table:default-cell-style-name="ce25"/>
        <table:table-row table:style-name="ro1">
          <table:table-cell table:style-name="ce1" office:value-type="string" calcext:value-type="string">
            <text:p>Sum - noTypParPC</text:p>
          </table:table-cell>
          <table:table-cell table:style-name="ce6" office:value-type="string" calcext:value-type="string">
            <text:p>Data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frqlim</text:p>
          </table:table-cell>
          <table:table-cell table:style-name="ce7" office:value-type="string" calcext:value-type="string">
            <text:p>all</text:p>
          </table:table-cell>
          <table:table-cell table:style-name="ce13" office:value-type="string" calcext:value-type="string">
            <text:p>fict</text:p>
          </table:table-cell>
          <table:table-cell table:style-name="ce13" office:value-type="string" calcext:value-type="string">
            <text:p>law</text:p>
          </table:table-cell>
          <table:table-cell table:style-name="ce13" office:value-type="string" calcext:value-type="string">
            <text:p>news</text:p>
          </table:table-cell>
          <table:table-cell table:style-name="ce13" office:value-type="string" calcext:value-type="string">
            <text:p>wiki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0.45577" calcext:value-type="float">
            <text:p>0.45577</text:p>
          </table:table-cell>
          <table:table-cell table:style-name="ce14" office:value-type="float" office:value="0.18" calcext:value-type="float">
            <text:p>0.18</text:p>
          </table:table-cell>
          <table:table-cell table:style-name="ce14" office:value-type="float" office:value="0.22585" calcext:value-type="float">
            <text:p>0.22585</text:p>
          </table:table-cell>
          <table:table-cell table:style-name="ce14" office:value-type="float" office:value="0.31702" calcext:value-type="float">
            <text:p>0.31702</text:p>
          </table:table-cell>
          <table:table-cell table:style-name="ce18" office:value-type="float" office:value="0.60998" calcext:value-type="float">
            <text:p>0.60998</text:p>
          </table:table-cell>
          <table:table-cell table:style-name="ce24" office:value-type="float" office:value="1.78862" calcext:value-type="float">
            <text:p>1.78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6352" calcext:value-type="float">
            <text:p>0.26352</text:p>
          </table:table-cell>
          <table:table-cell office:value-type="float" office:value="0.09021" calcext:value-type="float">
            <text:p>0.09021</text:p>
          </table:table-cell>
          <table:table-cell office:value-type="float" office:value="0.14058" calcext:value-type="float">
            <text:p>0.14058</text:p>
          </table:table-cell>
          <table:table-cell office:value-type="float" office:value="0.15257" calcext:value-type="float">
            <text:p>0.15257</text:p>
          </table:table-cell>
          <table:table-cell office:value-type="float" office:value="0.38722" calcext:value-type="float">
            <text:p>0.38722</text:p>
          </table:table-cell>
          <table:table-cell office:value-type="float" office:value="1.0341" calcext:value-type="float">
            <text:p>1.03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9" calcext:value-type="float">
            <text:p>0.169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10143" calcext:value-type="float">
            <text:p>0.10143</text:p>
          </table:table-cell>
          <table:table-cell office:value-type="float" office:value="0.08793" calcext:value-type="float">
            <text:p>0.08793</text:p>
          </table:table-cell>
          <table:table-cell office:value-type="float" office:value="0.26583" calcext:value-type="float">
            <text:p>0.26583</text:p>
          </table:table-cell>
          <table:table-cell office:value-type="float" office:value="0.65396" calcext:value-type="float">
            <text:p>0.65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836" calcext:value-type="float">
            <text:p>0.1083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8379" calcext:value-type="float">
            <text:p>0.08379</text:p>
          </table:table-cell>
          <table:table-cell office:value-type="float" office:value="0.05769" calcext:value-type="float">
            <text:p>0.05769</text:p>
          </table:table-cell>
          <table:table-cell office:value-type="float" office:value="0.18023" calcext:value-type="float">
            <text:p>0.18023</text:p>
          </table:table-cell>
          <table:table-cell office:value-type="float" office:value="0.44608" calcext:value-type="float">
            <text:p>0.44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537" calcext:value-type="float">
            <text:p>0.09537</text:p>
          </table:table-cell>
          <table:table-cell office:value-type="float" office:value="0.01173" calcext:value-type="float">
            <text:p>0.01173</text:p>
          </table:table-cell>
          <table:table-cell office:value-type="float" office:value="0.07761" calcext:value-type="float">
            <text:p>0.07761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15894" calcext:value-type="float">
            <text:p>0.15894</text:p>
          </table:table-cell>
          <table:table-cell office:value-type="float" office:value="0.39185" calcext:value-type="float">
            <text:p>0.391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644" calcext:value-type="float">
            <text:p>0.08644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7313" calcext:value-type="float">
            <text:p>0.07313</text:p>
          </table:table-cell>
          <table:table-cell office:value-type="float" office:value="0.04202" calcext:value-type="float">
            <text:p>0.04202</text:p>
          </table:table-cell>
          <table:table-cell office:value-type="float" office:value="0.14378" calcext:value-type="float">
            <text:p>0.14378</text:p>
          </table:table-cell>
          <table:table-cell office:value-type="float" office:value="0.35541" calcext:value-type="float">
            <text:p>0.355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918" calcext:value-type="float">
            <text:p>0.07918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13079" calcext:value-type="float">
            <text:p>0.13079</text:p>
          </table:table-cell>
          <table:table-cell office:value-type="float" office:value="0.32464" calcext:value-type="float">
            <text:p>0.32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292" calcext:value-type="float">
            <text:p>0.07292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6652" calcext:value-type="float">
            <text:p>0.06652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0.11853" calcext:value-type="float">
            <text:p>0.11853</text:p>
          </table:table-cell>
          <table:table-cell office:value-type="float" office:value="0.29879" calcext:value-type="float">
            <text:p>0.298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3096" calcext:value-type="float">
            <text:p>0.03096</text:p>
          </table:table-cell>
          <table:table-cell office:value-type="float" office:value="0.10834" calcext:value-type="float">
            <text:p>0.10834</text:p>
          </table:table-cell>
          <table:table-cell office:value-type="float" office:value="0.27651" calcext:value-type="float">
            <text:p>0.276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22" calcext:value-type="float">
            <text:p>0.06322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6099" calcext:value-type="float">
            <text:p>0.06099</text:p>
          </table:table-cell>
          <table:table-cell office:value-type="float" office:value="0.02861" calcext:value-type="float">
            <text:p>0.02861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25861" calcext:value-type="float">
            <text:p>0.258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037" calcext:value-type="float">
            <text:p>0.04037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4577" calcext:value-type="float">
            <text:p>0.04577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16309" calcext:value-type="float">
            <text:p>0.163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094" calcext:value-type="float">
            <text:p>0.03094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3711" calcext:value-type="float">
            <text:p>0.0371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12464" calcext:value-type="float">
            <text:p>0.124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43" calcext:value-type="float">
            <text:p>0.02543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3274" calcext:value-type="float">
            <text:p>0.03274</text:p>
          </table:table-cell>
          <table:table-cell office:value-type="float" office:value="0.10169" calcext:value-type="float">
            <text:p>0.101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242" calcext:value-type="float">
            <text:p>0.02242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8895" calcext:value-type="float">
            <text:p>0.088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969" calcext:value-type="float">
            <text:p>0.01969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2405" calcext:value-type="float">
            <text:p>0.02405</text:p>
          </table:table-cell>
          <table:table-cell office:value-type="float" office:value="0.07778" calcext:value-type="float">
            <text:p>0.077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1913" calcext:value-type="float">
            <text:p>0.01913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2116" calcext:value-type="float">
            <text:p>0.02116</text:p>
          </table:table-cell>
          <table:table-cell office:value-type="float" office:value="0.06621" calcext:value-type="float">
            <text:p>0.066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6114" calcext:value-type="float">
            <text:p>0.061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5628" calcext:value-type="float">
            <text:p>0.056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5258" calcext:value-type="float">
            <text:p>0.052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5001" calcext:value-type="float">
            <text:p>0.050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0" office:value-type="float" office:value="0.01223" calcext:value-type="float">
            <text:p>0.01223</text:p>
          </table:table-cell>
          <table:table-cell table:style-name="ce16" office:value-type="float" office:value="0.00099" calcext:value-type="float">
            <text:p>0.00099</text:p>
          </table:table-cell>
          <table:table-cell table:style-name="ce16" office:value-type="float" office:value="0.01431" calcext:value-type="float">
            <text:p>0.01431</text:p>
          </table:table-cell>
          <table:table-cell table:style-name="ce16" office:value-type="float" office:value="0.0054" calcext:value-type="float">
            <text:p>0.0054</text:p>
          </table:table-cell>
          <table:table-cell table:style-name="ce20" office:value-type="float" office:value="0.01448" calcext:value-type="float">
            <text:p>0.01448</text:p>
          </table:table-cell>
          <table:table-cell table:style-name="ce26" office:value-type="float" office:value="0.04741" calcext:value-type="float">
            <text:p>0.04741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1.68593" calcext:value-type="float">
            <text:p>1.68593</text:p>
          </table:table-cell>
          <table:table-cell table:style-name="ce17" office:value-type="float" office:value="0.38145" calcext:value-type="float">
            <text:p>0.38145</text:p>
          </table:table-cell>
          <table:table-cell table:style-name="ce17" office:value-type="float" office:value="1.22651" calcext:value-type="float">
            <text:p>1.22651</text:p>
          </table:table-cell>
          <table:table-cell table:style-name="ce17" office:value-type="float" office:value="0.93391" calcext:value-type="float">
            <text:p>0.93391</text:p>
          </table:table-cell>
          <table:table-cell table:style-name="ce21" office:value-type="float" office:value="2.49055" calcext:value-type="float">
            <text:p>2.49055</text:p>
          </table:table-cell>
          <table:table-cell table:style-name="ce27" office:value-type="float" office:value="6.71835" calcext:value-type="float">
            <text:p>6.71835</text:p>
          </table:table-cell>
        </table:table-row>
      </table:table>
      <table:table table:name="Pivot Table_s1040checkCoverage-corpus_all_tokenized_uk-paradigms.txt_1" table:style-name="ta1">
        <table:shapes>
          <draw:frame draw:z-index="0" draw:style-name="gr1" draw:text-style-name="P1" svg:width="159.99mm" svg:height="89.99mm" svg:x="1mm" svg:y="110.42m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4"/>
        <table:table-column table:style-name="co8" table:default-cell-style-name="ce29"/>
        <table:table-column table:style-name="co8" table:number-columns-repeated="3" table:default-cell-style-name="Pivot_20_Table_20_Value"/>
        <table:table-column table:style-name="co8" table:default-cell-style-name="ce36"/>
        <table:table-column table:style-name="co8" table:default-cell-style-name="ce40"/>
        <table:table-row table:style-name="ro1">
          <table:table-cell table:style-name="ce1" office:value-type="string" calcext:value-type="string">
            <text:p>Sum - addTypPC</text:p>
          </table:table-cell>
          <table:table-cell table:style-name="ce6" office:value-type="string" calcext:value-type="string">
            <text:p>corp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frqlim</text:p>
          </table:table-cell>
          <table:table-cell table:style-name="ce7" office:value-type="string" calcext:value-type="string">
            <text:p>all</text:p>
          </table:table-cell>
          <table:table-cell table:style-name="ce13" office:value-type="string" calcext:value-type="string">
            <text:p>fict</text:p>
          </table:table-cell>
          <table:table-cell table:style-name="ce13" office:value-type="string" calcext:value-type="string">
            <text:p>law</text:p>
          </table:table-cell>
          <table:table-cell table:style-name="ce13" office:value-type="string" calcext:value-type="string">
            <text:p>news</text:p>
          </table:table-cell>
          <table:table-cell table:style-name="ce13" office:value-type="string" calcext:value-type="string">
            <text:p>wiki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8" office:value-type="float" office:value="0.12469" calcext:value-type="float">
            <text:p>0.12469</text:p>
          </table:table-cell>
          <table:table-cell table:style-name="ce32" office:value-type="float" office:value="0.07411" calcext:value-type="float">
            <text:p>0.07411</text:p>
          </table:table-cell>
          <table:table-cell table:style-name="ce32" office:value-type="float" office:value="0.1484" calcext:value-type="float">
            <text:p>0.1484</text:p>
          </table:table-cell>
          <table:table-cell table:style-name="ce32" office:value-type="float" office:value="0.12954" calcext:value-type="float">
            <text:p>0.12954</text:p>
          </table:table-cell>
          <table:table-cell table:style-name="ce35" office:value-type="float" office:value="0.19856" calcext:value-type="float">
            <text:p>0.19856</text:p>
          </table:table-cell>
          <table:table-cell table:style-name="ce39" office:value-type="float" office:value="0.6753" calcext:value-type="float">
            <text:p>0.6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369" calcext:value-type="float">
            <text:p>0.18369</text:p>
          </table:table-cell>
          <table:table-cell office:value-type="float" office:value="0.08148" calcext:value-type="float">
            <text:p>0.08148</text:p>
          </table:table-cell>
          <table:table-cell office:value-type="float" office:value="0.15521" calcext:value-type="float">
            <text:p>0.15521</text:p>
          </table:table-cell>
          <table:table-cell office:value-type="float" office:value="0.15908" calcext:value-type="float">
            <text:p>0.15908</text:p>
          </table:table-cell>
          <table:table-cell office:value-type="float" office:value="0.32947" calcext:value-type="float">
            <text:p>0.32947</text:p>
          </table:table-cell>
          <table:table-cell office:value-type="float" office:value="0.90893" calcext:value-type="float">
            <text:p>0.90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732" calcext:value-type="float">
            <text:p>0.21732</text:p>
          </table:table-cell>
          <table:table-cell office:value-type="float" office:value="0.08436" calcext:value-type="float">
            <text:p>0.08436</text:p>
          </table:table-cell>
          <table:table-cell office:value-type="float" office:value="0.15553" calcext:value-type="float">
            <text:p>0.15553</text:p>
          </table:table-cell>
          <table:table-cell office:value-type="float" office:value="0.16545" calcext:value-type="float">
            <text:p>0.16545</text:p>
          </table:table-cell>
          <table:table-cell office:value-type="float" office:value="0.39709" calcext:value-type="float">
            <text:p>0.39709</text:p>
          </table:table-cell>
          <table:table-cell office:value-type="float" office:value="1.01975" calcext:value-type="float">
            <text:p>1.019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153" calcext:value-type="float">
            <text:p>0.24153</text:p>
          </table:table-cell>
          <table:table-cell office:value-type="float" office:value="0.08548" calcext:value-type="float">
            <text:p>0.08548</text:p>
          </table:table-cell>
          <table:table-cell office:value-type="float" office:value="0.15498" calcext:value-type="float">
            <text:p>0.15498</text:p>
          </table:table-cell>
          <table:table-cell office:value-type="float" office:value="0.16393" calcext:value-type="float">
            <text:p>0.16393</text:p>
          </table:table-cell>
          <table:table-cell office:value-type="float" office:value="0.44012" calcext:value-type="float">
            <text:p>0.44012</text:p>
          </table:table-cell>
          <table:table-cell office:value-type="float" office:value="1.08604" calcext:value-type="float">
            <text:p>1.086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822" calcext:value-type="float">
            <text:p>0.22822</text:p>
          </table:table-cell>
          <table:table-cell office:value-type="float" office:value="0.07371" calcext:value-type="float">
            <text:p>0.07371</text:p>
          </table:table-cell>
          <table:table-cell office:value-type="float" office:value="0.14514" calcext:value-type="float">
            <text:p>0.14514</text:p>
          </table:table-cell>
          <table:table-cell office:value-type="float" office:value="0.15052" calcext:value-type="float">
            <text:p>0.15052</text:p>
          </table:table-cell>
          <table:table-cell office:value-type="float" office:value="0.42899" calcext:value-type="float">
            <text:p>0.42899</text:p>
          </table:table-cell>
          <table:table-cell office:value-type="float" office:value="1.02658" calcext:value-type="float">
            <text:p>1.026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1853" calcext:value-type="float">
            <text:p>0.218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14071" calcext:value-type="float">
            <text:p>0.14071</text:p>
          </table:table-cell>
          <table:table-cell office:value-type="float" office:value="0.41783" calcext:value-type="float">
            <text:p>0.41783</text:p>
          </table:table-cell>
          <table:table-cell office:value-type="float" office:value="0.98555" calcext:value-type="float">
            <text:p>0.985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0986" calcext:value-type="float">
            <text:p>0.20986</text:p>
          </table:table-cell>
          <table:table-cell office:value-type="float" office:value="0.06297" calcext:value-type="float">
            <text:p>0.06297</text:p>
          </table:table-cell>
          <table:table-cell office:value-type="float" office:value="0.13362" calcext:value-type="float">
            <text:p>0.13362</text:p>
          </table:table-cell>
          <table:table-cell office:value-type="float" office:value="0.13258" calcext:value-type="float">
            <text:p>0.13258</text:p>
          </table:table-cell>
          <table:table-cell office:value-type="float" office:value="0.40777" calcext:value-type="float">
            <text:p>0.40777</text:p>
          </table:table-cell>
          <table:table-cell office:value-type="float" office:value="0.9468" calcext:value-type="float">
            <text:p>0.9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265" calcext:value-type="float">
            <text:p>0.20265</text:p>
          </table:table-cell>
          <table:table-cell office:value-type="float" office:value="0.06008" calcext:value-type="float">
            <text:p>0.06008</text:p>
          </table:table-cell>
          <table:table-cell office:value-type="float" office:value="0.12851" calcext:value-type="float">
            <text:p>0.12851</text:p>
          </table:table-cell>
          <table:table-cell office:value-type="float" office:value="0.12619" calcext:value-type="float">
            <text:p>0.12619</text:p>
          </table:table-cell>
          <table:table-cell office:value-type="float" office:value="0.39776" calcext:value-type="float">
            <text:p>0.39776</text:p>
          </table:table-cell>
          <table:table-cell office:value-type="float" office:value="0.91519" calcext:value-type="float">
            <text:p>0.915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6" calcext:value-type="float">
            <text:p>0.196</text:p>
          </table:table-cell>
          <table:table-cell office:value-type="float" office:value="0.05632" calcext:value-type="float">
            <text:p>0.05632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12051" calcext:value-type="float">
            <text:p>0.12051</text:p>
          </table:table-cell>
          <table:table-cell office:value-type="float" office:value="0.38813" calcext:value-type="float">
            <text:p>0.38813</text:p>
          </table:table-cell>
          <table:table-cell office:value-type="float" office:value="0.88516" calcext:value-type="float">
            <text:p>0.885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001" calcext:value-type="float">
            <text:p>0.19001</text:p>
          </table:table-cell>
          <table:table-cell office:value-type="float" office:value="0.05458" calcext:value-type="float">
            <text:p>0.05458</text:p>
          </table:table-cell>
          <table:table-cell office:value-type="float" office:value="0.12071" calcext:value-type="float">
            <text:p>0.12071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37827" calcext:value-type="float">
            <text:p>0.37827</text:p>
          </table:table-cell>
          <table:table-cell office:value-type="float" office:value="0.85907" calcext:value-type="float">
            <text:p>0.859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03943" calcext:value-type="float">
            <text:p>0.03943</text:p>
          </table:table-cell>
          <table:table-cell office:value-type="float" office:value="0.09755" calcext:value-type="float">
            <text:p>0.09755</text:p>
          </table:table-cell>
          <table:table-cell office:value-type="float" office:value="0.08603" calcext:value-type="float">
            <text:p>0.08603</text:p>
          </table:table-cell>
          <table:table-cell office:value-type="float" office:value="0.29731" calcext:value-type="float">
            <text:p>0.29731</text:p>
          </table:table-cell>
          <table:table-cell office:value-type="float" office:value="0.67202" calcext:value-type="float">
            <text:p>0.672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876" calcext:value-type="float">
            <text:p>0.12876</text:p>
          </table:table-cell>
          <table:table-cell office:value-type="float" office:value="0.03323" calcext:value-type="float">
            <text:p>0.03323</text:p>
          </table:table-cell>
          <table:table-cell office:value-type="float" office:value="0.08428" calcext:value-type="float">
            <text:p>0.08428</text:p>
          </table:table-cell>
          <table:table-cell office:value-type="float" office:value="0.07082" calcext:value-type="float">
            <text:p>0.07082</text:p>
          </table:table-cell>
          <table:table-cell office:value-type="float" office:value="0.24105" calcext:value-type="float">
            <text:p>0.24105</text:p>
          </table:table-cell>
          <table:table-cell office:value-type="float" office:value="0.55814" calcext:value-type="float">
            <text:p>0.558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1283" calcext:value-type="float">
            <text:p>0.11283</text:p>
          </table:table-cell>
          <table:table-cell office:value-type="float" office:value="0.02846" calcext:value-type="float">
            <text:p>0.02846</text:p>
          </table:table-cell>
          <table:table-cell office:value-type="float" office:value="0.07423" calcext:value-type="float">
            <text:p>0.07423</text:p>
          </table:table-cell>
          <table:table-cell office:value-type="float" office:value="0.06128" calcext:value-type="float">
            <text:p>0.06128</text:p>
          </table:table-cell>
          <table:table-cell office:value-type="float" office:value="0.20107" calcext:value-type="float">
            <text:p>0.20107</text:p>
          </table:table-cell>
          <table:table-cell office:value-type="float" office:value="0.47787" calcext:value-type="float">
            <text:p>0.477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0134" calcext:value-type="float">
            <text:p>0.10134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6807" calcext:value-type="float">
            <text:p>0.06807</text:p>
          </table:table-cell>
          <table:table-cell office:value-type="float" office:value="0.05387" calcext:value-type="float">
            <text:p>0.05387</text:p>
          </table:table-cell>
          <table:table-cell office:value-type="float" office:value="0.17264" calcext:value-type="float">
            <text:p>0.17264</text:p>
          </table:table-cell>
          <table:table-cell office:value-type="float" office:value="0.42228" calcext:value-type="float">
            <text:p>0.422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9127" calcext:value-type="float">
            <text:p>0.09127</text:p>
          </table:table-cell>
          <table:table-cell office:value-type="float" office:value="0.02493" calcext:value-type="float">
            <text:p>0.02493</text:p>
          </table:table-cell>
          <table:table-cell office:value-type="float" office:value="0.06097" calcext:value-type="float">
            <text:p>0.06097</text:p>
          </table:table-cell>
          <table:table-cell office:value-type="float" office:value="0.04848" calcext:value-type="float">
            <text:p>0.04848</text:p>
          </table:table-cell>
          <table:table-cell office:value-type="float" office:value="0.15046" calcext:value-type="float">
            <text:p>0.15046</text:p>
          </table:table-cell>
          <table:table-cell office:value-type="float" office:value="0.37611" calcext:value-type="float">
            <text:p>0.376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8266" calcext:value-type="float">
            <text:p>0.08266</text:p>
          </table:table-cell>
          <table:table-cell office:value-type="float" office:value="0.02306" calcext:value-type="float">
            <text:p>0.02306</text:p>
          </table:table-cell>
          <table:table-cell office:value-type="float" office:value="0.05149" calcext:value-type="float">
            <text:p>0.05149</text:p>
          </table:table-cell>
          <table:table-cell office:value-type="float" office:value="0.04434" calcext:value-type="float">
            <text:p>0.04434</text:p>
          </table:table-cell>
          <table:table-cell office:value-type="float" office:value="0.13489" calcext:value-type="float">
            <text:p>0.13489</text:p>
          </table:table-cell>
          <table:table-cell office:value-type="float" office:value="0.33644" calcext:value-type="float">
            <text:p>0.336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622" calcext:value-type="float">
            <text:p>0.07622</text:p>
          </table:table-cell>
          <table:table-cell office:value-type="float" office:value="0.02167" calcext:value-type="float">
            <text:p>0.02167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04092" calcext:value-type="float">
            <text:p>0.04092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30826" calcext:value-type="float">
            <text:p>0.308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083" calcext:value-type="float">
            <text:p>0.07083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4443" calcext:value-type="float">
            <text:p>0.04443</text:p>
          </table:table-cell>
          <table:table-cell office:value-type="float" office:value="0.03797" calcext:value-type="float">
            <text:p>0.03797</text:p>
          </table:table-cell>
          <table:table-cell office:value-type="float" office:value="0.11068" calcext:value-type="float">
            <text:p>0.11068</text:p>
          </table:table-cell>
          <table:table-cell office:value-type="float" office:value="0.28423" calcext:value-type="float">
            <text:p>0.284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605" calcext:value-type="float">
            <text:p>0.06605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0.04119" calcext:value-type="float">
            <text:p>0.04119</text:p>
          </table:table-cell>
          <table:table-cell office:value-type="float" office:value="0.03557" calcext:value-type="float">
            <text:p>0.03557</text:p>
          </table:table-cell>
          <table:table-cell office:value-type="float" office:value="0.10106" calcext:value-type="float">
            <text:p>0.10106</text:p>
          </table:table-cell>
          <table:table-cell office:value-type="float" office:value="0.26333" calcext:value-type="float">
            <text:p>0.26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3904" calcext:value-type="float">
            <text:p>0.03904</text:p>
          </table:table-cell>
          <table:table-cell office:value-type="float" office:value="0.03351" calcext:value-type="float">
            <text:p>0.03351</text:p>
          </table:table-cell>
          <table:table-cell office:value-type="float" office:value="0.09189" calcext:value-type="float">
            <text:p>0.09189</text:p>
          </table:table-cell>
          <table:table-cell office:value-type="float" office:value="0.2439" calcext:value-type="float">
            <text:p>0.24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0" office:value-type="float" office:value="0.0584" calcext:value-type="float">
            <text:p>0.0584</text:p>
          </table:table-cell>
          <table:table-cell table:style-name="ce33" office:value-type="float" office:value="0.01602" calcext:value-type="float">
            <text:p>0.01602</text:p>
          </table:table-cell>
          <table:table-cell table:style-name="ce33" office:value-type="float" office:value="0.03679" calcext:value-type="float">
            <text:p>0.03679</text:p>
          </table:table-cell>
          <table:table-cell table:style-name="ce33" office:value-type="float" office:value="0.03163" calcext:value-type="float">
            <text:p>0.03163</text:p>
          </table:table-cell>
          <table:table-cell table:style-name="ce37" office:value-type="float" office:value="0.08448" calcext:value-type="float">
            <text:p>0.08448</text:p>
          </table:table-cell>
          <table:table-cell table:style-name="ce41" office:value-type="float" office:value="0.22732" calcext:value-type="float">
            <text:p>0.22732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31" office:value-type="float" office:value="3.01442" calcext:value-type="float">
            <text:p>3.01442</text:p>
          </table:table-cell>
          <table:table-cell table:style-name="ce34" office:value-type="float" office:value="0.97263" calcext:value-type="float">
            <text:p>0.97263</text:p>
          </table:table-cell>
          <table:table-cell table:style-name="ce34" office:value-type="float" office:value="2.05144" calcext:value-type="float">
            <text:p>2.05144</text:p>
          </table:table-cell>
          <table:table-cell table:style-name="ce34" office:value-type="float" office:value="1.94843" calcext:value-type="float">
            <text:p>1.94843</text:p>
          </table:table-cell>
          <table:table-cell table:style-name="ce38" office:value-type="float" office:value="5.49135" calcext:value-type="float">
            <text:p>5.49135</text:p>
          </table:table-cell>
          <table:table-cell table:style-name="ce42" office:value-type="float" office:value="13.47827" calcext:value-type="float">
            <text:p>13.47827</text:p>
          </table:table-cell>
        </table:table-row>
      </table:table>
      <table:table table:name="s1040checkCoverage-corpus_all_tokenized_uk-paradigms-v01-header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%(f)s</text:p>
          </table:table-cell>
          <table:table-cell office:value-type="string" calcext:value-type="string">
            <text:p>%(IFrqThreshold)d</text:p>
          </table:table-cell>
          <table:table-cell office:value-type="string" calcext:value-type="string">
            <text:p>%(ITypesNotCovered)d</text:p>
          </table:table-cell>
          <table:table-cell office:value-type="string" calcext:value-type="string">
            <text:p>%(ITokensNotCovered)d</text:p>
          </table:table-cell>
          <table:table-cell office:value-type="string" calcext:value-type="string">
            <text:p>%(FPCNotCoveredTypes).5f</text:p>
          </table:table-cell>
          <table:table-cell office:value-type="string" calcext:value-type="string">
            <text:p>%(FPCNotCoveredTokens).5f</text:p>
          </table:table-cell>
          <table:table-cell office:value-type="string" calcext:value-type="string">
            <text:p>%(ICorpusLengthLoc)d</text:p>
          </table:table-cell>
          <table:table-cell office:value-type="string" calcext:value-type="string">
            <text:p>%(ICorpusTypesLoc)d</text:p>
          </table:table-cell>
          <table:table-cell office:value-type="string" calcext:value-type="string">
            <text:p>%(FlTypeTokenRatioLoc).5f</text:p>
          </table:table-cell>
          <table:table-cell office:value-type="string" calcext:value-type="string">
            <text:p>%(ITypesNotCovered2)d</text:p>
          </table:table-cell>
          <table:table-cell office:value-type="string" calcext:value-type="string">
            <text:p>%(ITokensNotCovered2)d</text:p>
          </table:table-cell>
          <table:table-cell office:value-type="string" calcext:value-type="string">
            <text:p>%(FPCNotCoveredTypes2).5f</text:p>
          </table:table-cell>
          <table:table-cell office:value-type="string" calcext:value-type="string">
            <text:p>%(FPCNotCoveredTokens2).5f</text:p>
          </table:table-cell>
          <table:table-cell office:value-type="string" calcext:value-type="string">
            <text:p>%(ITypesCovered2)d</text:p>
          </table:table-cell>
          <table:table-cell office:value-type="string" calcext:value-type="string">
            <text:p>%(ITokensCovered2)d</text:p>
          </table:table-cell>
          <table:table-cell office:value-type="string" calcext:value-type="string">
            <text:p>%(FPCCoveredTypes2).5f</text:p>
          </table:table-cell>
          <table:table-cell office:value-type="string" calcext:value-type="string">
            <text:p>%(FPCCoveredTokens2).5f</text:p>
          </table:table-cell>
          <table:table-cell office:value-type="string" calcext:value-type="string">
            <text:p>%(ITypesNotCovered3Par)d</text:p>
          </table:table-cell>
          <table:table-cell office:value-type="string" calcext:value-type="string">
            <text:p>%(ITokensNotCovered3Par)d</text:p>
          </table:table-cell>
          <table:table-cell office:value-type="string" calcext:value-type="string">
            <text:p>%(FPCNotCoveredTypes3Par).5f</text:p>
          </table:table-cell>
          <table:table-cell office:value-type="string" calcext:value-type="string">
            <text:p>%(FPCNotCoveredTokens3Par).5f</text:p>
          </table:table-cell>
        </table:table-row>
      </table:table>
      <table:table table:name="Sheet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s1040checkCoverage-corpus_all_tokenized_uk-paradigms.txt'.A2:'s1040checkCoverage-corpus_all_tokenized_uk-paradigms.txt'.U10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 Table_s1040checkCoverage-corpus_all_tokenized_uk-paradigms.txt_1'.A1:'Pivot Table_s1040checkCoverage-corpus_all_tokenized_uk-paradigms.txt_1'.G24" table:buttons="'Pivot Table_s1040checkCoverage-corpus_all_tokenized_uk-paradigms.txt_1'.A2 'Pivot Table_s1040checkCoverage-corpus_all_tokenized_uk-paradigms.txt_1'.B1" table:show-filter-button="false" table:drill-down-on-double-click="false">
          <table:source-cell-range table:cell-range-address="'s1040checkCoverage-corpus_all_tokenized_uk-paradigms.txt'.A1:'s1040checkCoverage-corpus_all_tokenized_uk-paradigms.txt'.U106"/>
          <table:data-pilot-field table:source-field-name="corp" table:orientation="column" table:used-hierarchy="0" table:function="auto">
            <table:data-pilot-level table:show-empty="false" calcext:repeat-item-labels="false">
              <table:data-pilot-members>
                <table:data-pilot-member table:name="all" table:display="true" table:show-details="true"/>
                <table:data-pilot-member table:name="fict" table:display="true" table:show-details="true"/>
                <table:data-pilot-member table:name="law" table:display="true" table:show-details="true"/>
                <table:data-pilot-member table:name="news" table:display="true" table:show-details="true"/>
                <table:data-pilot-member table:name="wik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qlim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70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110" table:display="true" table:show-details="true"/>
                <table:data-pilot-member table:name="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ddTypPC" table:orientation="data" table:used-hierarchy="0" table:function="sum">
            <table:data-pilot-level table:show-empty="false" calcext:repeat-item-labels="false">
              <table:data-pilot-members>
                <table:data-pilot-member table:name="0.01602" table:display="true" table:show-details="true"/>
                <table:data-pilot-member table:name="0.0176" table:display="true" table:show-details="true"/>
                <table:data-pilot-member table:name="0.01946" table:display="true" table:show-details="true"/>
                <table:data-pilot-member table:name="0.02032" table:display="true" table:show-details="true"/>
                <table:data-pilot-member table:name="0.02167" table:display="true" table:show-details="true"/>
                <table:data-pilot-member table:name="0.02306" table:display="true" table:show-details="true"/>
                <table:data-pilot-member table:name="0.02493" table:display="true" table:show-details="true"/>
                <table:data-pilot-member table:name="0.02636" table:display="true" table:show-details="true"/>
                <table:data-pilot-member table:name="0.02846" table:display="true" table:show-details="true"/>
                <table:data-pilot-member table:name="0.03163" table:display="true" table:show-details="true"/>
                <table:data-pilot-member table:name="0.03323" table:display="true" table:show-details="true"/>
                <table:data-pilot-member table:name="0.03351" table:display="true" table:show-details="true"/>
                <table:data-pilot-member table:name="0.03557" table:display="true" table:show-details="true"/>
                <table:data-pilot-member table:name="0.03679" table:display="true" table:show-details="true"/>
                <table:data-pilot-member table:name="0.03797" table:display="true" table:show-details="true"/>
                <table:data-pilot-member table:name="0.03904" table:display="true" table:show-details="true"/>
                <table:data-pilot-member table:name="0.03943" table:display="true" table:show-details="true"/>
                <table:data-pilot-member table:name="0.04092" table:display="true" table:show-details="true"/>
                <table:data-pilot-member table:name="0.04119" table:display="true" table:show-details="true"/>
                <table:data-pilot-member table:name="0.04434" table:display="true" table:show-details="true"/>
                <table:data-pilot-member table:name="0.04443" table:display="true" table:show-details="true"/>
                <table:data-pilot-member table:name="0.04762" table:display="true" table:show-details="true"/>
                <table:data-pilot-member table:name="0.04848" table:display="true" table:show-details="true"/>
                <table:data-pilot-member table:name="0.05149" table:display="true" table:show-details="true"/>
                <table:data-pilot-member table:name="0.05387" table:display="true" table:show-details="true"/>
                <table:data-pilot-member table:name="0.05458" table:display="true" table:show-details="true"/>
                <table:data-pilot-member table:name="0.05632" table:display="true" table:show-details="true"/>
                <table:data-pilot-member table:name="0.0584" table:display="true" table:show-details="true"/>
                <table:data-pilot-member table:name="0.06008" table:display="true" table:show-details="true"/>
                <table:data-pilot-member table:name="0.06097" table:display="true" table:show-details="true"/>
                <table:data-pilot-member table:name="0.06128" table:display="true" table:show-details="true"/>
                <table:data-pilot-member table:name="0.06186" table:display="true" table:show-details="true"/>
                <table:data-pilot-member table:name="0.06297" table:display="true" table:show-details="true"/>
                <table:data-pilot-member table:name="0.06605" table:display="true" table:show-details="true"/>
                <table:data-pilot-member table:name="0.06807" table:display="true" table:show-details="true"/>
                <table:data-pilot-member table:name="0.069" table:display="true" table:show-details="true"/>
                <table:data-pilot-member table:name="0.07082" table:display="true" table:show-details="true"/>
                <table:data-pilot-member table:name="0.07083" table:display="true" table:show-details="true"/>
                <table:data-pilot-member table:name="0.07371" table:display="true" table:show-details="true"/>
                <table:data-pilot-member table:name="0.07411" table:display="true" table:show-details="true"/>
                <table:data-pilot-member table:name="0.07423" table:display="true" table:show-details="true"/>
                <table:data-pilot-member table:name="0.07622" table:display="true" table:show-details="true"/>
                <table:data-pilot-member table:name="0.08148" table:display="true" table:show-details="true"/>
                <table:data-pilot-member table:name="0.08266" table:display="true" table:show-details="true"/>
                <table:data-pilot-member table:name="0.08428" table:display="true" table:show-details="true"/>
                <table:data-pilot-member table:name="0.08436" table:display="true" table:show-details="true"/>
                <table:data-pilot-member table:name="0.08448" table:display="true" table:show-details="true"/>
                <table:data-pilot-member table:name="0.08548" table:display="true" table:show-details="true"/>
                <table:data-pilot-member table:name="0.08603" table:display="true" table:show-details="true"/>
                <table:data-pilot-member table:name="0.09127" table:display="true" table:show-details="true"/>
                <table:data-pilot-member table:name="0.09189" table:display="true" table:show-details="true"/>
                <table:data-pilot-member table:name="0.09755" table:display="true" table:show-details="true"/>
                <table:data-pilot-member table:name="0.10106" table:display="true" table:show-details="true"/>
                <table:data-pilot-member table:name="0.10134" table:display="true" table:show-details="true"/>
                <table:data-pilot-member table:name="0.11068" table:display="true" table:show-details="true"/>
                <table:data-pilot-member table:name="0.11283" table:display="true" table:show-details="true"/>
                <table:data-pilot-member table:name="0.1155" table:display="true" table:show-details="true"/>
                <table:data-pilot-member table:name="0.12051" table:display="true" table:show-details="true"/>
                <table:data-pilot-member table:name="0.12071" table:display="true" table:show-details="true"/>
                <table:data-pilot-member table:name="0.12183" table:display="true" table:show-details="true"/>
                <table:data-pilot-member table:name="0.1242" table:display="true" table:show-details="true"/>
                <table:data-pilot-member table:name="0.12469" table:display="true" table:show-details="true"/>
                <table:data-pilot-member table:name="0.12619" table:display="true" table:show-details="true"/>
                <table:data-pilot-member table:name="0.12851" table:display="true" table:show-details="true"/>
                <table:data-pilot-member table:name="0.12876" table:display="true" table:show-details="true"/>
                <table:data-pilot-member table:name="0.12954" table:display="true" table:show-details="true"/>
                <table:data-pilot-member table:name="0.13258" table:display="true" table:show-details="true"/>
                <table:data-pilot-member table:name="0.13362" table:display="true" table:show-details="true"/>
                <table:data-pilot-member table:name="0.13489" table:display="true" table:show-details="true"/>
                <table:data-pilot-member table:name="0.13948" table:display="true" table:show-details="true"/>
                <table:data-pilot-member table:name="0.14071" table:display="true" table:show-details="true"/>
                <table:data-pilot-member table:name="0.14514" table:display="true" table:show-details="true"/>
                <table:data-pilot-member table:name="0.1484" table:display="true" table:show-details="true"/>
                <table:data-pilot-member table:name="0.15046" table:display="true" table:show-details="true"/>
                <table:data-pilot-member table:name="0.15052" table:display="true" table:show-details="true"/>
                <table:data-pilot-member table:name="0.1517" table:display="true" table:show-details="true"/>
                <table:data-pilot-member table:name="0.15498" table:display="true" table:show-details="true"/>
                <table:data-pilot-member table:name="0.15521" table:display="true" table:show-details="true"/>
                <table:data-pilot-member table:name="0.15553" table:display="true" table:show-details="true"/>
                <table:data-pilot-member table:name="0.15908" table:display="true" table:show-details="true"/>
                <table:data-pilot-member table:name="0.16393" table:display="true" table:show-details="true"/>
                <table:data-pilot-member table:name="0.16545" table:display="true" table:show-details="true"/>
                <table:data-pilot-member table:name="0.17264" table:display="true" table:show-details="true"/>
                <table:data-pilot-member table:name="0.18369" table:display="true" table:show-details="true"/>
                <table:data-pilot-member table:name="0.19001" table:display="true" table:show-details="true"/>
                <table:data-pilot-member table:name="0.196" table:display="true" table:show-details="true"/>
                <table:data-pilot-member table:name="0.19856" table:display="true" table:show-details="true"/>
                <table:data-pilot-member table:name="0.20107" table:display="true" table:show-details="true"/>
                <table:data-pilot-member table:name="0.20265" table:display="true" table:show-details="true"/>
                <table:data-pilot-member table:name="0.20986" table:display="true" table:show-details="true"/>
                <table:data-pilot-member table:name="0.21732" table:display="true" table:show-details="true"/>
                <table:data-pilot-member table:name="0.21853" table:display="true" table:show-details="true"/>
                <table:data-pilot-member table:name="0.22822" table:display="true" table:show-details="true"/>
                <table:data-pilot-member table:name="0.24105" table:display="true" table:show-details="true"/>
                <table:data-pilot-member table:name="0.24153" table:display="true" table:show-details="true"/>
                <table:data-pilot-member table:name="0.29731" table:display="true" table:show-details="true"/>
                <table:data-pilot-member table:name="0.32947" table:display="true" table:show-details="true"/>
                <table:data-pilot-member table:name="0.37827" table:display="true" table:show-details="true"/>
                <table:data-pilot-member table:name="0.38813" table:display="true" table:show-details="true"/>
                <table:data-pilot-member table:name="0.39709" table:display="true" table:show-details="true"/>
                <table:data-pilot-member table:name="0.39776" table:display="true" table:show-details="true"/>
                <table:data-pilot-member table:name="0.40777" table:display="true" table:show-details="true"/>
                <table:data-pilot-member table:name="0.41783" table:display="true" table:show-details="true"/>
                <table:data-pilot-member table:name="0.42899" table:display="true" table:show-details="true"/>
                <table:data-pilot-member table:name="0.440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1040checkCoverage-corpus_all_tokenized_uk-paradigms.txt_2'.A1:'Pivot Table_s1040checkCoverage-corpus_all_tokenized_uk-paradigms.txt_2'.G24" table:buttons="'Pivot Table_s1040checkCoverage-corpus_all_tokenized_uk-paradigms.txt_2'.A2 'Pivot Table_s1040checkCoverage-corpus_all_tokenized_uk-paradigms.txt_2'.B1" table:show-filter-button="false" table:drill-down-on-double-click="false">
          <table:source-cell-range table:cell-range-address="'s1040checkCoverage-corpus_all_tokenized_uk-paradigms.txt'.A1:'s1040checkCoverage-corpus_all_tokenized_uk-paradigms.txt'.U10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rp" table:orientation="column" table:used-hierarchy="0" table:function="auto">
            <table:data-pilot-level table:show-empty="false" calcext:repeat-item-labels="false">
              <table:data-pilot-members>
                <table:data-pilot-member table:name="all" table:display="true" table:show-details="true"/>
                <table:data-pilot-member table:name="fict" table:display="true" table:show-details="true"/>
                <table:data-pilot-member table:name="law" table:display="true" table:show-details="true"/>
                <table:data-pilot-member table:name="news" table:display="true" table:show-details="true"/>
                <table:data-pilot-member table:name="wik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qlim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70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110" table:display="true" table:show-details="true"/>
                <table:data-pilot-member table:name="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TypParPC" table:orientation="data" table:used-hierarchy="0" table:function="sum">
            <table:data-pilot-level table:show-empty="false" calcext:repeat-item-labels="false">
              <table:data-pilot-members>
                <table:data-pilot-member table:name="0.00083" table:display="true" table:show-details="true"/>
                <table:data-pilot-member table:name="0.00091" table:display="true" table:show-details="true"/>
                <table:data-pilot-member table:name="0.00098" table:display="true" table:show-details="true"/>
                <table:data-pilot-member table:name="0.00099" table:display="true" table:show-details="true"/>
                <table:data-pilot-member table:name="0.00103" table:display="true" table:show-details="true"/>
                <table:data-pilot-member table:name="0.00119" table:display="true" table:show-details="true"/>
                <table:data-pilot-member table:name="0.00139" table:display="true" table:show-details="true"/>
                <table:data-pilot-member table:name="0.00156" table:display="true" table:show-details="true"/>
                <table:data-pilot-member table:name="0.00184" table:display="true" table:show-details="true"/>
                <table:data-pilot-member table:name="0.00228" table:display="true" table:show-details="true"/>
                <table:data-pilot-member table:name="0.00317" table:display="true" table:show-details="true"/>
                <table:data-pilot-member table:name="0.0054" table:display="true" table:show-details="true"/>
                <table:data-pilot-member table:name="0.00571" table:display="true" table:show-details="true"/>
                <table:data-pilot-member table:name="0.00589" table:display="true" table:show-details="true"/>
                <table:data-pilot-member table:name="0.00608" table:display="true" table:show-details="true"/>
                <table:data-pilot-member table:name="0.00624" table:display="true" table:show-details="true"/>
                <table:data-pilot-member table:name="0.00654" table:display="true" table:show-details="true"/>
                <table:data-pilot-member table:name="0.00703" table:display="true" table:show-details="true"/>
                <table:data-pilot-member table:name="0.00726" table:display="true" table:show-details="true"/>
                <table:data-pilot-member table:name="0.00774" table:display="true" table:show-details="true"/>
                <table:data-pilot-member table:name="0.00813" table:display="true" table:show-details="true"/>
                <table:data-pilot-member table:name="0.00857" table:display="true" table:show-details="true"/>
                <table:data-pilot-member table:name="0.00957" table:display="true" table:show-details="true"/>
                <table:data-pilot-member table:name="0.01004" table:display="true" table:show-details="true"/>
                <table:data-pilot-member table:name="0.01099" table:display="true" table:show-details="true"/>
                <table:data-pilot-member table:name="0.01173" table:display="true" table:show-details="true"/>
                <table:data-pilot-member table:name="0.01223" table:display="true" table:show-details="true"/>
                <table:data-pilot-member table:name="0.01299" table:display="true" table:show-details="true"/>
                <table:data-pilot-member table:name="0.01333" table:display="true" table:show-details="true"/>
                <table:data-pilot-member table:name="0.01353" table:display="true" table:show-details="true"/>
                <table:data-pilot-member table:name="0.01431" table:display="true" table:show-details="true"/>
                <table:data-pilot-member table:name="0.01444" table:display="true" table:show-details="true"/>
                <table:data-pilot-member table:name="0.01448" table:display="true" table:show-details="true"/>
                <table:data-pilot-member table:name="0.01493" table:display="true" table:show-details="true"/>
                <table:data-pilot-member table:name="0.01547" table:display="true" table:show-details="true"/>
                <table:data-pilot-member table:name="0.01555" table:display="true" table:show-details="true"/>
                <table:data-pilot-member table:name="0.01601" table:display="true" table:show-details="true"/>
                <table:data-pilot-member table:name="0.01643" table:display="true" table:show-details="true"/>
                <table:data-pilot-member table:name="0.01667" table:display="true" table:show-details="true"/>
                <table:data-pilot-member table:name="0.01699" table:display="true" table:show-details="true"/>
                <table:data-pilot-member table:name="0.01729" table:display="true" table:show-details="true"/>
                <table:data-pilot-member table:name="0.01789" table:display="true" table:show-details="true"/>
                <table:data-pilot-member table:name="0.01805" table:display="true" table:show-details="true"/>
                <table:data-pilot-member table:name="0.01913" table:display="true" table:show-details="true"/>
                <table:data-pilot-member table:name="0.01948" table:display="true" table:show-details="true"/>
                <table:data-pilot-member table:name="0.01969" table:display="true" table:show-details="true"/>
                <table:data-pilot-member table:name="0.02116" table:display="true" table:show-details="true"/>
                <table:data-pilot-member table:name="0.02242" table:display="true" table:show-details="true"/>
                <table:data-pilot-member table:name="0.02405" table:display="true" table:show-details="true"/>
                <table:data-pilot-member table:name="0.02408" table:display="true" table:show-details="true"/>
                <table:data-pilot-member table:name="0.02543" table:display="true" table:show-details="true"/>
                <table:data-pilot-member table:name="0.0276" table:display="true" table:show-details="true"/>
                <table:data-pilot-member table:name="0.0278" table:display="true" table:show-details="true"/>
                <table:data-pilot-member table:name="0.02861" table:display="true" table:show-details="true"/>
                <table:data-pilot-member table:name="0.02977" table:display="true" table:show-details="true"/>
                <table:data-pilot-member table:name="0.03069" table:display="true" table:show-details="true"/>
                <table:data-pilot-member table:name="0.03094" table:display="true" table:show-details="true"/>
                <table:data-pilot-member table:name="0.03096" table:display="true" table:show-details="true"/>
                <table:data-pilot-member table:name="0.03274" table:display="true" table:show-details="true"/>
                <table:data-pilot-member table:name="0.03356" table:display="true" table:show-details="true"/>
                <table:data-pilot-member table:name="0.0371" table:display="true" table:show-details="true"/>
                <table:data-pilot-member table:name="0.03711" table:display="true" table:show-details="true"/>
                <table:data-pilot-member table:name="0.04037" table:display="true" table:show-details="true"/>
                <table:data-pilot-member table:name="0.04098" table:display="true" table:show-details="true"/>
                <table:data-pilot-member table:name="0.04202" table:display="true" table:show-details="true"/>
                <table:data-pilot-member table:name="0.04577" table:display="true" table:show-details="true"/>
                <table:data-pilot-member table:name="0.0482" table:display="true" table:show-details="true"/>
                <table:data-pilot-member table:name="0.05649" table:display="true" table:show-details="true"/>
                <table:data-pilot-member table:name="0.05769" table:display="true" table:show-details="true"/>
                <table:data-pilot-member table:name="0.06099" table:display="true" table:show-details="true"/>
                <table:data-pilot-member table:name="0.06322" table:display="true" table:show-details="true"/>
                <table:data-pilot-member table:name="0.0634" table:display="true" table:show-details="true"/>
                <table:data-pilot-member table:name="0.06652" table:display="true" table:show-details="true"/>
                <table:data-pilot-member table:name="0.06757" table:display="true" table:show-details="true"/>
                <table:data-pilot-member table:name="0.06944" table:display="true" table:show-details="true"/>
                <table:data-pilot-member table:name="0.07292" table:display="true" table:show-details="true"/>
                <table:data-pilot-member table:name="0.07313" table:display="true" table:show-details="true"/>
                <table:data-pilot-member table:name="0.07761" table:display="true" table:show-details="true"/>
                <table:data-pilot-member table:name="0.07918" table:display="true" table:show-details="true"/>
                <table:data-pilot-member table:name="0.08379" table:display="true" table:show-details="true"/>
                <table:data-pilot-member table:name="0.08644" table:display="true" table:show-details="true"/>
                <table:data-pilot-member table:name="0.08793" table:display="true" table:show-details="true"/>
                <table:data-pilot-member table:name="0.09021" table:display="true" table:show-details="true"/>
                <table:data-pilot-member table:name="0.09537" table:display="true" table:show-details="true"/>
                <table:data-pilot-member table:name="0.0999" table:display="true" table:show-details="true"/>
                <table:data-pilot-member table:name="0.10143" table:display="true" table:show-details="true"/>
                <table:data-pilot-member table:name="0.10834" table:display="true" table:show-details="true"/>
                <table:data-pilot-member table:name="0.10836" table:display="true" table:show-details="true"/>
                <table:data-pilot-member table:name="0.11853" table:display="true" table:show-details="true"/>
                <table:data-pilot-member table:name="0.13079" table:display="true" table:show-details="true"/>
                <table:data-pilot-member table:name="0.14058" table:display="true" table:show-details="true"/>
                <table:data-pilot-member table:name="0.14378" table:display="true" table:show-details="true"/>
                <table:data-pilot-member table:name="0.15257" table:display="true" table:show-details="true"/>
                <table:data-pilot-member table:name="0.15894" table:display="true" table:show-details="true"/>
                <table:data-pilot-member table:name="0.169" table:display="true" table:show-details="true"/>
                <table:data-pilot-member table:name="0.18" table:display="true" table:show-details="true"/>
                <table:data-pilot-member table:name="0.18023" table:display="true" table:show-details="true"/>
                <table:data-pilot-member table:name="0.22585" table:display="true" table:show-details="true"/>
                <table:data-pilot-member table:name="0.26352" table:display="true" table:show-details="true"/>
                <table:data-pilot-member table:name="0.26583" table:display="true" table:show-details="true"/>
                <table:data-pilot-member table:name="0.31702" table:display="true" table:show-details="true"/>
                <table:data-pilot-member table:name="0.38722" table:display="true" table:show-details="true"/>
                <table:data-pilot-member table:name="0.45577" table:display="true" table:show-details="true"/>
                <table:data-pilot-member table:name="0.609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5:11:57.343417565</meta:creation-date>
    <dc:date>2019-05-07T08:53:02.040045159</dc:date>
    <meta:editing-duration>P6DT21H35M35S</meta:editing-duration>
    <meta:editing-cycles>5</meta:editing-cycles>
    <meta:generator>LibreOffice/6.2.2.2$MacOSX_X86_64 LibreOffice_project/2b840030fec2aae0fd2658d8d4f9548af4e3518d</meta:generator>
    <meta:document-statistic meta:table-count="5" meta:cell-count="25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3.19cm" svg:y="2.747cm" style:legend-expansion="high" chart:style-name="ch2"/>
        <chart:plot-area chart:style-name="ch3" table:cell-range-address="PivotChart" chart:data-source-has-labels="column" svg:x="0.32cm" svg:y="0.18cm" svg:width="12.55cm" svg:height="7.74cm">
          <chartooo:coordinate-region svg:x="1.262cm" svg:y="0.372cm" svg:width="11.321cm" svg:height="6.91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line">
            <chart:data-point chart:repeated="21"/>
          </chart:series>
          <chart:series chart:style-name="ch8" chart:values-cell-range-address="PT@data 1" chart:label-cell-address="PT@label 1" chart:class="chart:line">
            <chart:data-point chart:repeated="21"/>
          </chart:series>
          <chart:series chart:style-name="ch9" chart:values-cell-range-address="PT@data 2" chart:label-cell-address="PT@label 2" chart:class="chart:line">
            <chart:data-point chart:repeated="21"/>
          </chart:series>
          <chart:series chart:style-name="ch10" chart:values-cell-range-address="PT@data 3" chart:label-cell-address="PT@label 3" chart:class="chart:line">
            <chart:data-point chart:repeated="21"/>
          </chart:series>
          <chart:series chart:style-name="ch11" chart:values-cell-range-address="PT@data 4" chart:label-cell-address="PT@label 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PT@label 0</svg:desc>
                </draw:g>
              </table:table-cell>
              <table:table-cell office:value-type="string">
                <text:p>fict</text:p>
                <draw:g>
                  <svg:desc>PT@label 1</svg:desc>
                </draw:g>
              </table:table-cell>
              <table:table-cell office:value-type="string">
                <text:p>law</text:p>
                <draw:g>
                  <svg:desc>PT@label 2</svg:desc>
                </draw:g>
              </table:table-cell>
              <table:table-cell office:value-type="string">
                <text:p>news</text:p>
                <draw:g>
                  <svg:desc>PT@label 3</svg:desc>
                </draw:g>
              </table:table-cell>
              <table:table-cell office:value-type="string">
                <text:p>wiki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12469">
                <text:p>0.12469</text:p>
                <draw:g>
                  <svg:desc>PT@data 0</svg:desc>
                </draw:g>
              </table:table-cell>
              <table:table-cell office:value-type="float" office:value="0.07411">
                <text:p>0.07411</text:p>
                <draw:g>
                  <svg:desc>PT@data 1</svg:desc>
                </draw:g>
              </table:table-cell>
              <table:table-cell office:value-type="float" office:value="0.1484">
                <text:p>0.1484</text:p>
                <draw:g>
                  <svg:desc>PT@data 2</svg:desc>
                </draw:g>
              </table:table-cell>
              <table:table-cell office:value-type="float" office:value="0.12954">
                <text:p>0.12954</text:p>
                <draw:g>
                  <svg:desc>PT@data 3</svg:desc>
                </draw:g>
              </table:table-cell>
              <table:table-cell office:value-type="float" office:value="0.19856">
                <text:p>0.19856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369">
                <text:p>0.18369</text:p>
              </table:table-cell>
              <table:table-cell office:value-type="float" office:value="0.08148">
                <text:p>0.08148</text:p>
              </table:table-cell>
              <table:table-cell office:value-type="float" office:value="0.15521">
                <text:p>0.15521</text:p>
              </table:table-cell>
              <table:table-cell office:value-type="float" office:value="0.15908">
                <text:p>0.15908</text:p>
              </table:table-cell>
              <table:table-cell office:value-type="float" office:value="0.32947">
                <text:p>0.32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732">
                <text:p>0.21732</text:p>
              </table:table-cell>
              <table:table-cell office:value-type="float" office:value="0.08436">
                <text:p>0.08436</text:p>
              </table:table-cell>
              <table:table-cell office:value-type="float" office:value="0.15553">
                <text:p>0.15553</text:p>
              </table:table-cell>
              <table:table-cell office:value-type="float" office:value="0.16545">
                <text:p>0.16545</text:p>
              </table:table-cell>
              <table:table-cell office:value-type="float" office:value="0.39709">
                <text:p>0.39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153">
                <text:p>0.24153</text:p>
              </table:table-cell>
              <table:table-cell office:value-type="float" office:value="0.08548">
                <text:p>0.08548</text:p>
              </table:table-cell>
              <table:table-cell office:value-type="float" office:value="0.15498">
                <text:p>0.15498</text:p>
              </table:table-cell>
              <table:table-cell office:value-type="float" office:value="0.16393">
                <text:p>0.16393</text:p>
              </table:table-cell>
              <table:table-cell office:value-type="float" office:value="0.44012">
                <text:p>0.44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822">
                <text:p>0.22822</text:p>
              </table:table-cell>
              <table:table-cell office:value-type="float" office:value="0.07371">
                <text:p>0.07371</text:p>
              </table:table-cell>
              <table:table-cell office:value-type="float" office:value="0.14514">
                <text:p>0.14514</text:p>
              </table:table-cell>
              <table:table-cell office:value-type="float" office:value="0.15052">
                <text:p>0.15052</text:p>
              </table:table-cell>
              <table:table-cell office:value-type="float" office:value="0.42899">
                <text:p>0.42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853">
                <text:p>0.21853</text:p>
              </table:table-cell>
              <table:table-cell office:value-type="float" office:value="0.069">
                <text:p>0.069</text:p>
              </table:table-cell>
              <table:table-cell office:value-type="float" office:value="0.13948">
                <text:p>0.13948</text:p>
              </table:table-cell>
              <table:table-cell office:value-type="float" office:value="0.14071">
                <text:p>0.14071</text:p>
              </table:table-cell>
              <table:table-cell office:value-type="float" office:value="0.41783">
                <text:p>0.41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986">
                <text:p>0.20986</text:p>
              </table:table-cell>
              <table:table-cell office:value-type="float" office:value="0.06297">
                <text:p>0.06297</text:p>
              </table:table-cell>
              <table:table-cell office:value-type="float" office:value="0.13362">
                <text:p>0.13362</text:p>
              </table:table-cell>
              <table:table-cell office:value-type="float" office:value="0.13258">
                <text:p>0.13258</text:p>
              </table:table-cell>
              <table:table-cell office:value-type="float" office:value="0.40777">
                <text:p>0.40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265">
                <text:p>0.20265</text:p>
              </table:table-cell>
              <table:table-cell office:value-type="float" office:value="0.06008">
                <text:p>0.06008</text:p>
              </table:table-cell>
              <table:table-cell office:value-type="float" office:value="0.12851">
                <text:p>0.12851</text:p>
              </table:table-cell>
              <table:table-cell office:value-type="float" office:value="0.12619">
                <text:p>0.12619</text:p>
              </table:table-cell>
              <table:table-cell office:value-type="float" office:value="0.39776">
                <text:p>0.39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6">
                <text:p>0.196</text:p>
              </table:table-cell>
              <table:table-cell office:value-type="float" office:value="0.05632">
                <text:p>0.05632</text:p>
              </table:table-cell>
              <table:table-cell office:value-type="float" office:value="0.1242">
                <text:p>0.1242</text:p>
              </table:table-cell>
              <table:table-cell office:value-type="float" office:value="0.12051">
                <text:p>0.12051</text:p>
              </table:table-cell>
              <table:table-cell office:value-type="float" office:value="0.38813">
                <text:p>0.38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001">
                <text:p>0.19001</text:p>
              </table:table-cell>
              <table:table-cell office:value-type="float" office:value="0.05458">
                <text:p>0.05458</text:p>
              </table:table-cell>
              <table:table-cell office:value-type="float" office:value="0.12071">
                <text:p>0.12071</text:p>
              </table:table-cell>
              <table:table-cell office:value-type="float" office:value="0.1155">
                <text:p>0.1155</text:p>
              </table:table-cell>
              <table:table-cell office:value-type="float" office:value="0.37827">
                <text:p>0.37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17">
                <text:p>0.1517</text:p>
              </table:table-cell>
              <table:table-cell office:value-type="float" office:value="0.03943">
                <text:p>0.03943</text:p>
              </table:table-cell>
              <table:table-cell office:value-type="float" office:value="0.09755">
                <text:p>0.09755</text:p>
              </table:table-cell>
              <table:table-cell office:value-type="float" office:value="0.08603">
                <text:p>0.08603</text:p>
              </table:table-cell>
              <table:table-cell office:value-type="float" office:value="0.29731">
                <text:p>0.297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876">
                <text:p>0.12876</text:p>
              </table:table-cell>
              <table:table-cell office:value-type="float" office:value="0.03323">
                <text:p>0.03323</text:p>
              </table:table-cell>
              <table:table-cell office:value-type="float" office:value="0.08428">
                <text:p>0.08428</text:p>
              </table:table-cell>
              <table:table-cell office:value-type="float" office:value="0.07082">
                <text:p>0.07082</text:p>
              </table:table-cell>
              <table:table-cell office:value-type="float" office:value="0.24105">
                <text:p>0.24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283">
                <text:p>0.11283</text:p>
              </table:table-cell>
              <table:table-cell office:value-type="float" office:value="0.02846">
                <text:p>0.02846</text:p>
              </table:table-cell>
              <table:table-cell office:value-type="float" office:value="0.07423">
                <text:p>0.07423</text:p>
              </table:table-cell>
              <table:table-cell office:value-type="float" office:value="0.06128">
                <text:p>0.06128</text:p>
              </table:table-cell>
              <table:table-cell office:value-type="float" office:value="0.20107">
                <text:p>0.201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134">
                <text:p>0.10134</text:p>
              </table:table-cell>
              <table:table-cell office:value-type="float" office:value="0.02636">
                <text:p>0.02636</text:p>
              </table:table-cell>
              <table:table-cell office:value-type="float" office:value="0.06807">
                <text:p>0.06807</text:p>
              </table:table-cell>
              <table:table-cell office:value-type="float" office:value="0.05387">
                <text:p>0.05387</text:p>
              </table:table-cell>
              <table:table-cell office:value-type="float" office:value="0.17264">
                <text:p>0.172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127">
                <text:p>0.09127</text:p>
              </table:table-cell>
              <table:table-cell office:value-type="float" office:value="0.02493">
                <text:p>0.02493</text:p>
              </table:table-cell>
              <table:table-cell office:value-type="float" office:value="0.06097">
                <text:p>0.06097</text:p>
              </table:table-cell>
              <table:table-cell office:value-type="float" office:value="0.04848">
                <text:p>0.04848</text:p>
              </table:table-cell>
              <table:table-cell office:value-type="float" office:value="0.15046">
                <text:p>0.150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266">
                <text:p>0.08266</text:p>
              </table:table-cell>
              <table:table-cell office:value-type="float" office:value="0.02306">
                <text:p>0.02306</text:p>
              </table:table-cell>
              <table:table-cell office:value-type="float" office:value="0.05149">
                <text:p>0.05149</text:p>
              </table:table-cell>
              <table:table-cell office:value-type="float" office:value="0.04434">
                <text:p>0.04434</text:p>
              </table:table-cell>
              <table:table-cell office:value-type="float" office:value="0.13489">
                <text:p>0.134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622">
                <text:p>0.07622</text:p>
              </table:table-cell>
              <table:table-cell office:value-type="float" office:value="0.02167">
                <text:p>0.02167</text:p>
              </table:table-cell>
              <table:table-cell office:value-type="float" office:value="0.04762">
                <text:p>0.04762</text:p>
              </table:table-cell>
              <table:table-cell office:value-type="float" office:value="0.04092">
                <text:p>0.04092</text:p>
              </table:table-cell>
              <table:table-cell office:value-type="float" office:value="0.12183">
                <text:p>0.121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083">
                <text:p>0.07083</text:p>
              </table:table-cell>
              <table:table-cell office:value-type="float" office:value="0.02032">
                <text:p>0.02032</text:p>
              </table:table-cell>
              <table:table-cell office:value-type="float" office:value="0.04443">
                <text:p>0.04443</text:p>
              </table:table-cell>
              <table:table-cell office:value-type="float" office:value="0.03797">
                <text:p>0.03797</text:p>
              </table:table-cell>
              <table:table-cell office:value-type="float" office:value="0.11068">
                <text:p>0.110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605">
                <text:p>0.06605</text:p>
              </table:table-cell>
              <table:table-cell office:value-type="float" office:value="0.01946">
                <text:p>0.01946</text:p>
              </table:table-cell>
              <table:table-cell office:value-type="float" office:value="0.04119">
                <text:p>0.04119</text:p>
              </table:table-cell>
              <table:table-cell office:value-type="float" office:value="0.03557">
                <text:p>0.03557</text:p>
              </table:table-cell>
              <table:table-cell office:value-type="float" office:value="0.10106">
                <text:p>0.101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186">
                <text:p>0.06186</text:p>
              </table:table-cell>
              <table:table-cell office:value-type="float" office:value="0.0176">
                <text:p>0.0176</text:p>
              </table:table-cell>
              <table:table-cell office:value-type="float" office:value="0.03904">
                <text:p>0.03904</text:p>
              </table:table-cell>
              <table:table-cell office:value-type="float" office:value="0.03351">
                <text:p>0.03351</text:p>
              </table:table-cell>
              <table:table-cell office:value-type="float" office:value="0.09189">
                <text:p>0.091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84">
                <text:p>0.0584</text:p>
              </table:table-cell>
              <table:table-cell office:value-type="float" office:value="0.01602">
                <text:p>0.01602</text:p>
              </table:table-cell>
              <table:table-cell office:value-type="float" office:value="0.03679">
                <text:p>0.03679</text:p>
              </table:table-cell>
              <table:table-cell office:value-type="float" office:value="0.03163">
                <text:p>0.03163</text:p>
              </table:table-cell>
              <table:table-cell office:value-type="float" office:value="0.08448">
                <text:p>0.08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MacOSX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